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24.00pt" fo:font-weight="bold" fo:font-family="Verdana" style:font-family-asian="Verdana" style:font-family-complex="Verdana" fo:background-color="transparent" style:use-window-font-color="true"/>
    </style:style>
    <style:style style:name="T2" style:family="text">
      <style:text-properties fo:font-size="13.50pt" fo:font-weight="bold" fo:font-family="Verdana" style:font-family-asian="Verdana" style:font-family-complex="Verdana" fo:background-color="transparent" style:use-window-font-color="true"/>
    </style:style>
    <style:style style:name="T3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4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5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6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7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8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9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10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11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12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13" style:family="text">
      <style:text-properties fo:font-size="13.50pt" fo:font-weight="bold" fo:font-family="Verdana" style:font-family-asian="Verdana" style:font-family-complex="Verdana" fo:background-color="transparent" style:use-window-font-color="true"/>
    </style:style>
    <style:style style:name="T14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15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16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17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18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19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20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1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22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23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24" style:family="text">
      <style:text-properties fo:font-size="13.50pt" fo:font-weight="bold" fo:font-family="Verdana" style:font-family-asian="Verdana" style:font-family-complex="Verdana" fo:background-color="transparent" style:use-window-font-color="true"/>
    </style:style>
    <style:style style:name="T25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26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27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28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9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30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31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2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33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34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35" style:family="text">
      <style:text-properties fo:font-size="13.50pt" fo:font-weight="bold" fo:font-family="Verdana" style:font-family-asian="Verdana" style:font-family-complex="Verdana" fo:background-color="transparent" style:use-window-font-color="true"/>
    </style:style>
    <style:style style:name="T36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37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38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39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0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41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42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3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44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45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46" style:family="text">
      <style:text-properties fo:font-size="13.50pt" fo:font-weight="bold" fo:font-family="Verdana" style:font-family-asian="Verdana" style:font-family-complex="Verdana" fo:background-color="transparent" style:use-window-font-color="true"/>
    </style:style>
    <style:style style:name="T47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48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49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50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51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52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53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54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55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56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57" style:family="text">
      <style:text-properties fo:font-size="13.50pt" fo:font-weight="bold" fo:font-family="Verdana" style:font-family-asian="Verdana" style:font-family-complex="Verdana" fo:background-color="transparent" style:use-window-font-color="true"/>
    </style:style>
    <style:style style:name="T58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59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60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61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62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63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64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65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66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67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68" style:family="text">
      <style:text-properties fo:font-size="13.50pt" fo:font-weight="bold" fo:font-family="Verdana" style:font-family-asian="Verdana" style:font-family-complex="Verdana" fo:background-color="transparent" style:use-window-font-color="true"/>
    </style:style>
    <style:style style:name="T69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70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71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72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73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74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75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76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77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78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79" style:family="text">
      <style:text-properties fo:font-size="13.50pt" fo:font-weight="bold" fo:font-family="Verdana" style:font-family-asian="Verdana" style:font-family-complex="Verdana" fo:background-color="transparent" style:use-window-font-color="true"/>
    </style:style>
    <style:style style:name="T80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81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82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83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84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85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86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87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88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89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90" style:family="text">
      <style:text-properties fo:font-size="13.50pt" fo:font-weight="bold" fo:font-family="Verdana" style:font-family-asian="Verdana" style:font-family-complex="Verdana" fo:background-color="transparent" style:use-window-font-color="true"/>
    </style:style>
    <style:style style:name="T91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92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93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94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95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96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97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98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99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100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101" style:family="text">
      <style:text-properties fo:font-size="13.50pt" fo:font-weight="bold" fo:font-family="Verdana" style:font-family-asian="Verdana" style:font-family-complex="Verdana" fo:background-color="transparent" style:use-window-font-color="true"/>
    </style:style>
    <style:style style:name="T102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103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104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105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106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107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108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109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110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111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112" style:family="text">
      <style:text-properties fo:font-size="13.50pt" fo:font-weight="bold" fo:font-family="Verdana" style:font-family-asian="Verdana" style:font-family-complex="Verdana" fo:background-color="transparent" style:use-window-font-color="true"/>
    </style:style>
    <style:style style:name="T113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114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115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116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117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118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119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120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121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122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123" style:family="text">
      <style:text-properties fo:font-size="13.50pt" fo:font-weight="bold" fo:font-family="Verdana" style:font-family-asian="Verdana" style:font-family-complex="Verdana" fo:background-color="transparent" style:use-window-font-color="true"/>
    </style:style>
    <style:style style:name="T124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125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126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127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128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129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130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131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132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133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134" style:family="text">
      <style:text-properties fo:font-size="13.50pt" fo:font-weight="bold" fo:font-family="Verdana" style:font-family-asian="Verdana" style:font-family-complex="Verdana" fo:background-color="transparent" style:use-window-font-color="true"/>
    </style:style>
    <style:style style:name="T135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136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137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138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139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140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141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142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143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144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145" style:family="text">
      <style:text-properties fo:font-size="13.50pt" fo:font-weight="bold" fo:font-family="Verdana" style:font-family-asian="Verdana" style:font-family-complex="Verdana" fo:background-color="transparent" style:use-window-font-color="true"/>
    </style:style>
    <style:style style:name="T146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147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148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149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150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151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152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153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154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155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156" style:family="text">
      <style:text-properties fo:font-size="13.50pt" fo:font-weight="bold" fo:font-family="Verdana" style:font-family-asian="Verdana" style:font-family-complex="Verdana" fo:background-color="transparent" style:use-window-font-color="true"/>
    </style:style>
    <style:style style:name="T157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158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159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160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161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162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163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164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165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166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167" style:family="text">
      <style:text-properties fo:font-size="13.50pt" fo:font-weight="bold" fo:font-family="Verdana" style:font-family-asian="Verdana" style:font-family-complex="Verdana" fo:background-color="transparent" style:use-window-font-color="true"/>
    </style:style>
    <style:style style:name="T168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169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170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171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172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173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174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175" style:family="text">
      <style:text-properties fo:font-size="10.00pt" fo:font-weight="normal" style:text-underline-mode="continuous" style:text-underline-type="single" style:text-underline-style="solid" style:text-underline-width="normal" fo:font-family="'Courier New'" style:font-family-asian="'Courier New'" style:font-family-complex="'Courier New'" fo:background-color="transparent" fo:color="#0000ff"/>
    </style:style>
    <style:style style:name="T176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177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178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179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180" style:family="text">
      <style:text-properties fo:font-size="13.50pt" fo:font-weight="bold" fo:font-family="Verdana" style:font-family-asian="Verdana" style:font-family-complex="Verdana" fo:background-color="transparent" style:use-window-font-color="true"/>
    </style:style>
    <style:style style:name="T181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182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183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184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185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186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187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188" style:family="text">
      <style:text-properties fo:font-size="10.00pt" fo:font-weight="normal" style:text-underline-mode="continuous" style:text-underline-type="single" style:text-underline-style="solid" style:text-underline-width="normal" fo:font-family="'Courier New'" style:font-family-asian="'Courier New'" style:font-family-complex="'Courier New'" fo:background-color="transparent" fo:color="#0000ff"/>
    </style:style>
    <style:style style:name="T189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190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191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192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193" style:family="text">
      <style:text-properties fo:font-size="13.50pt" fo:font-weight="bold" fo:font-family="Verdana" style:font-family-asian="Verdana" style:font-family-complex="Verdana" fo:background-color="transparent" style:use-window-font-color="true"/>
    </style:style>
    <style:style style:name="T194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195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196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197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198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199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200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01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202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203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204" style:family="text">
      <style:text-properties fo:font-size="13.50pt" fo:font-weight="bold" fo:font-family="Verdana" style:font-family-asian="Verdana" style:font-family-complex="Verdana" fo:background-color="transparent" style:use-window-font-color="true"/>
    </style:style>
    <style:style style:name="T205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206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207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208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09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210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211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12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213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214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215" style:family="text">
      <style:text-properties fo:font-size="13.50pt" fo:font-weight="bold" fo:font-family="Verdana" style:font-family-asian="Verdana" style:font-family-complex="Verdana" fo:background-color="transparent" style:use-window-font-color="true"/>
    </style:style>
    <style:style style:name="T216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217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218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219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20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221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222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23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224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225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26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227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228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29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230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231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232" style:family="text">
      <style:text-properties fo:font-size="13.50pt" fo:font-weight="bold" fo:font-family="Verdana" style:font-family-asian="Verdana" style:font-family-complex="Verdana" fo:background-color="transparent" style:use-window-font-color="true"/>
    </style:style>
    <style:style style:name="T233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234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235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236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37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238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239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40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241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242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43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244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245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46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247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248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249" style:family="text">
      <style:text-properties fo:font-size="13.50pt" fo:font-weight="bold" fo:font-family="Verdana" style:font-family-asian="Verdana" style:font-family-complex="Verdana" fo:background-color="transparent" style:use-window-font-color="true"/>
    </style:style>
    <style:style style:name="T250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251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252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253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54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255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256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57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258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259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260" style:family="text">
      <style:text-properties fo:font-size="13.50pt" fo:font-weight="bold" fo:font-family="Verdana" style:font-family-asian="Verdana" style:font-family-complex="Verdana" fo:background-color="transparent" style:use-window-font-color="true"/>
    </style:style>
    <style:style style:name="T261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262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263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264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65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266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267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68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269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270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271" style:family="text">
      <style:text-properties fo:font-size="13.50pt" fo:font-weight="bold" fo:font-family="Verdana" style:font-family-asian="Verdana" style:font-family-complex="Verdana" fo:background-color="transparent" style:use-window-font-color="true"/>
    </style:style>
    <style:style style:name="T272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273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274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275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76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277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278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79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280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281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282" style:family="text">
      <style:text-properties fo:font-size="13.50pt" fo:font-weight="bold" fo:font-family="Verdana" style:font-family-asian="Verdana" style:font-family-complex="Verdana" fo:background-color="transparent" style:use-window-font-color="true"/>
    </style:style>
    <style:style style:name="T283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284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285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286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87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288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289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90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291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292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293" style:family="text">
      <style:text-properties fo:font-size="13.50pt" fo:font-weight="bold" fo:font-family="Verdana" style:font-family-asian="Verdana" style:font-family-complex="Verdana" fo:background-color="transparent" style:use-window-font-color="true"/>
    </style:style>
    <style:style style:name="T294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295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296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297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98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299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300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01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302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303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304" style:family="text">
      <style:text-properties fo:font-size="13.50pt" fo:font-weight="bold" fo:font-family="Verdana" style:font-family-asian="Verdana" style:font-family-complex="Verdana" fo:background-color="transparent" style:use-window-font-color="true"/>
    </style:style>
    <style:style style:name="T305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306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307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308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09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310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311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12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313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314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315" style:family="text">
      <style:text-properties fo:font-size="13.50pt" fo:font-weight="bold" fo:font-family="Verdana" style:font-family-asian="Verdana" style:font-family-complex="Verdana" fo:background-color="transparent" style:use-window-font-color="true"/>
    </style:style>
    <style:style style:name="T316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317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318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319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20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321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322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23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324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325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326" style:family="text">
      <style:text-properties fo:font-size="13.50pt" fo:font-weight="bold" fo:font-family="Verdana" style:font-family-asian="Verdana" style:font-family-complex="Verdana" fo:background-color="transparent" style:use-window-font-color="true"/>
    </style:style>
    <style:style style:name="T327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328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329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330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31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332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333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34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335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336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337" style:family="text">
      <style:text-properties fo:font-size="13.50pt" fo:font-weight="bold" fo:font-family="Verdana" style:font-family-asian="Verdana" style:font-family-complex="Verdana" fo:background-color="transparent" style:use-window-font-color="true"/>
    </style:style>
    <style:style style:name="T338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339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340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341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42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343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344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45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346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347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348" style:family="text">
      <style:text-properties fo:font-size="13.50pt" fo:font-weight="bold" fo:font-family="Verdana" style:font-family-asian="Verdana" style:font-family-complex="Verdana" fo:background-color="transparent" style:use-window-font-color="true"/>
    </style:style>
    <style:style style:name="T349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350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351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352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53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354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355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56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357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358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359" style:family="text">
      <style:text-properties fo:font-size="13.50pt" fo:font-weight="bold" fo:font-family="Verdana" style:font-family-asian="Verdana" style:font-family-complex="Verdana" fo:background-color="transparent" style:use-window-font-color="true"/>
    </style:style>
    <style:style style:name="T360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361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362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363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64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365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366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67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368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369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370" style:family="text">
      <style:text-properties fo:font-size="13.50pt" fo:font-weight="bold" fo:font-family="Verdana" style:font-family-asian="Verdana" style:font-family-complex="Verdana" fo:background-color="transparent" style:use-window-font-color="true"/>
    </style:style>
    <style:style style:name="T371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372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373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374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75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376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377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78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379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380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381" style:family="text">
      <style:text-properties fo:font-size="13.50pt" fo:font-weight="bold" fo:font-family="Verdana" style:font-family-asian="Verdana" style:font-family-complex="Verdana" fo:background-color="transparent" style:use-window-font-color="true"/>
    </style:style>
    <style:style style:name="T382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383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384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385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86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387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388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89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390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391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92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393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394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395" style:family="text">
      <style:text-properties fo:font-size="13.50pt" fo:font-weight="bold" fo:font-family="Verdana" style:font-family-asian="Verdana" style:font-family-complex="Verdana" fo:background-color="transparent" style:use-window-font-color="true"/>
    </style:style>
    <style:style style:name="T396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397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398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399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00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401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402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03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404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405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406" style:family="text">
      <style:text-properties fo:font-size="13.50pt" fo:font-weight="bold" fo:font-family="Verdana" style:font-family-asian="Verdana" style:font-family-complex="Verdana" fo:background-color="transparent" style:use-window-font-color="true"/>
    </style:style>
    <style:style style:name="T407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408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409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410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11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412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413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14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415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416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417" style:family="text">
      <style:text-properties fo:font-size="13.50pt" fo:font-weight="bold" fo:font-family="Verdana" style:font-family-asian="Verdana" style:font-family-complex="Verdana" fo:background-color="transparent" style:use-window-font-color="true"/>
    </style:style>
    <style:style style:name="T418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419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420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421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22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423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424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25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426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427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428" style:family="text">
      <style:text-properties fo:font-size="13.50pt" fo:font-weight="bold" fo:font-family="Verdana" style:font-family-asian="Verdana" style:font-family-complex="Verdana" fo:background-color="transparent" style:use-window-font-color="true"/>
    </style:style>
    <style:style style:name="T429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430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431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432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33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434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435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36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437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438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439" style:family="text">
      <style:text-properties fo:font-size="13.50pt" fo:font-weight="bold" fo:font-family="Verdana" style:font-family-asian="Verdana" style:font-family-complex="Verdana" fo:background-color="transparent" style:use-window-font-color="true"/>
    </style:style>
    <style:style style:name="T440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441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442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443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44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445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446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47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448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449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450" style:family="text">
      <style:text-properties fo:font-size="13.50pt" fo:font-weight="bold" fo:font-family="Verdana" style:font-family-asian="Verdana" style:font-family-complex="Verdana" fo:background-color="transparent" style:use-window-font-color="true"/>
    </style:style>
    <style:style style:name="T451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452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453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454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55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456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457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58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459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460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461" style:family="text">
      <style:text-properties fo:font-size="13.50pt" fo:font-weight="bold" fo:font-family="Verdana" style:font-family-asian="Verdana" style:font-family-complex="Verdana" fo:background-color="transparent" style:use-window-font-color="true"/>
    </style:style>
    <style:style style:name="T462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463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464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465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66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467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468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69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470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471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472" style:family="text">
      <style:text-properties fo:font-size="13.50pt" fo:font-weight="bold" fo:font-family="Verdana" style:font-family-asian="Verdana" style:font-family-complex="Verdana" fo:background-color="transparent" style:use-window-font-color="true"/>
    </style:style>
    <style:style style:name="T473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474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475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476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77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478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479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80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481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482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483" style:family="text">
      <style:text-properties fo:font-size="13.50pt" fo:font-weight="bold" fo:font-family="Verdana" style:font-family-asian="Verdana" style:font-family-complex="Verdana" fo:background-color="transparent" style:use-window-font-color="true"/>
    </style:style>
    <style:style style:name="T484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485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486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487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88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489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490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91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492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493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494" style:family="text">
      <style:text-properties fo:font-size="13.50pt" fo:font-weight="bold" fo:font-family="Verdana" style:font-family-asian="Verdana" style:font-family-complex="Verdana" fo:background-color="transparent" style:use-window-font-color="true"/>
    </style:style>
    <style:style style:name="T495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496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497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498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99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500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501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502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503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504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505" style:family="text">
      <style:text-properties fo:font-size="13.50pt" fo:font-weight="bold" fo:font-family="Verdana" style:font-family-asian="Verdana" style:font-family-complex="Verdana" fo:background-color="transparent" style:use-window-font-color="true"/>
    </style:style>
    <style:style style:name="T506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507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508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509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510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511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512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513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514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515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516" style:family="text">
      <style:text-properties fo:font-size="13.50pt" fo:font-weight="bold" fo:font-family="Verdana" style:font-family-asian="Verdana" style:font-family-complex="Verdana" fo:background-color="transparent" style:use-window-font-color="true"/>
    </style:style>
    <style:style style:name="T517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518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519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520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521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522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523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524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525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526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527" style:family="text">
      <style:text-properties fo:font-size="13.50pt" fo:font-weight="bold" fo:font-family="Verdana" style:font-family-asian="Verdana" style:font-family-complex="Verdana" fo:background-color="transparent" style:use-window-font-color="true"/>
    </style:style>
    <style:style style:name="T528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529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530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531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532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533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534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535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536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537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538" style:family="text">
      <style:text-properties fo:font-size="13.50pt" fo:font-weight="bold" fo:font-family="Verdana" style:font-family-asian="Verdana" style:font-family-complex="Verdana" fo:background-color="transparent" style:use-window-font-color="true"/>
    </style:style>
    <style:style style:name="T539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540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541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542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543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544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545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546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547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548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549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550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551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552" style:family="text">
      <style:text-properties fo:font-size="13.50pt" fo:font-weight="bold" fo:font-family="Verdana" style:font-family-asian="Verdana" style:font-family-complex="Verdana" fo:background-color="transparent" style:use-window-font-color="true"/>
    </style:style>
    <style:style style:name="T553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554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555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556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557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558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559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560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561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562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563" style:family="text">
      <style:text-properties fo:font-size="13.50pt" fo:font-weight="bold" fo:font-family="Verdana" style:font-family-asian="Verdana" style:font-family-complex="Verdana" fo:background-color="transparent" style:use-window-font-color="true"/>
    </style:style>
    <style:style style:name="T564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565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566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567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568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569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570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571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572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573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574" style:family="text">
      <style:text-properties fo:font-size="13.50pt" fo:font-weight="bold" fo:font-family="Verdana" style:font-family-asian="Verdana" style:font-family-complex="Verdana" fo:background-color="transparent" style:use-window-font-color="true"/>
    </style:style>
    <style:style style:name="T575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576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577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578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579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580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581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582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583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584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585" style:family="text">
      <style:text-properties fo:font-size="13.50pt" fo:font-weight="bold" fo:font-family="Verdana" style:font-family-asian="Verdana" style:font-family-complex="Verdana" fo:background-color="transparent" style:use-window-font-color="true"/>
    </style:style>
    <style:style style:name="T586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587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588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589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590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591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592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593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594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595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596" style:family="text">
      <style:text-properties fo:font-size="13.50pt" fo:font-weight="bold" fo:font-family="Verdana" style:font-family-asian="Verdana" style:font-family-complex="Verdana" fo:background-color="transparent" style:use-window-font-color="true"/>
    </style:style>
    <style:style style:name="T597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598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599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600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601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602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603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604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605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606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607" style:family="text">
      <style:text-properties fo:font-size="13.50pt" fo:font-weight="bold" fo:font-family="Verdana" style:font-family-asian="Verdana" style:font-family-complex="Verdana" fo:background-color="transparent" style:use-window-font-color="true"/>
    </style:style>
    <style:style style:name="T608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609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610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611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612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613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614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615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616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617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618" style:family="text">
      <style:text-properties fo:font-size="13.50pt" fo:font-weight="bold" fo:font-family="Verdana" style:font-family-asian="Verdana" style:font-family-complex="Verdana" fo:background-color="transparent" style:use-window-font-color="true"/>
    </style:style>
    <style:style style:name="T619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620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621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622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623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624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625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626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627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628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629" style:family="text">
      <style:text-properties fo:font-size="13.50pt" fo:font-weight="bold" fo:font-family="Verdana" style:font-family-asian="Verdana" style:font-family-complex="Verdana" fo:background-color="transparent" style:use-window-font-color="true"/>
    </style:style>
    <style:style style:name="T630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631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632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633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634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635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636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637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638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639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640" style:family="text">
      <style:text-properties fo:font-size="13.50pt" fo:font-weight="bold" fo:font-family="Verdana" style:font-family-asian="Verdana" style:font-family-complex="Verdana" fo:background-color="transparent" style:use-window-font-color="true"/>
    </style:style>
    <style:style style:name="T641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642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643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644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645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646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647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648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649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650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651" style:family="text">
      <style:text-properties fo:font-size="13.50pt" fo:font-weight="bold" fo:font-family="Verdana" style:font-family-asian="Verdana" style:font-family-complex="Verdana" fo:background-color="transparent" style:use-window-font-color="true"/>
    </style:style>
    <style:style style:name="T652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653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654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655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656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657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658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659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660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661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662" style:family="text">
      <style:text-properties fo:font-size="13.50pt" fo:font-weight="bold" fo:font-family="Verdana" style:font-family-asian="Verdana" style:font-family-complex="Verdana" fo:background-color="transparent" style:use-window-font-color="true"/>
    </style:style>
    <style:style style:name="T663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664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665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666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667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668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669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670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671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672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673" style:family="text">
      <style:text-properties fo:font-size="13.50pt" fo:font-weight="bold" fo:font-family="Verdana" style:font-family-asian="Verdana" style:font-family-complex="Verdana" fo:background-color="transparent" style:use-window-font-color="true"/>
    </style:style>
    <style:style style:name="T674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675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676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677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678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679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680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681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682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683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684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685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686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687" style:family="text">
      <style:text-properties fo:font-size="13.50pt" fo:font-weight="bold" fo:font-family="Verdana" style:font-family-asian="Verdana" style:font-family-complex="Verdana" fo:background-color="transparent" style:use-window-font-color="true"/>
    </style:style>
    <style:style style:name="T688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689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690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691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692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693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694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695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696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697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698" style:family="text">
      <style:text-properties fo:font-size="13.50pt" fo:font-weight="bold" fo:font-family="Verdana" style:font-family-asian="Verdana" style:font-family-complex="Verdana" fo:background-color="transparent" style:use-window-font-color="true"/>
    </style:style>
    <style:style style:name="T699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700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701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702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703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704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705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706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707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708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709" style:family="text">
      <style:text-properties fo:font-size="13.50pt" fo:font-weight="bold" fo:font-family="Verdana" style:font-family-asian="Verdana" style:font-family-complex="Verdana" fo:background-color="transparent" style:use-window-font-color="true"/>
    </style:style>
    <style:style style:name="T710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711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712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713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714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715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716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717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718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719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720" style:family="text">
      <style:text-properties fo:font-size="13.50pt" fo:font-weight="bold" fo:font-family="Verdana" style:font-family-asian="Verdana" style:font-family-complex="Verdana" fo:background-color="transparent" style:use-window-font-color="true"/>
    </style:style>
    <style:style style:name="T721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722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723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724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725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726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727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728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729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730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731" style:family="text">
      <style:text-properties fo:font-size="13.50pt" fo:font-weight="bold" fo:font-family="Verdana" style:font-family-asian="Verdana" style:font-family-complex="Verdana" fo:background-color="transparent" style:use-window-font-color="true"/>
    </style:style>
    <style:style style:name="T732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733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734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735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736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737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738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739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740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741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742" style:family="text">
      <style:text-properties fo:font-size="13.50pt" fo:font-weight="bold" fo:font-family="Verdana" style:font-family-asian="Verdana" style:font-family-complex="Verdana" fo:background-color="transparent" style:use-window-font-color="true"/>
    </style:style>
    <style:style style:name="T743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744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745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746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747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748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749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750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751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752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753" style:family="text">
      <style:text-properties fo:font-size="13.50pt" fo:font-weight="bold" fo:font-family="Verdana" style:font-family-asian="Verdana" style:font-family-complex="Verdana" fo:background-color="transparent" style:use-window-font-color="true"/>
    </style:style>
    <style:style style:name="T754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755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756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757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758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759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760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761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762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763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764" style:family="text">
      <style:text-properties fo:font-size="13.50pt" fo:font-weight="bold" fo:font-family="Verdana" style:font-family-asian="Verdana" style:font-family-complex="Verdana" fo:background-color="transparent" style:use-window-font-color="true"/>
    </style:style>
    <style:style style:name="T765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766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767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768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769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770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771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772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773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774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775" style:family="text">
      <style:text-properties fo:font-size="13.50pt" fo:font-weight="bold" fo:font-family="Verdana" style:font-family-asian="Verdana" style:font-family-complex="Verdana" fo:background-color="transparent" style:use-window-font-color="true"/>
    </style:style>
    <style:style style:name="T776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777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778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779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780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781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782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783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784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785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786" style:family="text">
      <style:text-properties fo:font-size="13.50pt" fo:font-weight="bold" fo:font-family="Verdana" style:font-family-asian="Verdana" style:font-family-complex="Verdana" fo:background-color="transparent" style:use-window-font-color="true"/>
    </style:style>
    <style:style style:name="T787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788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789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790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791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792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793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794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795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796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797" style:family="text">
      <style:text-properties fo:font-size="13.50pt" fo:font-weight="bold" fo:font-family="Verdana" style:font-family-asian="Verdana" style:font-family-complex="Verdana" fo:background-color="transparent" style:use-window-font-color="true"/>
    </style:style>
    <style:style style:name="T798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799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800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801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802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803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804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805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806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807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808" style:family="text">
      <style:text-properties fo:font-size="13.50pt" fo:font-weight="bold" fo:font-family="Verdana" style:font-family-asian="Verdana" style:font-family-complex="Verdana" fo:background-color="transparent" style:use-window-font-color="true"/>
    </style:style>
    <style:style style:name="T809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810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811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812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813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814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815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816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817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818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819" style:family="text">
      <style:text-properties fo:font-size="13.50pt" fo:font-weight="bold" fo:font-family="Verdana" style:font-family-asian="Verdana" style:font-family-complex="Verdana" fo:background-color="transparent" style:use-window-font-color="true"/>
    </style:style>
    <style:style style:name="T820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821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822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823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824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825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826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827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828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829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830" style:family="text">
      <style:text-properties fo:font-size="13.50pt" fo:font-weight="bold" fo:font-family="Verdana" style:font-family-asian="Verdana" style:font-family-complex="Verdana" fo:background-color="transparent" style:use-window-font-color="true"/>
    </style:style>
    <style:style style:name="T831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832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833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834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835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836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837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838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839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840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841" style:family="text">
      <style:text-properties fo:font-size="13.50pt" fo:font-weight="bold" fo:font-family="Verdana" style:font-family-asian="Verdana" style:font-family-complex="Verdana" fo:background-color="transparent" style:use-window-font-color="true"/>
    </style:style>
    <style:style style:name="T842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843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844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845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846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847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848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849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850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851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852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853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854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855" style:family="text">
      <style:text-properties fo:font-size="13.50pt" fo:font-weight="bold" fo:font-family="Verdana" style:font-family-asian="Verdana" style:font-family-complex="Verdana" fo:background-color="transparent" style:use-window-font-color="true"/>
    </style:style>
    <style:style style:name="T856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857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858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859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860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861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862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863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864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865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866" style:family="text">
      <style:text-properties fo:font-size="13.50pt" fo:font-weight="bold" fo:font-family="Verdana" style:font-family-asian="Verdana" style:font-family-complex="Verdana" fo:background-color="transparent" style:use-window-font-color="true"/>
    </style:style>
    <style:style style:name="T867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868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869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870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871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872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873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874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875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876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877" style:family="text">
      <style:text-properties fo:font-size="13.50pt" fo:font-weight="bold" fo:font-family="Verdana" style:font-family-asian="Verdana" style:font-family-complex="Verdana" fo:background-color="transparent" style:use-window-font-color="true"/>
    </style:style>
    <style:style style:name="T878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879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880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881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882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883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884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885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886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887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888" style:family="text">
      <style:text-properties fo:font-size="13.50pt" fo:font-weight="bold" fo:font-family="Verdana" style:font-family-asian="Verdana" style:font-family-complex="Verdana" fo:background-color="transparent" style:use-window-font-color="true"/>
    </style:style>
    <style:style style:name="T889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890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891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892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893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894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895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896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897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898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899" style:family="text">
      <style:text-properties fo:font-size="13.50pt" fo:font-weight="bold" fo:font-family="Verdana" style:font-family-asian="Verdana" style:font-family-complex="Verdana" fo:background-color="transparent" style:use-window-font-color="true"/>
    </style:style>
    <style:style style:name="T900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901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902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903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904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905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906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907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908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909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910" style:family="text">
      <style:text-properties fo:font-size="13.50pt" fo:font-weight="bold" fo:font-family="Verdana" style:font-family-asian="Verdana" style:font-family-complex="Verdana" fo:background-color="transparent" style:use-window-font-color="true"/>
    </style:style>
    <style:style style:name="T911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912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913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914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915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916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917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918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919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920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921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922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923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924" style:family="text">
      <style:text-properties fo:font-size="13.50pt" fo:font-weight="bold" fo:font-family="Verdana" style:font-family-asian="Verdana" style:font-family-complex="Verdana" fo:background-color="transparent" style:use-window-font-color="true"/>
    </style:style>
    <style:style style:name="T925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926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927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928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929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930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931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932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933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934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935" style:family="text">
      <style:text-properties fo:font-size="13.50pt" fo:font-weight="bold" fo:font-family="Verdana" style:font-family-asian="Verdana" style:font-family-complex="Verdana" fo:background-color="transparent" style:use-window-font-color="true"/>
    </style:style>
    <style:style style:name="T936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937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938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939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940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941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942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943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944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945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946" style:family="text">
      <style:text-properties fo:font-size="13.50pt" fo:font-weight="bold" fo:font-family="Verdana" style:font-family-asian="Verdana" style:font-family-complex="Verdana" fo:background-color="transparent" style:use-window-font-color="true"/>
    </style:style>
    <style:style style:name="T947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948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949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950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951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952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953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954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955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956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957" style:family="text">
      <style:text-properties fo:font-size="13.50pt" fo:font-weight="bold" fo:font-family="Verdana" style:font-family-asian="Verdana" style:font-family-complex="Verdana" fo:background-color="transparent" style:use-window-font-color="true"/>
    </style:style>
    <style:style style:name="T958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959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960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961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962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963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964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965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966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967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968" style:family="text">
      <style:text-properties fo:font-size="13.50pt" fo:font-weight="bold" fo:font-family="Verdana" style:font-family-asian="Verdana" style:font-family-complex="Verdana" fo:background-color="transparent" style:use-window-font-color="true"/>
    </style:style>
    <style:style style:name="T969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970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971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972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973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974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975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976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977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978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979" style:family="text">
      <style:text-properties fo:font-size="13.50pt" fo:font-weight="bold" fo:font-family="Verdana" style:font-family-asian="Verdana" style:font-family-complex="Verdana" fo:background-color="transparent" style:use-window-font-color="true"/>
    </style:style>
    <style:style style:name="T980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981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982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983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984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985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986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987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988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989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990" style:family="text">
      <style:text-properties fo:font-size="13.50pt" fo:font-weight="bold" fo:font-family="Verdana" style:font-family-asian="Verdana" style:font-family-complex="Verdana" fo:background-color="transparent" style:use-window-font-color="true"/>
    </style:style>
    <style:style style:name="T991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992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993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994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995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996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997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998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999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1000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1001" style:family="text">
      <style:text-properties fo:font-size="13.50pt" fo:font-weight="bold" fo:font-family="Verdana" style:font-family-asian="Verdana" style:font-family-complex="Verdana" fo:background-color="transparent" style:use-window-font-color="true"/>
    </style:style>
    <style:style style:name="T1002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1003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1004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1005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1006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1007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1008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1009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1010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1011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1012" style:family="text">
      <style:text-properties fo:font-size="13.50pt" fo:font-weight="bold" fo:font-family="Verdana" style:font-family-asian="Verdana" style:font-family-complex="Verdana" fo:background-color="transparent" style:use-window-font-color="true"/>
    </style:style>
    <style:style style:name="T1013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1014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1015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1016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1017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1018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1019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1020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1021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1022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1023" style:family="text">
      <style:text-properties fo:font-size="13.50pt" fo:font-weight="bold" fo:font-family="Verdana" style:font-family-asian="Verdana" style:font-family-complex="Verdana" fo:background-color="transparent" style:use-window-font-color="true"/>
    </style:style>
    <style:style style:name="T1024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1025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1026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1027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1028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1029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1030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1031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1032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1033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1034" style:family="text">
      <style:text-properties fo:font-size="13.50pt" fo:font-weight="bold" fo:font-family="Verdana" style:font-family-asian="Verdana" style:font-family-complex="Verdana" fo:background-color="transparent" style:use-window-font-color="true"/>
    </style:style>
    <style:style style:name="T1035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1036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1037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1038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1039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1040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1041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1042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1043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1044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1045" style:family="text">
      <style:text-properties fo:font-size="13.50pt" fo:font-weight="bold" fo:font-family="Verdana" style:font-family-asian="Verdana" style:font-family-complex="Verdana" fo:background-color="transparent" style:use-window-font-color="true"/>
    </style:style>
    <style:style style:name="T1046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1047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1048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1049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1050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1051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1052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1053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1054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1055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1056" style:family="text">
      <style:text-properties fo:font-size="13.50pt" fo:font-weight="bold" fo:font-family="Verdana" style:font-family-asian="Verdana" style:font-family-complex="Verdana" fo:background-color="transparent" style:use-window-font-color="true"/>
    </style:style>
    <style:style style:name="T1057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1058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1059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1060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1061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1062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1063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1064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1065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1066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1067" style:family="text">
      <style:text-properties fo:font-size="13.50pt" fo:font-weight="bold" fo:font-family="Verdana" style:font-family-asian="Verdana" style:font-family-complex="Verdana" fo:background-color="transparent" style:use-window-font-color="true"/>
    </style:style>
    <style:style style:name="T1068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1069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1070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1071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1072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1073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1074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1075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1076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1077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1078" style:family="text">
      <style:text-properties fo:font-size="13.50pt" fo:font-weight="bold" fo:font-family="Verdana" style:font-family-asian="Verdana" style:font-family-complex="Verdana" fo:background-color="transparent" style:use-window-font-color="true"/>
    </style:style>
    <style:style style:name="T1079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1080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1081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1082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1083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1084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1085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1086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1087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1088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1089" style:family="text">
      <style:text-properties fo:font-size="13.50pt" fo:font-weight="bold" fo:font-family="Verdana" style:font-family-asian="Verdana" style:font-family-complex="Verdana" fo:background-color="transparent" style:use-window-font-color="true"/>
    </style:style>
    <style:style style:name="T1090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1091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1092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1093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1094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1095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1096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1097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1098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1099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1100" style:family="text">
      <style:text-properties fo:font-size="13.50pt" fo:font-weight="bold" fo:font-family="Verdana" style:font-family-asian="Verdana" style:font-family-complex="Verdana" fo:background-color="transparent" style:use-window-font-color="true"/>
    </style:style>
    <style:style style:name="T1101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1102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1103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1104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1105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1106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1107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1108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1109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1110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1111" style:family="text">
      <style:text-properties fo:font-size="13.50pt" fo:font-weight="bold" fo:font-family="Verdana" style:font-family-asian="Verdana" style:font-family-complex="Verdana" fo:background-color="transparent" style:use-window-font-color="true"/>
    </style:style>
    <style:style style:name="T1112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1113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1114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1115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1116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1117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1118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1119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1120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1121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1122" style:family="text">
      <style:text-properties fo:font-size="13.50pt" fo:font-weight="bold" fo:font-family="Verdana" style:font-family-asian="Verdana" style:font-family-complex="Verdana" fo:background-color="transparent" style:use-window-font-color="true"/>
    </style:style>
    <style:style style:name="T1123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1124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1125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1126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1127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1128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1129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1130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1131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1132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1133" style:family="text">
      <style:text-properties fo:font-size="13.50pt" fo:font-weight="bold" fo:font-family="Verdana" style:font-family-asian="Verdana" style:font-family-complex="Verdana" fo:background-color="transparent" style:use-window-font-color="true"/>
    </style:style>
    <style:style style:name="T1134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1135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1136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1137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1138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1139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1140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1141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1142" style:family="text">
      <style:text-properties fo:font-size="10.00pt" fo:font-weight="bold" fo:font-family="Verdana" style:font-family-asian="Verdana" style:font-family-complex="Verdana" fo:background-color="transparent" fo:color="#0000ff"/>
    </style:style>
    <style:style style:name="T1143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11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 fo:margin-top="5.00pt" fo:margin-bottom="5.00pt"/>
    </style:style>
    <style:style style:name="P2" style:family="paragraph">
      <style:paragraph-properties fo:line-height="100.00%" fo:text-align="left" fo:margin-left="30.00pt" fo:text-indent="0.00pt" fo:margin-top="5.00pt" fo:margin-bottom="5.00pt"/>
    </style:style>
    <style:style style:name="P3" style:family="paragraph">
      <style:paragraph-properties fo:line-height="100.00%" fo:text-align="left" fo:margin-top="5.00pt" fo:margin-bottom="5.00pt"/>
    </style:style>
    <style:style style:name="P4" style:family="paragraph">
      <style:paragraph-properties fo:line-height="100.00%" fo:text-align="left" fo:margin-left="30.00pt" fo:text-indent="0.00pt" fo:margin-top="5.00pt" fo:margin-bottom="5.00pt"/>
    </style:style>
    <style:style style:name="P5" style:family="paragraph">
      <style:paragraph-properties fo:line-height="100.00%" fo:text-align="left" fo:margin-top="5.00pt" fo:margin-bottom="5.00pt"/>
    </style:style>
    <style:style style:name="P6" style:family="paragraph">
      <style:paragraph-properties fo:line-height="100.00%" fo:text-align="left" fo:margin-left="30.00pt" fo:text-indent="0.00pt" fo:margin-top="5.00pt" fo:margin-bottom="5.00pt"/>
    </style:style>
    <style:style style:name="P7" style:family="paragraph">
      <style:paragraph-properties fo:line-height="100.00%" fo:text-align="left" fo:margin-top="5.00pt" fo:margin-bottom="5.00pt"/>
    </style:style>
    <style:style style:name="P8" style:family="paragraph">
      <style:paragraph-properties fo:line-height="100.00%" fo:text-align="left" fo:margin-left="30.00pt" fo:text-indent="0.00pt" fo:margin-top="5.00pt" fo:margin-bottom="5.00pt"/>
    </style:style>
    <style:style style:name="P9" style:family="paragraph">
      <style:paragraph-properties fo:line-height="100.00%" fo:text-align="left" fo:margin-top="5.00pt" fo:margin-bottom="5.00pt"/>
    </style:style>
    <style:style style:name="P10" style:family="paragraph">
      <style:paragraph-properties fo:line-height="100.00%" fo:text-align="left" fo:margin-left="30.00pt" fo:text-indent="0.00pt" fo:margin-top="5.00pt" fo:margin-bottom="5.00pt"/>
    </style:style>
    <style:style style:name="P11" style:family="paragraph">
      <style:paragraph-properties fo:line-height="100.00%" fo:text-align="left" fo:margin-top="5.00pt" fo:margin-bottom="5.00pt"/>
    </style:style>
    <style:style style:name="P12" style:family="paragraph">
      <style:paragraph-properties fo:line-height="100.00%" fo:text-align="left" fo:margin-left="30.00pt" fo:text-indent="0.00pt" fo:margin-top="5.00pt" fo:margin-bottom="5.00pt"/>
    </style:style>
    <style:style style:name="P13" style:family="paragraph">
      <style:paragraph-properties fo:line-height="100.00%" fo:text-align="left" fo:margin-top="5.00pt" fo:margin-bottom="5.00pt"/>
    </style:style>
    <style:style style:name="P14" style:family="paragraph">
      <style:paragraph-properties fo:line-height="100.00%" fo:text-align="left" fo:margin-left="30.00pt" fo:text-indent="0.00pt" fo:margin-top="5.00pt" fo:margin-bottom="5.00pt"/>
    </style:style>
    <style:style style:name="P15" style:family="paragraph">
      <style:paragraph-properties fo:line-height="100.00%" fo:text-align="left" fo:margin-top="5.00pt" fo:margin-bottom="5.00pt"/>
    </style:style>
    <style:style style:name="P16" style:family="paragraph">
      <style:paragraph-properties fo:line-height="100.00%" fo:text-align="left" fo:margin-left="30.00pt" fo:text-indent="0.00pt" fo:margin-top="5.00pt" fo:margin-bottom="5.00pt"/>
    </style:style>
    <style:style style:name="P17" style:family="paragraph">
      <style:paragraph-properties fo:line-height="100.00%" fo:text-align="left" fo:margin-top="5.00pt" fo:margin-bottom="5.00pt"/>
    </style:style>
    <style:style style:name="P18" style:family="paragraph">
      <style:paragraph-properties fo:line-height="100.00%" fo:text-align="left" fo:margin-left="30.00pt" fo:text-indent="0.00pt" fo:margin-top="5.00pt" fo:margin-bottom="5.00pt"/>
    </style:style>
    <style:style style:name="P19" style:family="paragraph">
      <style:paragraph-properties fo:line-height="100.00%" fo:text-align="left" fo:margin-top="5.00pt" fo:margin-bottom="5.00pt"/>
    </style:style>
    <style:style style:name="P20" style:family="paragraph">
      <style:paragraph-properties fo:line-height="100.00%" fo:text-align="left" fo:margin-left="30.00pt" fo:text-indent="0.00pt" fo:margin-top="5.00pt" fo:margin-bottom="5.00pt"/>
    </style:style>
    <style:style style:name="P21" style:family="paragraph">
      <style:paragraph-properties fo:line-height="100.00%" fo:text-align="left" fo:margin-top="5.00pt" fo:margin-bottom="5.00pt"/>
    </style:style>
    <style:style style:name="P22" style:family="paragraph">
      <style:paragraph-properties fo:line-height="100.00%" fo:text-align="left" fo:margin-left="30.00pt" fo:text-indent="0.00pt" fo:margin-top="5.00pt" fo:margin-bottom="5.00pt"/>
    </style:style>
    <style:style style:name="P23" style:family="paragraph">
      <style:paragraph-properties fo:line-height="100.00%" fo:text-align="left" fo:margin-top="5.00pt" fo:margin-bottom="5.00pt"/>
    </style:style>
    <style:style style:name="P24" style:family="paragraph">
      <style:paragraph-properties fo:line-height="100.00%" fo:text-align="left" fo:margin-left="30.00pt" fo:text-indent="0.00pt" fo:margin-top="5.00pt" fo:margin-bottom="5.00pt"/>
    </style:style>
    <style:style style:name="P25" style:family="paragraph">
      <style:paragraph-properties fo:line-height="100.00%" fo:text-align="left" fo:margin-top="5.00pt" fo:margin-bottom="5.00pt"/>
    </style:style>
    <style:style style:name="P26" style:family="paragraph">
      <style:paragraph-properties fo:line-height="100.00%" fo:text-align="left" fo:margin-left="30.00pt" fo:text-indent="0.00pt" fo:margin-top="5.00pt" fo:margin-bottom="5.00pt"/>
    </style:style>
    <style:style style:name="P27" style:family="paragraph">
      <style:paragraph-properties fo:line-height="100.00%" fo:text-align="left" fo:margin-top="5.00pt" fo:margin-bottom="5.00pt"/>
    </style:style>
    <style:style style:name="P28" style:family="paragraph">
      <style:paragraph-properties fo:line-height="100.00%" fo:text-align="left" fo:margin-left="30.00pt" fo:text-indent="0.00pt" fo:margin-top="5.00pt" fo:margin-bottom="5.00pt"/>
    </style:style>
    <style:style style:name="P29" style:family="paragraph">
      <style:paragraph-properties fo:line-height="100.00%" fo:text-align="left" fo:margin-top="5.00pt" fo:margin-bottom="5.00pt"/>
    </style:style>
    <style:style style:name="P30" style:family="paragraph">
      <style:paragraph-properties fo:line-height="100.00%" fo:text-align="left" fo:margin-left="30.00pt" fo:text-indent="0.00pt" fo:margin-top="5.00pt" fo:margin-bottom="5.00pt"/>
    </style:style>
    <style:style style:name="P31" style:family="paragraph">
      <style:paragraph-properties fo:line-height="100.00%" fo:text-align="left" fo:margin-top="5.00pt" fo:margin-bottom="5.00pt"/>
    </style:style>
    <style:style style:name="P32" style:family="paragraph">
      <style:paragraph-properties fo:line-height="100.00%" fo:text-align="left" fo:margin-left="30.00pt" fo:text-indent="0.00pt" fo:margin-top="5.00pt" fo:margin-bottom="5.00pt"/>
    </style:style>
    <style:style style:name="P33" style:family="paragraph">
      <style:paragraph-properties fo:line-height="100.00%" fo:text-align="left" fo:margin-top="5.00pt" fo:margin-bottom="5.00pt"/>
    </style:style>
    <style:style style:name="P34" style:family="paragraph">
      <style:paragraph-properties fo:line-height="100.00%" fo:text-align="left" fo:margin-left="30.00pt" fo:text-indent="0.00pt" fo:margin-top="5.00pt" fo:margin-bottom="5.00pt"/>
    </style:style>
    <style:style style:name="P35" style:family="paragraph">
      <style:paragraph-properties fo:line-height="100.00%" fo:text-align="left" fo:margin-top="5.00pt" fo:margin-bottom="5.00pt"/>
    </style:style>
    <style:style style:name="P36" style:family="paragraph">
      <style:paragraph-properties fo:line-height="100.00%" fo:text-align="left" fo:margin-left="30.00pt" fo:text-indent="0.00pt" fo:margin-top="5.00pt" fo:margin-bottom="5.00pt"/>
    </style:style>
    <style:style style:name="P37" style:family="paragraph">
      <style:paragraph-properties fo:line-height="100.00%" fo:text-align="left" fo:margin-top="5.00pt" fo:margin-bottom="5.00pt"/>
    </style:style>
    <style:style style:name="P38" style:family="paragraph">
      <style:paragraph-properties fo:line-height="100.00%" fo:text-align="left" fo:margin-left="30.00pt" fo:text-indent="0.00pt" fo:margin-top="5.00pt" fo:margin-bottom="5.00pt"/>
    </style:style>
    <style:style style:name="P39" style:family="paragraph">
      <style:paragraph-properties fo:line-height="100.00%" fo:text-align="left" fo:margin-top="5.00pt" fo:margin-bottom="5.00pt"/>
    </style:style>
    <style:style style:name="P40" style:family="paragraph">
      <style:paragraph-properties fo:line-height="100.00%" fo:text-align="left" fo:margin-left="30.00pt" fo:text-indent="0.00pt" fo:margin-top="5.00pt" fo:margin-bottom="5.00pt"/>
    </style:style>
    <style:style style:name="P41" style:family="paragraph">
      <style:paragraph-properties fo:line-height="100.00%" fo:text-align="left" fo:margin-top="5.00pt" fo:margin-bottom="5.00pt"/>
    </style:style>
    <style:style style:name="P42" style:family="paragraph">
      <style:paragraph-properties fo:line-height="100.00%" fo:text-align="left" fo:margin-left="30.00pt" fo:text-indent="0.00pt" fo:margin-top="5.00pt" fo:margin-bottom="5.00pt"/>
    </style:style>
    <style:style style:name="P43" style:family="paragraph">
      <style:paragraph-properties fo:line-height="100.00%" fo:text-align="left" fo:margin-top="5.00pt" fo:margin-bottom="5.00pt"/>
    </style:style>
    <style:style style:name="P44" style:family="paragraph">
      <style:paragraph-properties fo:line-height="100.00%" fo:text-align="left" fo:margin-left="30.00pt" fo:text-indent="0.00pt" fo:margin-top="5.00pt" fo:margin-bottom="5.00pt"/>
    </style:style>
    <style:style style:name="P45" style:family="paragraph">
      <style:paragraph-properties fo:line-height="100.00%" fo:text-align="left" fo:margin-top="5.00pt" fo:margin-bottom="5.00pt"/>
    </style:style>
    <style:style style:name="P46" style:family="paragraph">
      <style:paragraph-properties fo:line-height="100.00%" fo:text-align="left" fo:margin-left="30.00pt" fo:text-indent="0.00pt" fo:margin-top="5.00pt" fo:margin-bottom="5.00pt"/>
    </style:style>
    <style:style style:name="P47" style:family="paragraph">
      <style:paragraph-properties fo:line-height="100.00%" fo:text-align="left" fo:margin-top="5.00pt" fo:margin-bottom="5.00pt"/>
    </style:style>
    <style:style style:name="P48" style:family="paragraph">
      <style:paragraph-properties fo:line-height="100.00%" fo:text-align="left" fo:margin-left="30.00pt" fo:text-indent="0.00pt" fo:margin-top="5.00pt" fo:margin-bottom="5.00pt"/>
    </style:style>
    <style:style style:name="P49" style:family="paragraph">
      <style:paragraph-properties fo:line-height="100.00%" fo:text-align="left" fo:margin-top="5.00pt" fo:margin-bottom="5.00pt"/>
    </style:style>
    <style:style style:name="P50" style:family="paragraph">
      <style:paragraph-properties fo:line-height="100.00%" fo:text-align="left" fo:margin-left="30.00pt" fo:text-indent="0.00pt" fo:margin-top="5.00pt" fo:margin-bottom="5.00pt"/>
    </style:style>
    <style:style style:name="P51" style:family="paragraph">
      <style:paragraph-properties fo:line-height="100.00%" fo:text-align="left" fo:margin-top="5.00pt" fo:margin-bottom="5.00pt"/>
    </style:style>
    <style:style style:name="P52" style:family="paragraph">
      <style:paragraph-properties fo:line-height="100.00%" fo:text-align="left" fo:margin-left="30.00pt" fo:text-indent="0.00pt" fo:margin-top="5.00pt" fo:margin-bottom="5.00pt"/>
    </style:style>
    <style:style style:name="P53" style:family="paragraph">
      <style:paragraph-properties fo:line-height="100.00%" fo:text-align="left" fo:margin-top="5.00pt" fo:margin-bottom="5.00pt"/>
    </style:style>
    <style:style style:name="P54" style:family="paragraph">
      <style:paragraph-properties fo:line-height="100.00%" fo:text-align="left" fo:margin-left="30.00pt" fo:text-indent="0.00pt" fo:margin-top="5.00pt" fo:margin-bottom="5.00pt"/>
    </style:style>
    <style:style style:name="P55" style:family="paragraph">
      <style:paragraph-properties fo:line-height="100.00%" fo:text-align="left" fo:margin-top="5.00pt" fo:margin-bottom="5.00pt"/>
    </style:style>
    <style:style style:name="P56" style:family="paragraph">
      <style:paragraph-properties fo:line-height="100.00%" fo:text-align="left" fo:margin-left="30.00pt" fo:text-indent="0.00pt" fo:margin-top="5.00pt" fo:margin-bottom="5.00pt"/>
    </style:style>
    <style:style style:name="P57" style:family="paragraph">
      <style:paragraph-properties fo:line-height="100.00%" fo:text-align="left" fo:margin-top="5.00pt" fo:margin-bottom="5.00pt"/>
    </style:style>
    <style:style style:name="P58" style:family="paragraph">
      <style:paragraph-properties fo:line-height="100.00%" fo:text-align="left" fo:margin-left="30.00pt" fo:text-indent="0.00pt" fo:margin-top="5.00pt" fo:margin-bottom="5.00pt"/>
    </style:style>
    <style:style style:name="P59" style:family="paragraph">
      <style:paragraph-properties fo:line-height="100.00%" fo:text-align="left" fo:margin-top="5.00pt" fo:margin-bottom="5.00pt"/>
    </style:style>
    <style:style style:name="P60" style:family="paragraph">
      <style:paragraph-properties fo:line-height="100.00%" fo:text-align="left" fo:margin-left="30.00pt" fo:text-indent="0.00pt" fo:margin-top="5.00pt" fo:margin-bottom="5.00pt"/>
    </style:style>
    <style:style style:name="P61" style:family="paragraph">
      <style:paragraph-properties fo:line-height="100.00%" fo:text-align="left" fo:margin-top="5.00pt" fo:margin-bottom="5.00pt"/>
    </style:style>
    <style:style style:name="P62" style:family="paragraph">
      <style:paragraph-properties fo:line-height="100.00%" fo:text-align="left" fo:margin-left="30.00pt" fo:text-indent="0.00pt" fo:margin-top="5.00pt" fo:margin-bottom="5.00pt"/>
    </style:style>
    <style:style style:name="P63" style:family="paragraph">
      <style:paragraph-properties fo:line-height="100.00%" fo:text-align="left" fo:margin-top="5.00pt" fo:margin-bottom="5.00pt"/>
    </style:style>
    <style:style style:name="P64" style:family="paragraph">
      <style:paragraph-properties fo:line-height="100.00%" fo:text-align="left" fo:margin-left="30.00pt" fo:text-indent="0.00pt" fo:margin-top="5.00pt" fo:margin-bottom="5.00pt"/>
    </style:style>
    <style:style style:name="P65" style:family="paragraph">
      <style:paragraph-properties fo:line-height="100.00%" fo:text-align="left" fo:margin-top="5.00pt" fo:margin-bottom="5.00pt"/>
    </style:style>
    <style:style style:name="P66" style:family="paragraph">
      <style:paragraph-properties fo:line-height="100.00%" fo:text-align="left" fo:margin-left="30.00pt" fo:text-indent="0.00pt" fo:margin-top="5.00pt" fo:margin-bottom="5.00pt"/>
    </style:style>
    <style:style style:name="P67" style:family="paragraph">
      <style:paragraph-properties fo:line-height="100.00%" fo:text-align="left" fo:margin-top="5.00pt" fo:margin-bottom="5.00pt"/>
    </style:style>
    <style:style style:name="P68" style:family="paragraph">
      <style:paragraph-properties fo:line-height="100.00%" fo:text-align="left" fo:margin-left="30.00pt" fo:text-indent="0.00pt" fo:margin-top="5.00pt" fo:margin-bottom="5.00pt"/>
    </style:style>
    <style:style style:name="P69" style:family="paragraph">
      <style:paragraph-properties fo:line-height="100.00%" fo:text-align="left" fo:margin-top="5.00pt" fo:margin-bottom="5.00pt"/>
    </style:style>
    <style:style style:name="P70" style:family="paragraph">
      <style:paragraph-properties fo:line-height="100.00%" fo:text-align="left" fo:margin-left="30.00pt" fo:text-indent="0.00pt" fo:margin-top="5.00pt" fo:margin-bottom="5.00pt"/>
    </style:style>
    <style:style style:name="P71" style:family="paragraph">
      <style:paragraph-properties fo:line-height="100.00%" fo:text-align="left" fo:margin-top="5.00pt" fo:margin-bottom="5.00pt"/>
    </style:style>
    <style:style style:name="P72" style:family="paragraph">
      <style:paragraph-properties fo:line-height="100.00%" fo:text-align="left" fo:margin-left="30.00pt" fo:text-indent="0.00pt" fo:margin-top="5.00pt" fo:margin-bottom="5.00pt"/>
    </style:style>
    <style:style style:name="P73" style:family="paragraph">
      <style:paragraph-properties fo:line-height="100.00%" fo:text-align="left" fo:margin-top="5.00pt" fo:margin-bottom="5.00pt"/>
    </style:style>
    <style:style style:name="P74" style:family="paragraph">
      <style:paragraph-properties fo:line-height="100.00%" fo:text-align="left" fo:margin-left="30.00pt" fo:text-indent="0.00pt" fo:margin-top="5.00pt" fo:margin-bottom="5.00pt"/>
    </style:style>
    <style:style style:name="P75" style:family="paragraph">
      <style:paragraph-properties fo:line-height="100.00%" fo:text-align="left" fo:margin-top="5.00pt" fo:margin-bottom="5.00pt"/>
    </style:style>
    <style:style style:name="P76" style:family="paragraph">
      <style:paragraph-properties fo:line-height="100.00%" fo:text-align="left" fo:margin-left="30.00pt" fo:text-indent="0.00pt" fo:margin-top="5.00pt" fo:margin-bottom="5.00pt"/>
    </style:style>
    <style:style style:name="P77" style:family="paragraph">
      <style:paragraph-properties fo:line-height="100.00%" fo:text-align="left" fo:margin-top="5.00pt" fo:margin-bottom="5.00pt"/>
    </style:style>
    <style:style style:name="P78" style:family="paragraph">
      <style:paragraph-properties fo:line-height="100.00%" fo:text-align="left" fo:margin-left="30.00pt" fo:text-indent="0.00pt" fo:margin-top="5.00pt" fo:margin-bottom="5.00pt"/>
    </style:style>
    <style:style style:name="P79" style:family="paragraph">
      <style:paragraph-properties fo:line-height="100.00%" fo:text-align="left" fo:margin-top="5.00pt" fo:margin-bottom="5.00pt"/>
    </style:style>
    <style:style style:name="P80" style:family="paragraph">
      <style:paragraph-properties fo:line-height="100.00%" fo:text-align="left" fo:margin-left="30.00pt" fo:text-indent="0.00pt" fo:margin-top="5.00pt" fo:margin-bottom="5.00pt"/>
    </style:style>
    <style:style style:name="P81" style:family="paragraph">
      <style:paragraph-properties fo:line-height="100.00%" fo:text-align="left" fo:margin-top="5.00pt" fo:margin-bottom="5.00pt"/>
    </style:style>
    <style:style style:name="P82" style:family="paragraph">
      <style:paragraph-properties fo:line-height="100.00%" fo:text-align="left" fo:margin-left="30.00pt" fo:text-indent="0.00pt" fo:margin-top="5.00pt" fo:margin-bottom="5.00pt"/>
    </style:style>
    <style:style style:name="P83" style:family="paragraph">
      <style:paragraph-properties fo:line-height="100.00%" fo:text-align="left" fo:margin-top="5.00pt" fo:margin-bottom="5.00pt"/>
    </style:style>
    <style:style style:name="P84" style:family="paragraph">
      <style:paragraph-properties fo:line-height="100.00%" fo:text-align="left" fo:margin-left="30.00pt" fo:text-indent="0.00pt" fo:margin-top="5.00pt" fo:margin-bottom="5.00pt"/>
    </style:style>
    <style:style style:name="P85" style:family="paragraph">
      <style:paragraph-properties fo:line-height="100.00%" fo:text-align="left" fo:margin-top="5.00pt" fo:margin-bottom="5.00pt"/>
    </style:style>
    <style:style style:name="P86" style:family="paragraph">
      <style:paragraph-properties fo:line-height="100.00%" fo:text-align="left" fo:margin-left="30.00pt" fo:text-indent="0.00pt" fo:margin-top="5.00pt" fo:margin-bottom="5.00pt"/>
    </style:style>
    <style:style style:name="P87" style:family="paragraph">
      <style:paragraph-properties fo:line-height="100.00%" fo:text-align="left" fo:margin-top="5.00pt" fo:margin-bottom="5.00pt"/>
    </style:style>
    <style:style style:name="P88" style:family="paragraph">
      <style:paragraph-properties fo:line-height="100.00%" fo:text-align="left" fo:margin-left="30.00pt" fo:text-indent="0.00pt" fo:margin-top="5.00pt" fo:margin-bottom="5.00pt"/>
    </style:style>
    <style:style style:name="P89" style:family="paragraph">
      <style:paragraph-properties fo:line-height="100.00%" fo:text-align="left" fo:margin-top="5.00pt" fo:margin-bottom="5.00pt"/>
    </style:style>
    <style:style style:name="P90" style:family="paragraph">
      <style:paragraph-properties fo:line-height="100.00%" fo:text-align="left" fo:margin-left="30.00pt" fo:text-indent="0.00pt" fo:margin-top="5.00pt" fo:margin-bottom="5.00pt"/>
    </style:style>
    <style:style style:name="P91" style:family="paragraph">
      <style:paragraph-properties fo:line-height="100.00%" fo:text-align="left" fo:margin-top="5.00pt" fo:margin-bottom="5.00pt"/>
    </style:style>
    <style:style style:name="P92" style:family="paragraph">
      <style:paragraph-properties fo:line-height="100.00%" fo:text-align="left" fo:margin-left="30.00pt" fo:text-indent="0.00pt" fo:margin-top="5.00pt" fo:margin-bottom="5.00pt"/>
    </style:style>
    <style:style style:name="P93" style:family="paragraph">
      <style:paragraph-properties fo:line-height="100.00%" fo:text-align="left" fo:margin-top="5.00pt" fo:margin-bottom="5.00pt"/>
    </style:style>
    <style:style style:name="P94" style:family="paragraph">
      <style:paragraph-properties fo:line-height="100.00%" fo:text-align="left" fo:margin-left="30.00pt" fo:text-indent="0.00pt" fo:margin-top="5.00pt" fo:margin-bottom="5.00pt"/>
    </style:style>
    <style:style style:name="P95" style:family="paragraph">
      <style:paragraph-properties fo:line-height="100.00%" fo:text-align="left" fo:margin-top="5.00pt" fo:margin-bottom="5.00pt"/>
    </style:style>
    <style:style style:name="P96" style:family="paragraph">
      <style:paragraph-properties fo:line-height="100.00%" fo:text-align="left" fo:margin-left="30.00pt" fo:text-indent="0.00pt" fo:margin-top="5.00pt" fo:margin-bottom="5.00pt"/>
    </style:style>
    <style:style style:name="P97" style:family="paragraph">
      <style:paragraph-properties fo:line-height="100.00%" fo:text-align="left" fo:margin-top="5.00pt" fo:margin-bottom="5.00pt"/>
    </style:style>
    <style:style style:name="P98" style:family="paragraph">
      <style:paragraph-properties fo:line-height="100.00%" fo:text-align="left" fo:margin-left="30.00pt" fo:text-indent="0.00pt" fo:margin-top="5.00pt" fo:margin-bottom="5.00pt"/>
    </style:style>
    <style:style style:name="P99" style:family="paragraph">
      <style:paragraph-properties fo:line-height="100.00%" fo:text-align="left" fo:margin-top="5.00pt" fo:margin-bottom="5.00pt"/>
    </style:style>
    <style:style style:name="P100" style:family="paragraph">
      <style:paragraph-properties fo:line-height="100.00%" fo:text-align="left" fo:margin-left="30.00pt" fo:text-indent="0.00pt" fo:margin-top="5.00pt" fo:margin-bottom="5.00pt"/>
    </style:style>
    <style:style style:name="P101" style:family="paragraph">
      <style:paragraph-properties fo:line-height="100.00%" fo:text-align="left" fo:margin-top="5.00pt" fo:margin-bottom="5.00pt"/>
    </style:style>
    <style:style style:name="P102" style:family="paragraph">
      <style:paragraph-properties fo:line-height="100.00%" fo:text-align="left" fo:margin-left="30.00pt" fo:text-indent="0.00pt" fo:margin-top="5.00pt" fo:margin-bottom="5.00pt"/>
    </style:style>
    <style:style style:name="P103" style:family="paragraph">
      <style:paragraph-properties fo:line-height="100.00%" fo:text-align="left" fo:margin-top="5.00pt" fo:margin-bottom="5.00pt"/>
    </style:style>
    <style:style style:name="P104" style:family="paragraph">
      <style:paragraph-properties fo:line-height="100.00%" fo:text-align="left" fo:margin-left="30.00pt" fo:text-indent="0.00pt" fo:margin-top="5.00pt" fo:margin-bottom="5.00pt"/>
    </style:style>
    <style:style style:name="P105" style:family="paragraph">
      <style:paragraph-properties fo:line-height="100.00%" fo:text-align="left" fo:margin-top="5.00pt" fo:margin-bottom="5.00pt"/>
    </style:style>
    <style:style style:name="P106" style:family="paragraph">
      <style:paragraph-properties fo:line-height="100.00%" fo:text-align="left" fo:margin-left="30.00pt" fo:text-indent="0.00pt" fo:margin-top="5.00pt" fo:margin-bottom="5.00pt"/>
    </style:style>
    <style:style style:name="P107" style:family="paragraph">
      <style:paragraph-properties fo:line-height="100.00%" fo:text-align="left" fo:margin-top="5.00pt" fo:margin-bottom="5.00pt"/>
    </style:style>
    <style:style style:name="P108" style:family="paragraph">
      <style:paragraph-properties fo:line-height="100.00%" fo:text-align="left" fo:margin-left="30.00pt" fo:text-indent="0.00pt" fo:margin-top="5.00pt" fo:margin-bottom="5.00pt"/>
    </style:style>
    <style:style style:name="P109" style:family="paragraph">
      <style:paragraph-properties fo:line-height="100.00%" fo:text-align="left" fo:margin-top="5.00pt" fo:margin-bottom="5.00pt"/>
    </style:style>
    <style:style style:name="P110" style:family="paragraph">
      <style:paragraph-properties fo:line-height="100.00%" fo:text-align="left" fo:margin-left="30.00pt" fo:text-indent="0.00pt" fo:margin-top="5.00pt" fo:margin-bottom="5.00pt"/>
    </style:style>
    <style:style style:name="P111" style:family="paragraph">
      <style:paragraph-properties fo:line-height="100.00%" fo:text-align="left" fo:margin-top="5.00pt" fo:margin-bottom="5.00pt"/>
    </style:style>
    <style:style style:name="P112" style:family="paragraph">
      <style:paragraph-properties fo:line-height="100.00%" fo:text-align="left" fo:margin-left="30.00pt" fo:text-indent="0.00pt" fo:margin-top="5.00pt" fo:margin-bottom="5.00pt"/>
    </style:style>
    <style:style style:name="P113" style:family="paragraph">
      <style:paragraph-properties fo:line-height="100.00%" fo:text-align="left" fo:margin-top="5.00pt" fo:margin-bottom="5.00pt"/>
    </style:style>
    <style:style style:name="P114" style:family="paragraph">
      <style:paragraph-properties fo:line-height="100.00%" fo:text-align="left" fo:margin-left="30.00pt" fo:text-indent="0.00pt" fo:margin-top="5.00pt" fo:margin-bottom="5.00pt"/>
    </style:style>
    <style:style style:name="P115" style:family="paragraph">
      <style:paragraph-properties fo:line-height="100.00%" fo:text-align="left" fo:margin-top="5.00pt" fo:margin-bottom="5.00pt"/>
    </style:style>
    <style:style style:name="P116" style:family="paragraph">
      <style:paragraph-properties fo:line-height="100.00%" fo:text-align="left" fo:margin-left="30.00pt" fo:text-indent="0.00pt" fo:margin-top="5.00pt" fo:margin-bottom="5.00pt"/>
    </style:style>
    <style:style style:name="P117" style:family="paragraph">
      <style:paragraph-properties fo:line-height="100.00%" fo:text-align="left" fo:margin-top="5.00pt" fo:margin-bottom="5.00pt"/>
    </style:style>
    <style:style style:name="P118" style:family="paragraph">
      <style:paragraph-properties fo:line-height="100.00%" fo:text-align="left" fo:margin-left="30.00pt" fo:text-indent="0.00pt" fo:margin-top="5.00pt" fo:margin-bottom="5.00pt"/>
    </style:style>
    <style:style style:name="P119" style:family="paragraph">
      <style:paragraph-properties fo:line-height="100.00%" fo:text-align="left" fo:margin-top="5.00pt" fo:margin-bottom="5.00pt"/>
    </style:style>
    <style:style style:name="P120" style:family="paragraph">
      <style:paragraph-properties fo:line-height="100.00%" fo:text-align="left" fo:margin-left="30.00pt" fo:text-indent="0.00pt" fo:margin-top="5.00pt" fo:margin-bottom="5.00pt"/>
    </style:style>
    <style:style style:name="P121" style:family="paragraph">
      <style:paragraph-properties fo:line-height="100.00%" fo:text-align="left" fo:margin-top="5.00pt" fo:margin-bottom="5.00pt"/>
    </style:style>
    <style:style style:name="P122" style:family="paragraph">
      <style:paragraph-properties fo:line-height="100.00%" fo:text-align="left" fo:margin-left="30.00pt" fo:text-indent="0.00pt" fo:margin-top="5.00pt" fo:margin-bottom="5.00pt"/>
    </style:style>
    <style:style style:name="P123" style:family="paragraph">
      <style:paragraph-properties fo:line-height="100.00%" fo:text-align="left" fo:margin-top="5.00pt" fo:margin-bottom="5.00pt"/>
    </style:style>
    <style:style style:name="P124" style:family="paragraph">
      <style:paragraph-properties fo:line-height="100.00%" fo:text-align="left" fo:margin-left="30.00pt" fo:text-indent="0.00pt" fo:margin-top="5.00pt" fo:margin-bottom="5.00pt"/>
    </style:style>
    <style:style style:name="P125" style:family="paragraph">
      <style:paragraph-properties fo:line-height="100.00%" fo:text-align="left" fo:margin-top="5.00pt" fo:margin-bottom="5.00pt"/>
    </style:style>
    <style:style style:name="P126" style:family="paragraph">
      <style:paragraph-properties fo:line-height="100.00%" fo:text-align="left" fo:margin-left="30.00pt" fo:text-indent="0.00pt" fo:margin-top="5.00pt" fo:margin-bottom="5.00pt"/>
    </style:style>
    <style:style style:name="P127" style:family="paragraph">
      <style:paragraph-properties fo:line-height="100.00%" fo:text-align="left" fo:margin-top="5.00pt" fo:margin-bottom="5.00pt"/>
    </style:style>
    <style:style style:name="P128" style:family="paragraph">
      <style:paragraph-properties fo:line-height="100.00%" fo:text-align="left" fo:margin-left="30.00pt" fo:text-indent="0.00pt" fo:margin-top="5.00pt" fo:margin-bottom="5.00pt"/>
    </style:style>
    <style:style style:name="P129" style:family="paragraph">
      <style:paragraph-properties fo:line-height="100.00%" fo:text-align="left" fo:margin-top="5.00pt" fo:margin-bottom="5.00pt"/>
    </style:style>
    <style:style style:name="P130" style:family="paragraph">
      <style:paragraph-properties fo:line-height="100.00%" fo:text-align="left" fo:margin-left="30.00pt" fo:text-indent="0.00pt" fo:margin-top="5.00pt" fo:margin-bottom="5.00pt"/>
    </style:style>
    <style:style style:name="P131" style:family="paragraph">
      <style:paragraph-properties fo:line-height="100.00%" fo:text-align="left" fo:margin-top="5.00pt" fo:margin-bottom="5.00pt"/>
    </style:style>
    <style:style style:name="P132" style:family="paragraph">
      <style:paragraph-properties fo:line-height="100.00%" fo:text-align="left" fo:margin-left="30.00pt" fo:text-indent="0.00pt" fo:margin-top="5.00pt" fo:margin-bottom="5.00pt"/>
    </style:style>
    <style:style style:name="P133" style:family="paragraph">
      <style:paragraph-properties fo:line-height="100.00%" fo:text-align="left" fo:margin-top="5.00pt" fo:margin-bottom="5.00pt"/>
    </style:style>
    <style:style style:name="P134" style:family="paragraph">
      <style:paragraph-properties fo:line-height="100.00%" fo:text-align="left" fo:margin-left="30.00pt" fo:text-indent="0.00pt" fo:margin-top="5.00pt" fo:margin-bottom="5.00pt"/>
    </style:style>
    <style:style style:name="P135" style:family="paragraph">
      <style:paragraph-properties fo:line-height="100.00%" fo:text-align="left" fo:margin-top="5.00pt" fo:margin-bottom="5.00pt"/>
    </style:style>
    <style:style style:name="P136" style:family="paragraph">
      <style:paragraph-properties fo:line-height="100.00%" fo:text-align="left" fo:margin-left="30.00pt" fo:text-indent="0.00pt" fo:margin-top="5.00pt" fo:margin-bottom="5.00pt"/>
    </style:style>
    <style:style style:name="P137" style:family="paragraph">
      <style:paragraph-properties fo:line-height="100.00%" fo:text-align="left" fo:margin-top="5.00pt" fo:margin-bottom="5.00pt"/>
    </style:style>
    <style:style style:name="P138" style:family="paragraph">
      <style:paragraph-properties fo:line-height="100.00%" fo:text-align="left" fo:margin-left="30.00pt" fo:text-indent="0.00pt" fo:margin-top="5.00pt" fo:margin-bottom="5.00pt"/>
    </style:style>
    <style:style style:name="P139" style:family="paragraph">
      <style:paragraph-properties fo:line-height="100.00%" fo:text-align="left" fo:margin-top="5.00pt" fo:margin-bottom="5.00pt"/>
    </style:style>
    <style:style style:name="P140" style:family="paragraph">
      <style:paragraph-properties fo:line-height="100.00%" fo:text-align="left" fo:margin-left="30.00pt" fo:text-indent="0.00pt" fo:margin-top="5.00pt" fo:margin-bottom="5.00pt"/>
    </style:style>
    <style:style style:name="P141" style:family="paragraph">
      <style:paragraph-properties fo:line-height="100.00%" fo:text-align="left" fo:margin-top="5.00pt" fo:margin-bottom="5.00pt"/>
    </style:style>
    <style:style style:name="P142" style:family="paragraph">
      <style:paragraph-properties fo:line-height="100.00%" fo:text-align="left" fo:margin-left="30.00pt" fo:text-indent="0.00pt" fo:margin-top="5.00pt" fo:margin-bottom="5.00pt"/>
    </style:style>
    <style:style style:name="P143" style:family="paragraph">
      <style:paragraph-properties fo:line-height="100.00%" fo:text-align="left" fo:margin-top="5.00pt" fo:margin-bottom="5.00pt"/>
    </style:style>
    <style:style style:name="P144" style:family="paragraph">
      <style:paragraph-properties fo:line-height="100.00%" fo:text-align="left" fo:margin-left="30.00pt" fo:text-indent="0.00pt" fo:margin-top="5.00pt" fo:margin-bottom="5.00pt"/>
    </style:style>
    <style:style style:name="P145" style:family="paragraph">
      <style:paragraph-properties fo:line-height="100.00%" fo:text-align="left" fo:margin-top="5.00pt" fo:margin-bottom="5.00pt"/>
    </style:style>
    <style:style style:name="P146" style:family="paragraph">
      <style:paragraph-properties fo:line-height="100.00%" fo:text-align="left" fo:margin-left="30.00pt" fo:text-indent="0.00pt" fo:margin-top="5.00pt" fo:margin-bottom="5.00pt"/>
    </style:style>
    <style:style style:name="P147" style:family="paragraph">
      <style:paragraph-properties fo:line-height="100.00%" fo:text-align="left" fo:margin-top="5.00pt" fo:margin-bottom="5.00pt"/>
    </style:style>
    <style:style style:name="P148" style:family="paragraph">
      <style:paragraph-properties fo:line-height="100.00%" fo:text-align="left" fo:margin-left="30.00pt" fo:text-indent="0.00pt" fo:margin-top="5.00pt" fo:margin-bottom="5.00pt"/>
    </style:style>
    <style:style style:name="P149" style:family="paragraph">
      <style:paragraph-properties fo:line-height="100.00%" fo:text-align="left" fo:margin-top="5.00pt" fo:margin-bottom="5.00pt"/>
    </style:style>
    <style:style style:name="P150" style:family="paragraph">
      <style:paragraph-properties fo:line-height="100.00%" fo:text-align="left" fo:margin-left="30.00pt" fo:text-indent="0.00pt" fo:margin-top="5.00pt" fo:margin-bottom="5.00pt"/>
    </style:style>
    <style:style style:name="P151" style:family="paragraph">
      <style:paragraph-properties fo:line-height="100.00%" fo:text-align="left" fo:margin-top="5.00pt" fo:margin-bottom="5.00pt"/>
    </style:style>
    <style:style style:name="P152" style:family="paragraph">
      <style:paragraph-properties fo:line-height="100.00%" fo:text-align="left" fo:margin-left="30.00pt" fo:text-indent="0.00pt" fo:margin-top="5.00pt" fo:margin-bottom="5.00pt"/>
    </style:style>
    <style:style style:name="P153" style:family="paragraph">
      <style:paragraph-properties fo:line-height="100.00%" fo:text-align="left" fo:margin-top="5.00pt" fo:margin-bottom="5.00pt"/>
    </style:style>
    <style:style style:name="P154" style:family="paragraph">
      <style:paragraph-properties fo:line-height="100.00%" fo:text-align="left" fo:margin-left="30.00pt" fo:text-indent="0.00pt" fo:margin-top="5.00pt" fo:margin-bottom="5.00pt"/>
    </style:style>
    <style:style style:name="P155" style:family="paragraph">
      <style:paragraph-properties fo:line-height="100.00%" fo:text-align="left" fo:margin-top="5.00pt" fo:margin-bottom="5.00pt"/>
    </style:style>
    <style:style style:name="P156" style:family="paragraph">
      <style:paragraph-properties fo:line-height="100.00%" fo:text-align="left" fo:margin-left="30.00pt" fo:text-indent="0.00pt" fo:margin-top="5.00pt" fo:margin-bottom="5.00pt"/>
    </style:style>
    <style:style style:name="P157" style:family="paragraph">
      <style:paragraph-properties fo:line-height="100.00%" fo:text-align="left" fo:margin-top="5.00pt" fo:margin-bottom="5.00pt"/>
    </style:style>
    <style:style style:name="P158" style:family="paragraph">
      <style:paragraph-properties fo:line-height="100.00%" fo:text-align="left" fo:margin-left="30.00pt" fo:text-indent="0.00pt" fo:margin-top="5.00pt" fo:margin-bottom="5.00pt"/>
    </style:style>
    <style:style style:name="P159" style:family="paragraph">
      <style:paragraph-properties fo:line-height="100.00%" fo:text-align="left" fo:margin-top="5.00pt" fo:margin-bottom="5.00pt"/>
    </style:style>
    <style:style style:name="P160" style:family="paragraph">
      <style:paragraph-properties fo:line-height="100.00%" fo:text-align="left" fo:margin-left="30.00pt" fo:text-indent="0.00pt" fo:margin-top="5.00pt" fo:margin-bottom="5.00pt"/>
    </style:style>
    <style:style style:name="P161" style:family="paragraph">
      <style:paragraph-properties fo:line-height="100.00%" fo:text-align="left" fo:margin-top="5.00pt" fo:margin-bottom="5.00pt"/>
    </style:style>
    <style:style style:name="P162" style:family="paragraph">
      <style:paragraph-properties fo:line-height="100.00%" fo:text-align="left" fo:margin-left="30.00pt" fo:text-indent="0.00pt" fo:margin-top="5.00pt" fo:margin-bottom="5.00pt"/>
    </style:style>
    <style:style style:name="P163" style:family="paragraph">
      <style:paragraph-properties fo:line-height="100.00%" fo:text-align="left" fo:margin-top="5.00pt" fo:margin-bottom="5.00pt"/>
    </style:style>
    <style:style style:name="P164" style:family="paragraph">
      <style:paragraph-properties fo:line-height="100.00%" fo:text-align="left" fo:margin-left="30.00pt" fo:text-indent="0.00pt" fo:margin-top="5.00pt" fo:margin-bottom="5.00pt"/>
    </style:style>
    <style:style style:name="P165" style:family="paragraph">
      <style:paragraph-properties fo:line-height="100.00%" fo:text-align="left" fo:margin-top="5.00pt" fo:margin-bottom="5.00pt"/>
    </style:style>
    <style:style style:name="P166" style:family="paragraph">
      <style:paragraph-properties fo:line-height="100.00%" fo:text-align="left" fo:margin-left="30.00pt" fo:text-indent="0.00pt" fo:margin-top="5.00pt" fo:margin-bottom="5.00pt"/>
    </style:style>
    <style:style style:name="P167" style:family="paragraph">
      <style:paragraph-properties fo:line-height="100.00%" fo:text-align="left" fo:margin-top="5.00pt" fo:margin-bottom="5.00pt"/>
    </style:style>
    <style:style style:name="P168" style:family="paragraph">
      <style:paragraph-properties fo:line-height="100.00%" fo:text-align="left" fo:margin-left="30.00pt" fo:text-indent="0.00pt" fo:margin-top="5.00pt" fo:margin-bottom="5.00pt"/>
    </style:style>
    <style:style style:name="P169" style:family="paragraph">
      <style:paragraph-properties fo:line-height="100.00%" fo:text-align="left" fo:margin-top="5.00pt" fo:margin-bottom="5.00pt"/>
    </style:style>
    <style:style style:name="P170" style:family="paragraph">
      <style:paragraph-properties fo:line-height="100.00%" fo:text-align="left" fo:margin-left="30.00pt" fo:text-indent="0.00pt" fo:margin-top="5.00pt" fo:margin-bottom="5.00pt"/>
    </style:style>
    <style:style style:name="P171" style:family="paragraph">
      <style:paragraph-properties fo:line-height="100.00%" fo:text-align="left" fo:margin-top="5.00pt" fo:margin-bottom="5.00pt"/>
    </style:style>
    <style:style style:name="P172" style:family="paragraph">
      <style:paragraph-properties fo:line-height="100.00%" fo:text-align="left" fo:margin-left="30.00pt" fo:text-indent="0.00pt" fo:margin-top="5.00pt" fo:margin-bottom="5.00pt"/>
    </style:style>
    <style:style style:name="P173" style:family="paragraph">
      <style:paragraph-properties fo:line-height="100.00%" fo:text-align="left" fo:margin-top="5.00pt" fo:margin-bottom="5.00pt"/>
    </style:style>
    <style:style style:name="P174" style:family="paragraph">
      <style:paragraph-properties fo:line-height="100.00%" fo:text-align="left" fo:margin-left="30.00pt" fo:text-indent="0.00pt" fo:margin-top="5.00pt" fo:margin-bottom="5.00pt"/>
    </style:style>
    <style:style style:name="P175" style:family="paragraph">
      <style:paragraph-properties fo:line-height="100.00%" fo:text-align="left" fo:margin-top="5.00pt" fo:margin-bottom="5.00pt"/>
    </style:style>
    <style:style style:name="P176" style:family="paragraph">
      <style:paragraph-properties fo:line-height="100.00%" fo:text-align="left" fo:margin-left="30.00pt" fo:text-indent="0.00pt" fo:margin-top="5.00pt" fo:margin-bottom="5.00pt"/>
    </style:style>
    <style:style style:name="P177" style:family="paragraph">
      <style:paragraph-properties fo:line-height="100.00%" fo:text-align="left" fo:margin-top="5.00pt" fo:margin-bottom="5.00pt"/>
    </style:style>
    <style:style style:name="P178" style:family="paragraph">
      <style:paragraph-properties fo:line-height="100.00%" fo:text-align="left" fo:margin-left="30.00pt" fo:text-indent="0.00pt" fo:margin-top="5.00pt" fo:margin-bottom="5.00pt"/>
    </style:style>
    <style:style style:name="P179" style:family="paragraph">
      <style:paragraph-properties fo:line-height="100.00%" fo:text-align="left" fo:margin-top="5.00pt" fo:margin-bottom="5.00pt"/>
    </style:style>
    <style:style style:name="P180" style:family="paragraph">
      <style:paragraph-properties fo:line-height="100.00%" fo:text-align="left" fo:margin-left="30.00pt" fo:text-indent="0.00pt" fo:margin-top="5.00pt" fo:margin-bottom="5.00pt"/>
    </style:style>
    <style:style style:name="P181" style:family="paragraph">
      <style:paragraph-properties fo:line-height="100.00%" fo:text-align="left" fo:margin-top="5.00pt" fo:margin-bottom="5.00pt"/>
    </style:style>
    <style:style style:name="P182" style:family="paragraph">
      <style:paragraph-properties fo:line-height="100.00%" fo:text-align="left" fo:margin-left="30.00pt" fo:text-indent="0.00pt" fo:margin-top="5.00pt" fo:margin-bottom="5.00pt"/>
    </style:style>
    <style:style style:name="P183" style:family="paragraph">
      <style:paragraph-properties fo:line-height="100.00%" fo:text-align="left" fo:margin-top="5.00pt" fo:margin-bottom="5.00pt"/>
    </style:style>
    <style:style style:name="P184" style:family="paragraph">
      <style:paragraph-properties fo:line-height="100.00%" fo:text-align="left" fo:margin-left="30.00pt" fo:text-indent="0.00pt" fo:margin-top="5.00pt" fo:margin-bottom="5.00pt"/>
    </style:style>
    <style:style style:name="P185" style:family="paragraph">
      <style:paragraph-properties fo:line-height="100.00%" fo:text-align="left" fo:margin-top="5.00pt" fo:margin-bottom="5.00pt"/>
    </style:style>
    <style:style style:name="P186" style:family="paragraph">
      <style:paragraph-properties fo:line-height="100.00%" fo:text-align="left" fo:margin-left="30.00pt" fo:text-indent="0.00pt" fo:margin-top="5.00pt" fo:margin-bottom="5.00pt"/>
    </style:style>
    <style:style style:name="P187" style:family="paragraph">
      <style:paragraph-properties fo:line-height="100.00%" fo:text-align="left" fo:margin-top="5.00pt" fo:margin-bottom="5.00pt"/>
    </style:style>
    <style:style style:name="P188" style:family="paragraph">
      <style:paragraph-properties fo:line-height="100.00%" fo:text-align="left" fo:margin-left="30.00pt" fo:text-indent="0.00pt" fo:margin-top="5.00pt" fo:margin-bottom="5.00pt"/>
    </style:style>
    <style:style style:name="P189" style:family="paragraph">
      <style:paragraph-properties fo:line-height="100.00%" fo:text-align="left" fo:margin-top="5.00pt" fo:margin-bottom="5.00pt"/>
    </style:style>
    <style:style style:name="P190" style:family="paragraph">
      <style:paragraph-properties fo:line-height="100.00%" fo:text-align="left" fo:margin-left="30.00pt" fo:text-indent="0.00pt" fo:margin-top="5.00pt" fo:margin-bottom="5.00pt"/>
    </style:style>
    <style:style style:name="P191" style:family="paragraph">
      <style:paragraph-properties fo:line-height="100.00%" fo:text-align="left" fo:margin-top="5.00pt" fo:margin-bottom="5.00pt"/>
    </style:style>
    <style:style style:name="P192" style:family="paragraph">
      <style:paragraph-properties fo:line-height="100.00%" fo:text-align="left" fo:margin-left="30.00pt" fo:text-indent="0.00pt" fo:margin-top="5.00pt" fo:margin-bottom="5.00pt"/>
    </style:style>
    <style:style style:name="P193" style:family="paragraph">
      <style:paragraph-properties fo:line-height="100.00%" fo:text-align="left" fo:margin-top="5.00pt" fo:margin-bottom="5.00pt"/>
    </style:style>
    <style:style style:name="P194" style:family="paragraph">
      <style:paragraph-properties fo:line-height="100.00%" fo:text-align="left" fo:margin-left="30.00pt" fo:text-indent="0.00pt" fo:margin-top="5.00pt" fo:margin-bottom="5.00pt"/>
    </style:style>
    <style:style style:name="P195" style:family="paragraph">
      <style:paragraph-properties fo:line-height="100.00%" fo:text-align="left" fo:margin-top="5.00pt" fo:margin-bottom="5.00pt"/>
    </style:style>
    <style:style style:name="P196" style:family="paragraph">
      <style:paragraph-properties fo:line-height="100.00%" fo:text-align="left" fo:margin-left="30.00pt" fo:text-indent="0.00pt" fo:margin-top="5.00pt" fo:margin-bottom="5.00pt"/>
    </style:style>
    <style:style style:name="P197" style:family="paragraph">
      <style:paragraph-properties fo:line-height="100.00%" fo:text-align="left" fo:margin-top="5.00pt" fo:margin-bottom="5.00pt"/>
    </style:style>
    <style:style style:name="P198" style:family="paragraph">
      <style:paragraph-properties fo:line-height="100.00%" fo:text-align="left" fo:margin-left="30.00pt" fo:text-indent="0.00pt" fo:margin-top="5.00pt" fo:margin-bottom="5.00pt"/>
    </style:style>
    <style:style style:name="P199" style:family="paragraph">
      <style:paragraph-properties fo:line-height="100.00%" fo:text-align="left" fo:margin-top="5.00pt" fo:margin-bottom="5.00pt"/>
    </style:style>
    <style:style style:name="P200" style:family="paragraph">
      <style:paragraph-properties fo:line-height="100.00%" fo:text-align="left" fo:margin-left="30.00pt" fo:text-indent="0.00pt" fo:margin-top="5.00pt" fo:margin-bottom="5.00pt"/>
    </style:style>
    <style:style style:name="P201" style:family="paragraph">
      <style:paragraph-properties fo:line-height="100.00%" fo:text-align="left" fo:margin-top="5.00pt" fo:margin-bottom="5.00pt"/>
    </style:style>
    <style:style style:name="P202" style:family="paragraph">
      <style:paragraph-properties fo:line-height="100.00%" fo:text-align="left" fo:margin-left="30.00pt" fo:text-indent="0.00pt" fo:margin-top="5.00pt" fo:margin-bottom="5.00pt"/>
    </style:style>
    <style:style style:name="P203" style:family="paragraph">
      <style:paragraph-properties fo:line-height="100.00%" fo:text-align="left" fo:margin-top="5.00pt" fo:margin-bottom="5.00pt"/>
    </style:style>
    <style:style style:name="P204" style:family="paragraph">
      <style:paragraph-properties fo:line-height="100.00%" fo:text-align="left" fo:margin-left="30.00pt" fo:text-indent="0.00pt" fo:margin-top="5.00pt" fo:margin-bottom="5.00pt"/>
    </style:style>
    <style:style style:name="P205" style:family="paragraph">
      <style:paragraph-properties fo:line-height="100.00%" fo:text-align="left" fo:margin-top="5.00pt" fo:margin-bottom="5.00pt"/>
    </style:style>
    <style:style style:name="P206" style:family="paragraph">
      <style:paragraph-properties fo:line-height="100.00%" fo:text-align="left" fo:margin-left="30.00pt" fo:text-indent="0.00pt" fo:margin-top="5.00pt" fo:margin-bottom="5.00pt"/>
    </style:style>
    <style:style style:name="P207" style:family="paragraph">
      <style:paragraph-properties fo:line-height="100.00%" fo:text-align="left" fo:margin-top="5.00pt" fo:margin-bottom="5.00pt"/>
    </style:style>
    <style:style style:name="P208" style:family="paragraph">
      <style:paragraph-properties fo:line-height="100.00%" fo:text-align="left" fo:margin-left="30.00pt" fo:text-indent="0.00pt" fo:margin-top="5.00pt" fo:margin-bottom="5.00pt"/>
    </style:style>
    <style:style style:name="P209" style:family="paragraph">
      <style:paragraph-properties fo:line-height="100.00%" fo:text-align="left" fo:margin-top="5.00pt" fo:margin-bottom="5.00pt"/>
    </style:style>
    <style:style style:name="P210" style:family="paragraph">
      <style:paragraph-properties fo:line-height="100.00%" fo:text-align="left" fo:margin-left="30.00pt" fo:text-indent="0.00pt" fo:margin-top="5.00pt" fo:margin-bottom="5.00pt"/>
    </style:style>
    <style:style style:name="P211" style:family="paragraph">
      <style:paragraph-properties fo:line-height="100.00%" fo:text-align="left" fo:margin-top="5.00pt" fo:margin-bottom="5.00pt"/>
    </style:style>
    <style:style style:name="P212" style:family="paragraph">
      <style:paragraph-properties fo:line-height="100.00%" fo:text-align="left" fo:margin-left="30.00pt" fo:text-indent="0.00pt" fo:margin-top="5.00pt" fo:margin-bottom="5.00pt"/>
    </style:style>
    <style:style style:name="P213" style:family="paragraph">
      <style:paragraph-properties fo:line-height="100.00%" fo:text-align="left" fo:margin-top="5.00pt" fo:margin-bottom="5.00pt"/>
    </style:style>
    <style:style style:name="P214" style:family="paragraph">
      <style:paragraph-properties fo:line-height="100.00%" fo:text-align="left" fo:margin-left="30.00pt" fo:text-indent="0.00pt" fo:margin-top="5.00pt" fo:margin-bottom="5.00pt"/>
    </style:style>
    <style:style style:name="P215" style:family="paragraph">
      <style:paragraph-properties fo:line-height="100.00%" fo:text-align="left" fo:margin-top="5.00pt" fo:margin-bottom="5.00pt"/>
    </style:style>
    <style:style style:name="P216" style:family="paragraph">
      <style:paragraph-properties fo:line-height="100.00%" fo:text-align="left" fo:margin-left="30.00pt" fo:text-indent="0.00pt" fo:margin-top="5.00pt" fo:margin-bottom="5.00pt"/>
    </style:style>
    <style:style style:name="P217" style:family="paragraph">
      <style:paragraph-properties fo:line-height="100.00%" fo:text-align="left" fo:margin-top="5.00pt" fo:margin-bottom="5.00pt"/>
    </style:style>
    <style:style style:name="P218" style:family="paragraph">
      <style:paragraph-properties fo:line-height="100.00%" fo:text-align="left" fo:margin-left="30.00pt" fo:text-indent="0.00pt" fo:margin-top="5.00pt" fo:margin-bottom="5.00pt"/>
    </style:style>
    <style:style style:name="P219" style:family="paragraph">
      <style:paragraph-properties fo:line-height="100.00%" fo:text-align="left" fo:margin-top="5.00pt" fo:margin-bottom="5.00pt"/>
    </style:style>
    <style:style style:name="P220" style:family="paragraph">
      <style:paragraph-properties fo:line-height="100.00%" fo:text-align="left" fo:margin-left="30.00pt" fo:text-indent="0.00pt" fo:margin-top="5.00pt" fo:margin-bottom="5.00pt"/>
    </style:style>
    <style:style style:name="P221" style:family="paragraph">
      <style:paragraph-properties fo:line-height="100.00%" fo:text-align="left" fo:margin-top="5.00pt" fo:margin-bottom="5.00pt"/>
    </style:style>
    <style:style style:name="P222" style:family="paragraph">
      <style:paragraph-properties fo:line-height="100.00%" fo:text-align="left" fo:margin-left="30.00pt" fo:text-indent="0.00pt" fo:margin-top="5.00pt" fo:margin-bottom="5.00pt"/>
    </style:style>
    <style:style style:name="P223" style:family="paragraph">
      <style:paragraph-properties fo:line-height="100.00%" fo:text-align="left" fo:margin-top="5.00pt" fo:margin-bottom="5.00pt"/>
    </style:style>
    <style:style style:name="P224" style:family="paragraph">
      <style:paragraph-properties fo:line-height="100.00%" fo:text-align="left" fo:margin-left="30.00pt" fo:text-indent="0.00pt" fo:margin-top="5.00pt" fo:margin-bottom="5.00pt"/>
    </style:style>
    <style:style style:name="P225" style:family="paragraph">
      <style:paragraph-properties fo:line-height="100.00%" fo:text-align="left" fo:margin-top="5.00pt" fo:margin-bottom="5.00pt"/>
    </style:style>
    <style:style style:name="P226" style:family="paragraph">
      <style:paragraph-properties fo:line-height="100.00%" fo:text-align="left" fo:margin-left="30.00pt" fo:text-indent="0.00pt" fo:margin-top="5.00pt" fo:margin-bottom="5.00pt"/>
    </style:style>
    <style:style style:name="P227" style:family="paragraph">
      <style:paragraph-properties fo:line-height="100.00%" fo:text-align="left" fo:margin-top="5.00pt" fo:margin-bottom="5.00pt"/>
    </style:style>
    <style:style style:name="P228" style:family="paragraph">
      <style:paragraph-properties fo:line-height="100.00%" fo:text-align="left" fo:margin-left="30.00pt" fo:text-indent="0.00pt" fo:margin-top="5.00pt" fo:margin-bottom="5.00pt"/>
    </style:style>
    <style:style style:name="P229" style:family="paragraph">
      <style:paragraph-properties fo:line-height="100.00%" fo:text-align="left" fo:margin-top="5.00pt" fo:margin-bottom="5.00pt"/>
    </style:style>
    <style:style style:name="P230" style:family="paragraph">
      <style:paragraph-properties fo:line-height="100.00%" fo:text-align="left" fo:margin-left="30.00pt" fo:text-indent="0.00pt" fo:margin-top="5.00pt" fo:margin-bottom="5.00pt"/>
    </style:style>
    <style:style style:name="P231" style:family="paragraph">
      <style:paragraph-properties fo:line-height="100.00%" fo:text-align="left" fo:margin-top="5.00pt" fo:margin-bottom="5.00pt"/>
    </style:style>
    <style:style style:name="P232" style:family="paragraph">
      <style:paragraph-properties fo:line-height="100.00%" fo:text-align="left" fo:margin-left="30.00pt" fo:text-indent="0.00pt" fo:margin-top="5.00pt" fo:margin-bottom="5.00pt"/>
    </style:style>
    <style:style style:name="P233" style:family="paragraph">
      <style:paragraph-properties fo:line-height="100.00%" fo:text-align="left" fo:margin-top="5.00pt" fo:margin-bottom="5.00pt"/>
    </style:style>
    <style:style style:name="P234" style:family="paragraph">
      <style:paragraph-properties fo:line-height="100.00%" fo:text-align="left" fo:margin-left="30.00pt" fo:text-indent="0.00pt" fo:margin-top="5.00pt" fo:margin-bottom="5.00pt"/>
    </style:style>
    <style:style style:name="P235" style:family="paragraph">
      <style:paragraph-properties fo:line-height="100.00%" fo:text-align="left" fo:margin-top="5.00pt" fo:margin-bottom="5.00pt"/>
    </style:style>
    <style:style style:name="P236" style:family="paragraph">
      <style:paragraph-properties fo:line-height="100.00%" fo:text-align="left" fo:margin-left="30.00pt" fo:text-indent="0.00pt" fo:margin-top="5.00pt" fo:margin-bottom="5.00pt"/>
    </style:style>
    <style:style style:name="P237" style:family="paragraph">
      <style:paragraph-properties fo:line-height="100.00%" fo:text-align="left" fo:margin-top="5.00pt" fo:margin-bottom="5.00pt"/>
    </style:style>
    <style:style style:name="P238" style:family="paragraph">
      <style:paragraph-properties fo:line-height="100.00%" fo:text-align="left" fo:margin-left="30.00pt" fo:text-indent="0.00pt" fo:margin-top="5.00pt" fo:margin-bottom="5.00pt"/>
    </style:style>
    <style:style style:name="P239" style:family="paragraph">
      <style:paragraph-properties fo:line-height="100.00%" fo:text-align="left" fo:margin-top="5.00pt" fo:margin-bottom="5.00pt"/>
    </style:style>
    <style:style style:name="P240" style:family="paragraph">
      <style:paragraph-properties fo:line-height="100.00%" fo:text-align="left" fo:margin-left="30.00pt" fo:text-indent="0.00pt" fo:margin-top="5.00pt" fo:margin-bottom="5.00pt"/>
    </style:style>
    <style:style style:name="P241" style:family="paragraph">
      <style:paragraph-properties fo:line-height="100.00%" fo:text-align="left" fo:margin-top="5.00pt" fo:margin-bottom="5.00pt"/>
    </style:style>
    <style:style style:name="P242" style:family="paragraph">
      <style:paragraph-properties fo:line-height="100.00%" fo:text-align="left" fo:margin-left="30.00pt" fo:text-indent="0.00pt" fo:margin-top="5.00pt" fo:margin-bottom="5.00pt"/>
    </style:style>
    <style:style style:name="P243" style:family="paragraph">
      <style:paragraph-properties fo:line-height="100.00%" fo:text-align="left" fo:margin-top="5.00pt" fo:margin-bottom="5.00pt"/>
    </style:style>
    <style:style style:name="P244" style:family="paragraph">
      <style:paragraph-properties fo:line-height="100.00%" fo:text-align="left" fo:margin-left="30.00pt" fo:text-indent="0.00pt" fo:margin-top="5.00pt" fo:margin-bottom="5.00pt"/>
    </style:style>
    <style:style style:name="P245" style:family="paragraph">
      <style:paragraph-properties fo:line-height="100.00%" fo:text-align="left" fo:margin-top="5.00pt" fo:margin-bottom="5.00pt"/>
    </style:style>
    <style:style style:name="P246" style:family="paragraph">
      <style:paragraph-properties fo:line-height="100.00%" fo:text-align="left" fo:margin-left="30.00pt" fo:text-indent="0.00pt" fo:margin-top="5.00pt" fo:margin-bottom="5.00pt"/>
    </style:style>
    <style:style style:name="P247" style:family="paragraph">
      <style:paragraph-properties fo:line-height="100.00%" fo:text-align="left" fo:margin-top="5.00pt" fo:margin-bottom="5.00pt"/>
    </style:style>
    <style:style style:name="P248" style:family="paragraph">
      <style:paragraph-properties fo:line-height="100.00%" fo:text-align="left" fo:margin-left="30.00pt" fo:text-indent="0.00pt" fo:margin-top="5.00pt" fo:margin-bottom="5.00pt"/>
    </style:style>
    <style:style style:name="P249" style:family="paragraph">
      <style:paragraph-properties fo:line-height="100.00%" fo:text-align="left" fo:margin-top="5.00pt" fo:margin-bottom="5.00pt"/>
    </style:style>
    <style:style style:name="P250" style:family="paragraph">
      <style:paragraph-properties fo:line-height="100.00%" fo:text-align="left" fo:margin-left="30.00pt" fo:text-indent="0.00pt" fo:margin-top="5.00pt" fo:margin-bottom="5.00pt"/>
    </style:style>
    <style:style style:name="P251" style:family="paragraph">
      <style:paragraph-properties fo:line-height="100.00%" fo:text-align="left" fo:margin-top="5.00pt" fo:margin-bottom="5.00pt"/>
    </style:style>
    <style:style style:name="P252" style:family="paragraph">
      <style:paragraph-properties fo:line-height="100.00%" fo:text-align="left" fo:margin-left="30.00pt" fo:text-indent="0.00pt" fo:margin-top="5.00pt" fo:margin-bottom="5.00pt"/>
    </style:style>
    <style:style style:name="P253" style:family="paragraph">
      <style:paragraph-properties fo:line-height="100.00%" fo:text-align="left" fo:margin-top="5.00pt" fo:margin-bottom="5.00pt"/>
    </style:style>
    <style:style style:name="P254" style:family="paragraph">
      <style:paragraph-properties fo:line-height="100.00%" fo:text-align="left" fo:margin-left="30.00pt" fo:text-indent="0.00pt" fo:margin-top="5.00pt" fo:margin-bottom="5.00pt"/>
    </style:style>
    <style:style style:name="P255" style:family="paragraph">
      <style:paragraph-properties fo:line-height="100.00%" fo:text-align="left" fo:margin-top="5.00pt" fo:margin-bottom="5.00pt"/>
    </style:style>
    <style:style style:name="P256" style:family="paragraph">
      <style:paragraph-properties fo:line-height="100.00%" fo:text-align="left" fo:margin-left="30.00pt" fo:text-indent="0.00pt" fo:margin-top="5.00pt" fo:margin-bottom="5.00pt"/>
    </style:style>
    <style:style style:name="P257" style:family="paragraph">
      <style:paragraph-properties fo:line-height="100.00%" fo:text-align="left" fo:margin-top="5.00pt" fo:margin-bottom="5.00pt"/>
    </style:style>
    <style:style style:name="P258" style:family="paragraph">
      <style:paragraph-properties fo:line-height="100.00%" fo:text-align="left" fo:margin-left="30.00pt" fo:text-indent="0.00pt" fo:margin-top="5.00pt" fo:margin-bottom="5.00pt"/>
    </style:style>
    <style:style style:name="P259" style:family="paragraph">
      <style:paragraph-properties fo:line-height="100.00%" fo:text-align="left" fo:margin-top="5.00pt" fo:margin-bottom="5.00pt"/>
    </style:style>
    <style:style style:name="P260" style:family="paragraph">
      <style:paragraph-properties fo:line-height="100.00%" fo:text-align="left" fo:margin-left="30.00pt" fo:text-indent="0.00pt" fo:margin-top="5.00pt" fo:margin-bottom="5.00pt"/>
    </style:style>
    <style:style style:name="P261" style:family="paragraph">
      <style:paragraph-properties fo:line-height="100.00%" fo:text-align="left" fo:margin-top="5.00pt" fo:margin-bottom="5.00pt"/>
    </style:style>
    <style:style style:name="P262" style:family="paragraph">
      <style:paragraph-properties fo:line-height="100.00%" fo:text-align="left" fo:margin-left="30.00pt" fo:text-indent="0.00pt" fo:margin-top="5.00pt" fo:margin-bottom="5.00pt"/>
    </style:style>
    <style:style style:name="P263" style:family="paragraph">
      <style:paragraph-properties fo:line-height="100.00%" fo:text-align="left" fo:margin-top="5.00pt" fo:margin-bottom="5.00pt"/>
    </style:style>
    <style:style style:name="P264" style:family="paragraph">
      <style:paragraph-properties fo:line-height="100.00%" fo:text-align="left" fo:margin-left="30.00pt" fo:text-indent="0.00pt" fo:margin-top="5.00pt" fo:margin-bottom="5.00pt"/>
    </style:style>
    <style:style style:name="P265" style:family="paragraph">
      <style:paragraph-properties fo:line-height="100.00%" fo:text-align="left" fo:margin-top="5.00pt" fo:margin-bottom="5.00pt"/>
    </style:style>
    <style:style style:name="P266" style:family="paragraph">
      <style:paragraph-properties fo:line-height="100.00%" fo:text-align="left" fo:margin-left="30.00pt" fo:text-indent="0.00pt" fo:margin-top="5.00pt" fo:margin-bottom="5.00pt"/>
    </style:style>
    <style:style style:name="P267" style:family="paragraph">
      <style:paragraph-properties fo:line-height="100.00%" fo:text-align="left" fo:margin-top="5.00pt" fo:margin-bottom="5.00pt"/>
    </style:style>
    <style:style style:name="P268" style:family="paragraph">
      <style:paragraph-properties fo:line-height="100.00%" fo:text-align="left" fo:margin-left="30.00pt" fo:text-indent="0.00pt" fo:margin-top="5.00pt" fo:margin-bottom="5.00pt"/>
    </style:style>
    <style:style style:name="P269" style:family="paragraph">
      <style:paragraph-properties fo:line-height="100.00%" fo:text-align="left" fo:margin-top="5.00pt" fo:margin-bottom="5.00pt"/>
    </style:style>
    <style:style style:name="P270" style:family="paragraph">
      <style:paragraph-properties fo:line-height="100.00%" fo:text-align="left" fo:margin-left="30.00pt" fo:text-indent="0.00pt" fo:margin-top="5.00pt" fo:margin-bottom="5.00pt"/>
    </style:style>
    <style:style style:name="P271" style:family="paragraph">
      <style:paragraph-properties fo:line-height="100.00%" fo:text-align="left" fo:margin-top="5.00pt" fo:margin-bottom="5.00pt"/>
    </style:style>
    <style:style style:name="P272" style:family="paragraph">
      <style:paragraph-properties fo:line-height="100.00%" fo:text-align="left" fo:margin-left="30.00pt" fo:text-indent="0.00pt" fo:margin-top="5.00pt" fo:margin-bottom="5.00pt"/>
    </style:style>
    <style:style style:name="P273" style:family="paragraph">
      <style:paragraph-properties fo:line-height="100.00%" fo:text-align="left" fo:margin-top="5.00pt" fo:margin-bottom="5.00pt"/>
    </style:style>
    <style:style style:name="P274" style:family="paragraph">
      <style:paragraph-properties fo:line-height="100.00%" fo:text-align="left" fo:margin-left="30.00pt" fo:text-indent="0.00pt" fo:margin-top="5.00pt" fo:margin-bottom="5.00pt"/>
    </style:style>
    <style:style style:name="P275" style:family="paragraph">
      <style:paragraph-properties fo:line-height="100.00%" fo:text-align="left" fo:margin-top="5.00pt" fo:margin-bottom="5.00pt"/>
    </style:style>
    <style:style style:name="P276" style:family="paragraph">
      <style:paragraph-properties fo:line-height="100.00%" fo:text-align="left" fo:margin-left="30.00pt" fo:text-indent="0.00pt" fo:margin-top="5.00pt" fo:margin-bottom="5.00pt"/>
    </style:style>
    <style:style style:name="P277" style:family="paragraph">
      <style:paragraph-properties fo:line-height="100.00%" fo:text-align="left" fo:margin-top="5.00pt" fo:margin-bottom="5.00pt"/>
    </style:style>
    <style:style style:name="P278" style:family="paragraph">
      <style:paragraph-properties fo:line-height="100.00%" fo:text-align="left" fo:margin-left="30.00pt" fo:text-indent="0.00pt" fo:margin-top="5.00pt" fo:margin-bottom="5.00pt"/>
    </style:style>
    <style:style style:name="P279" style:family="paragraph">
      <style:paragraph-properties fo:line-height="100.00%" fo:text-align="left" fo:margin-top="5.00pt" fo:margin-bottom="5.00pt"/>
    </style:style>
    <style:style style:name="P280" style:family="paragraph">
      <style:paragraph-properties fo:line-height="100.00%" fo:text-align="left" fo:margin-left="30.00pt" fo:text-indent="0.00pt" fo:margin-top="5.00pt" fo:margin-bottom="5.00pt"/>
    </style:style>
    <style:style style:name="P281" style:family="paragraph">
      <style:paragraph-properties fo:line-height="100.00%" fo:text-align="left" fo:margin-top="5.00pt" fo:margin-bottom="5.00pt"/>
    </style:style>
    <style:style style:name="P282" style:family="paragraph">
      <style:paragraph-properties fo:line-height="100.00%" fo:text-align="left" fo:margin-left="30.00pt" fo:text-indent="0.00pt" fo:margin-top="5.00pt" fo:margin-bottom="5.00pt"/>
    </style:style>
    <style:style style:name="P283" style:family="paragraph">
      <style:paragraph-properties fo:line-height="100.00%" fo:text-align="left" fo:margin-top="5.00pt" fo:margin-bottom="5.00pt"/>
    </style:style>
    <style:style style:name="P284" style:family="paragraph">
      <style:paragraph-properties fo:line-height="100.00%" fo:text-align="left" fo:margin-left="30.00pt" fo:text-indent="0.00pt" fo:margin-top="5.00pt" fo:margin-bottom="5.00pt"/>
    </style:style>
    <style:style style:name="P285" style:family="paragraph">
      <style:paragraph-properties fo:line-height="100.00%" fo:text-align="left" fo:margin-top="5.00pt" fo:margin-bottom="5.00pt"/>
    </style:style>
    <style:style style:name="P286" style:family="paragraph">
      <style:paragraph-properties fo:line-height="100.00%" fo:text-align="left" fo:margin-left="30.00pt" fo:text-indent="0.00pt" fo:margin-top="5.00pt" fo:margin-bottom="5.00pt"/>
    </style:style>
    <style:style style:name="P287" style:family="paragraph">
      <style:paragraph-properties fo:line-height="100.00%" fo:text-align="left" fo:margin-top="5.00pt" fo:margin-bottom="5.00pt"/>
    </style:style>
    <style:style style:name="P288" style:family="paragraph">
      <style:paragraph-properties fo:line-height="100.00%" fo:text-align="left" fo:margin-left="30.00pt" fo:text-indent="0.00pt" fo:margin-top="5.00pt" fo:margin-bottom="5.00pt"/>
    </style:style>
    <style:style style:name="P289" style:family="paragraph">
      <style:paragraph-properties fo:line-height="100.00%" fo:text-align="left" fo:margin-top="5.00pt" fo:margin-bottom="5.00pt"/>
    </style:style>
    <style:style style:name="P290" style:family="paragraph">
      <style:paragraph-properties fo:line-height="100.00%" fo:text-align="left" fo:margin-left="30.00pt" fo:text-indent="0.00pt" fo:margin-top="5.00pt" fo:margin-bottom="5.00pt"/>
    </style:style>
    <style:style style:name="P291" style:family="paragraph">
      <style:paragraph-properties fo:line-height="100.00%" fo:text-align="left" fo:margin-top="5.00pt" fo:margin-bottom="5.00pt"/>
    </style:style>
    <style:style style:name="P292" style:family="paragraph">
      <style:paragraph-properties fo:line-height="100.00%" fo:text-align="left" fo:margin-left="30.00pt" fo:text-indent="0.00pt" fo:margin-top="5.00pt" fo:margin-bottom="5.00pt"/>
    </style:style>
    <style:style style:name="P293" style:family="paragraph">
      <style:paragraph-properties fo:line-height="100.00%" fo:text-align="left" fo:margin-top="5.00pt" fo:margin-bottom="5.00pt"/>
    </style:style>
    <style:style style:name="P294" style:family="paragraph">
      <style:paragraph-properties fo:line-height="100.00%" fo:text-align="left" fo:margin-left="30.00pt" fo:text-indent="0.00pt" fo:margin-top="5.00pt" fo:margin-bottom="5.00pt"/>
    </style:style>
    <style:style style:name="P295" style:family="paragraph">
      <style:paragraph-properties fo:line-height="100.00%" fo:text-align="left" fo:margin-top="5.00pt" fo:margin-bottom="5.00pt"/>
    </style:style>
    <style:style style:name="P296" style:family="paragraph">
      <style:paragraph-properties fo:line-height="100.00%" fo:text-align="left" fo:margin-left="30.00pt" fo:text-indent="0.00pt" fo:margin-top="5.00pt" fo:margin-bottom="5.00pt"/>
    </style:style>
    <style:style style:name="P297" style:family="paragraph">
      <style:paragraph-properties fo:line-height="100.00%" fo:text-align="left" fo:margin-top="5.00pt" fo:margin-bottom="5.00pt"/>
    </style:style>
    <style:style style:name="P298" style:family="paragraph">
      <style:paragraph-properties fo:line-height="100.00%" fo:text-align="left" fo:margin-left="30.00pt" fo:text-indent="0.00pt" fo:margin-top="5.00pt" fo:margin-bottom="5.00pt"/>
    </style:style>
    <style:style style:name="P299" style:family="paragraph">
      <style:paragraph-properties fo:line-height="100.00%" fo:text-align="left" fo:margin-top="5.00pt" fo:margin-bottom="5.00pt"/>
    </style:style>
    <style:style style:name="P300" style:family="paragraph">
      <style:paragraph-properties fo:line-height="100.00%" fo:text-align="left" fo:margin-left="30.00pt" fo:text-indent="0.00pt" fo:margin-top="5.00pt" fo:margin-bottom="5.00pt"/>
    </style:style>
    <style:style style:name="P301" style:family="paragraph">
      <style:paragraph-properties fo:line-height="100.00%" fo:text-align="left" fo:margin-top="5.00pt" fo:margin-bottom="5.00pt"/>
    </style:style>
    <style:style style:name="P302" style:family="paragraph">
      <style:paragraph-properties fo:line-height="100.00%" fo:text-align="left" fo:margin-left="30.00pt" fo:text-indent="0.00pt" fo:margin-top="5.00pt" fo:margin-bottom="5.00pt"/>
    </style:style>
    <style:style style:name="P303" style:family="paragraph">
      <style:paragraph-properties fo:line-height="100.00%" fo:text-align="left" fo:margin-top="5.00pt" fo:margin-bottom="5.00pt"/>
    </style:style>
    <style:style style:name="P304" style:family="paragraph">
      <style:paragraph-properties fo:line-height="100.00%" fo:text-align="left" fo:margin-left="30.00pt" fo:text-indent="0.00pt" fo:margin-top="5.00pt" fo:margin-bottom="5.00pt"/>
    </style:style>
    <style:style style:name="P305" style:family="paragraph">
      <style:paragraph-properties fo:line-height="100.00%" fo:text-align="left" fo:margin-top="5.00pt" fo:margin-bottom="5.00pt"/>
    </style:style>
    <style:style style:name="P306" style:family="paragraph">
      <style:paragraph-properties fo:line-height="100.00%" fo:text-align="left" fo:margin-left="30.00pt" fo:text-indent="0.00pt" fo:margin-top="5.00pt" fo:margin-bottom="5.00pt"/>
    </style:style>
    <style:style style:name="P307" style:family="paragraph">
      <style:paragraph-properties fo:line-height="100.00%" fo:text-align="left" fo:margin-top="5.00pt" fo:margin-bottom="5.00pt"/>
    </style:style>
    <style:style style:name="P308" style:family="paragraph">
      <style:paragraph-properties fo:line-height="100.00%" fo:text-align="left" fo:margin-left="30.00pt" fo:text-indent="0.00pt" fo:margin-top="5.00pt" fo:margin-bottom="5.00pt"/>
    </style:style>
    <style:style style:name="P309" style:family="paragraph">
      <style:paragraph-properties fo:line-height="100.00%" fo:text-align="left" fo:margin-top="5.00pt" fo:margin-bottom="5.00pt"/>
    </style:style>
    <style:style style:name="P310" style:family="paragraph">
      <style:paragraph-properties fo:line-height="100.00%" fo:text-align="left" fo:margin-left="30.00pt" fo:text-indent="0.00pt" fo:margin-top="5.00pt" fo:margin-bottom="5.00pt"/>
    </style:style>
    <style:style style:name="P311" style:family="paragraph">
      <style:paragraph-properties fo:line-height="100.00%" fo:text-align="left" fo:margin-top="5.00pt" fo:margin-bottom="5.00pt"/>
    </style:style>
    <style:style style:name="P312" style:family="paragraph">
      <style:paragraph-properties fo:line-height="100.00%" fo:text-align="left" fo:margin-left="30.00pt" fo:text-indent="0.00pt" fo:margin-top="5.00pt" fo:margin-bottom="5.00pt"/>
    </style:style>
    <style:style style:name="P313" style:family="paragraph">
      <style:paragraph-properties fo:line-height="100.00%" fo:text-align="left" fo:margin-top="5.00pt" fo:margin-bottom="5.00pt"/>
    </style:style>
    <style:style style:name="P314" style:family="paragraph">
      <style:paragraph-properties fo:line-height="100.00%" fo:text-align="left" fo:margin-left="30.00pt" fo:text-indent="0.00pt" fo:margin-top="5.00pt" fo:margin-bottom="5.00pt"/>
    </style:style>
    <style:style style:name="P315" style:family="paragraph">
      <style:paragraph-properties fo:line-height="100.00%" fo:text-align="left" fo:margin-top="5.00pt" fo:margin-bottom="5.00pt"/>
    </style:style>
    <style:style style:name="P316" style:family="paragraph">
      <style:paragraph-properties fo:line-height="100.00%" fo:text-align="left" fo:margin-left="30.00pt" fo:text-indent="0.00pt" fo:margin-top="5.00pt" fo:margin-bottom="5.00pt"/>
    </style:style>
    <style:style style:name="P317" style:family="paragraph">
      <style:paragraph-properties fo:line-height="100.00%" fo:text-align="left" fo:margin-top="5.00pt" fo:margin-bottom="5.00pt"/>
    </style:style>
    <style:style style:name="P318" style:family="paragraph">
      <style:paragraph-properties fo:line-height="100.00%" fo:text-align="left" fo:margin-left="30.00pt" fo:text-indent="0.00pt" fo:margin-top="5.00pt" fo:margin-bottom="5.00pt"/>
    </style:style>
    <style:style style:name="P319" style:family="paragraph">
      <style:paragraph-properties fo:line-height="100.00%" fo:text-align="left" fo:margin-top="5.00pt" fo:margin-bottom="5.00pt"/>
    </style:style>
    <style:style style:name="P320" style:family="paragraph">
      <style:paragraph-properties fo:line-height="100.00%" fo:text-align="left" fo:margin-left="30.00pt" fo:text-indent="0.00pt" fo:margin-top="5.00pt" fo:margin-bottom="5.00pt"/>
    </style:style>
    <style:style style:name="P321" style:family="paragraph">
      <style:paragraph-properties fo:line-height="100.00%" fo:text-align="left" fo:margin-top="5.00pt" fo:margin-bottom="5.00pt"/>
    </style:style>
    <style:style style:name="P322" style:family="paragraph">
      <style:paragraph-properties fo:line-height="100.00%" fo:text-align="left" fo:margin-left="30.00pt" fo:text-indent="0.00pt" fo:margin-top="5.00pt" fo:margin-bottom="5.00pt"/>
    </style:style>
    <style:style style:name="P323" style:family="paragraph">
      <style:paragraph-properties fo:line-height="100.00%" fo:text-align="left" fo:margin-top="5.00pt" fo:margin-bottom="5.00pt"/>
    </style:style>
    <style:style style:name="P324" style:family="paragraph">
      <style:paragraph-properties fo:line-height="100.00%" fo:text-align="left" fo:margin-left="30.00pt" fo:text-indent="0.00pt" fo:margin-top="5.00pt" fo:margin-bottom="5.00pt"/>
    </style:style>
    <style:style style:name="P325" style:family="paragraph">
      <style:paragraph-properties fo:line-height="100.00%" fo:text-align="left" fo:margin-top="5.00pt" fo:margin-bottom="5.00pt"/>
    </style:style>
    <style:style style:name="P326" style:family="paragraph">
      <style:paragraph-properties fo:line-height="100.00%" fo:text-align="left" fo:margin-left="30.00pt" fo:text-indent="0.00pt" fo:margin-top="5.00pt" fo:margin-bottom="5.00pt"/>
    </style:style>
    <style:style style:name="P327" style:family="paragraph">
      <style:paragraph-properties fo:line-height="100.00%" fo:text-align="left" fo:margin-top="5.00pt" fo:margin-bottom="5.00pt"/>
    </style:style>
    <style:style style:name="P328" style:family="paragraph">
      <style:paragraph-properties fo:line-height="100.00%" fo:text-align="left" fo:margin-left="30.00pt" fo:text-indent="0.00pt" fo:margin-top="5.00pt" fo:margin-bottom="5.00pt"/>
    </style:style>
    <style:style style:name="P329" style:family="paragraph">
      <style:paragraph-properties fo:line-height="100.00%" fo:text-align="left" fo:margin-top="5.00pt" fo:margin-bottom="5.00pt"/>
    </style:style>
    <style:style style:name="P330" style:family="paragraph">
      <style:paragraph-properties fo:line-height="100.00%" fo:text-align="left" fo:margin-left="30.00pt" fo:text-indent="0.00pt" fo:margin-top="5.00pt" fo:margin-bottom="5.00pt"/>
    </style:style>
    <style:style style:name="P331" style:family="paragraph">
      <style:paragraph-properties fo:line-height="100.00%" fo:text-align="left" fo:margin-top="5.00pt" fo:margin-bottom="5.00pt"/>
    </style:style>
    <style:style style:name="P332" style:family="paragraph">
      <style:paragraph-properties fo:line-height="100.00%" fo:text-align="left" fo:margin-left="30.00pt" fo:text-indent="0.00pt" fo:margin-top="5.00pt" fo:margin-bottom="5.00pt"/>
    </style:style>
    <style:style style:name="P333" style:family="paragraph">
      <style:paragraph-properties fo:line-height="100.00%" fo:text-align="left" fo:margin-top="5.00pt" fo:margin-bottom="5.00pt"/>
    </style:style>
    <style:style style:name="P334" style:family="paragraph">
      <style:paragraph-properties fo:line-height="100.00%" fo:text-align="left" fo:margin-left="30.00pt" fo:text-indent="0.00pt" fo:margin-top="5.00pt" fo:margin-bottom="5.00pt"/>
    </style:style>
    <style:style style:name="P335" style:family="paragraph">
      <style:paragraph-properties fo:line-height="100.00%" fo:text-align="left" fo:margin-top="5.00pt" fo:margin-bottom="5.00pt"/>
    </style:style>
    <style:style style:name="P336" style:family="paragraph">
      <style:paragraph-properties fo:line-height="100.00%" fo:text-align="left" fo:margin-left="30.00pt" fo:text-indent="0.00pt" fo:margin-top="5.00pt" fo:margin-bottom="5.00pt"/>
    </style:style>
    <style:style style:name="P337" style:family="paragraph">
      <style:paragraph-properties fo:line-height="100.00%" fo:text-align="left" fo:margin-top="5.00pt" fo:margin-bottom="5.00pt"/>
    </style:style>
    <style:style style:name="P338" style:family="paragraph">
      <style:paragraph-properties fo:line-height="100.00%" fo:text-align="left" fo:margin-left="30.00pt" fo:text-indent="0.00pt" fo:margin-top="5.00pt" fo:margin-bottom="5.00pt"/>
    </style:style>
    <style:style style:name="P339" style:family="paragraph">
      <style:paragraph-properties fo:line-height="100.00%" fo:text-align="left" fo:margin-top="5.00pt" fo:margin-bottom="5.00pt"/>
    </style:style>
    <style:style style:name="P340" style:family="paragraph">
      <style:paragraph-properties fo:line-height="100.00%" fo:text-align="left" fo:margin-left="30.00pt" fo:text-indent="0.00pt" fo:margin-top="5.00pt" fo:margin-bottom="5.00pt"/>
    </style:style>
    <style:style style:name="P341" style:family="paragraph">
      <style:paragraph-properties fo:line-height="100.00%" fo:text-align="left" fo:margin-top="5.00pt" fo:margin-bottom="5.00pt"/>
    </style:style>
    <style:style style:name="P342" style:family="paragraph">
      <style:paragraph-properties fo:line-height="100.00%" fo:text-align="left" fo:margin-left="30.00pt" fo:text-indent="0.00pt" fo:margin-top="5.00pt" fo:margin-bottom="5.00pt"/>
    </style:style>
    <style:style style:name="P343" style:family="paragraph">
      <style:paragraph-properties fo:line-height="100.00%" fo:text-align="left" fo:margin-top="5.00pt" fo:margin-bottom="5.00pt"/>
    </style:style>
    <style:style style:name="P344" style:family="paragraph">
      <style:paragraph-properties fo:line-height="100.00%" fo:text-align="left" fo:margin-left="30.00pt" fo:text-indent="0.00pt" fo:margin-top="5.00pt" fo:margin-bottom="5.00pt"/>
    </style:style>
    <style:style style:name="P345" style:family="paragraph">
      <style:paragraph-properties fo:line-height="100.00%" fo:text-align="left" fo:margin-top="5.00pt" fo:margin-bottom="5.00pt"/>
    </style:style>
    <style:style style:name="P346" style:family="paragraph">
      <style:paragraph-properties fo:line-height="100.00%" fo:text-align="left" fo:margin-left="30.00pt" fo:text-indent="0.00pt" fo:margin-top="5.00pt" fo:margin-bottom="5.00pt"/>
    </style:style>
    <style:style style:name="P347" style:family="paragraph">
      <style:paragraph-properties fo:line-height="100.00%" fo:text-align="left" fo:margin-top="5.00pt" fo:margin-bottom="5.00pt"/>
    </style:style>
    <style:style style:name="P348" style:family="paragraph">
      <style:paragraph-properties fo:line-height="100.00%" fo:text-align="left" fo:margin-left="30.00pt" fo:text-indent="0.00pt" fo:margin-top="5.00pt" fo:margin-bottom="5.00pt"/>
    </style:style>
    <style:style style:name="P349" style:family="paragraph">
      <style:paragraph-properties fo:line-height="100.00%" fo:text-align="left" fo:margin-top="5.00pt" fo:margin-bottom="5.00pt"/>
    </style:style>
    <style:style style:name="P350" style:family="paragraph">
      <style:paragraph-properties fo:line-height="100.00%" fo:text-align="left" fo:margin-left="30.00pt" fo:text-indent="0.00pt" fo:margin-top="5.00pt" fo:margin-bottom="5.00pt"/>
    </style:style>
    <style:style style:name="P351" style:family="paragraph">
      <style:paragraph-properties fo:line-height="100.00%" fo:text-align="left" fo:margin-top="5.00pt" fo:margin-bottom="5.00pt"/>
    </style:style>
    <style:style style:name="P352" style:family="paragraph">
      <style:paragraph-properties fo:line-height="100.00%" fo:text-align="left" fo:margin-left="30.00pt" fo:text-indent="0.00pt" fo:margin-top="5.00pt" fo:margin-bottom="5.00pt"/>
    </style:style>
    <style:style style:name="P353" style:family="paragraph">
      <style:paragraph-properties fo:line-height="100.00%" fo:text-align="left" fo:margin-top="5.00pt" fo:margin-bottom="5.00pt"/>
    </style:style>
    <style:style style:name="P354" style:family="paragraph">
      <style:paragraph-properties fo:line-height="100.00%" fo:text-align="left" fo:margin-left="30.00pt" fo:text-indent="0.00pt" fo:margin-top="5.00pt" fo:margin-bottom="5.00pt"/>
    </style:style>
    <style:style style:name="P355" style:family="paragraph">
      <style:paragraph-properties fo:line-height="100.00%" fo:text-align="left" fo:margin-top="5.00pt" fo:margin-bottom="5.00pt"/>
    </style:style>
    <style:style style:name="P356" style:family="paragraph">
      <style:paragraph-properties fo:line-height="100.00%" fo:text-align="left" fo:margin-left="30.00pt" fo:text-indent="0.00pt" fo:margin-top="5.00pt" fo:margin-bottom="5.00pt"/>
    </style:style>
    <style:style style:name="P357" style:family="paragraph">
      <style:paragraph-properties fo:line-height="100.00%" fo:text-align="left" fo:margin-top="5.00pt" fo:margin-bottom="5.00pt"/>
    </style:style>
    <style:style style:name="P358" style:family="paragraph">
      <style:paragraph-properties fo:line-height="100.00%" fo:text-align="left" fo:margin-left="30.00pt" fo:text-indent="0.00pt" fo:margin-top="5.00pt" fo:margin-bottom="5.00pt"/>
    </style:style>
    <style:style style:name="P359" style:family="paragraph">
      <style:paragraph-properties fo:line-height="100.00%" fo:text-align="left" fo:margin-top="5.00pt" fo:margin-bottom="5.00pt"/>
    </style:style>
    <style:style style:name="P360" style:family="paragraph">
      <style:paragraph-properties fo:line-height="100.00%" fo:text-align="left" fo:margin-left="30.00pt" fo:text-indent="0.00pt" fo:margin-top="5.00pt" fo:margin-bottom="5.00pt"/>
    </style:style>
    <style:style style:name="P361" style:family="paragraph">
      <style:paragraph-properties fo:line-height="100.00%" fo:text-align="left" fo:margin-top="5.00pt" fo:margin-bottom="5.00pt"/>
    </style:style>
    <style:style style:name="P362" style:family="paragraph">
      <style:paragraph-properties fo:line-height="100.00%" fo:text-align="left" fo:margin-left="30.00pt" fo:text-indent="0.00pt" fo:margin-top="5.00pt" fo:margin-bottom="5.00pt"/>
    </style:style>
    <style:style style:name="P363" style:family="paragraph">
      <style:paragraph-properties fo:line-height="100.00%" fo:text-align="left" fo:margin-top="5.00pt" fo:margin-bottom="5.00pt"/>
    </style:style>
    <style:style style:name="P364" style:family="paragraph">
      <style:paragraph-properties fo:line-height="100.00%" fo:text-align="left" fo:margin-left="30.00pt" fo:text-indent="0.00pt" fo:margin-top="5.00pt" fo:margin-bottom="5.00pt"/>
    </style:style>
    <style:style style:name="P365" style:family="paragraph">
      <style:paragraph-properties fo:line-height="100.00%" fo:text-align="left" fo:margin-top="5.00pt" fo:margin-bottom="5.00pt"/>
    </style:style>
    <style:style style:name="P366" style:family="paragraph">
      <style:paragraph-properties fo:line-height="100.00%" fo:text-align="left" fo:margin-left="30.00pt" fo:text-indent="0.00pt" fo:margin-top="5.00pt" fo:margin-bottom="5.00pt"/>
    </style:style>
    <style:style style:name="P367" style:family="paragraph">
      <style:paragraph-properties fo:line-height="100.00%" fo:text-align="left" fo:margin-top="5.00pt" fo:margin-bottom="5.00pt"/>
    </style:style>
    <style:style style:name="P368" style:family="paragraph">
      <style:paragraph-properties fo:line-height="100.00%" fo:text-align="left" fo:margin-left="30.00pt" fo:text-indent="0.00pt" fo:margin-top="5.00pt" fo:margin-bottom="5.00pt"/>
    </style:style>
    <style:style style:name="P369" style:family="paragraph">
      <style:paragraph-properties fo:line-height="100.00%" fo:text-align="left" fo:margin-top="5.00pt" fo:margin-bottom="5.00pt"/>
    </style:style>
    <style:style style:name="P370" style:family="paragraph">
      <style:paragraph-properties fo:line-height="100.00%" fo:text-align="left" fo:margin-left="30.00pt" fo:text-indent="0.00pt" fo:margin-top="5.00pt" fo:margin-bottom="5.00pt"/>
    </style:style>
    <style:style style:name="P371" style:family="paragraph">
      <style:paragraph-properties fo:line-height="100.00%" fo:text-align="left" fo:margin-top="5.00pt" fo:margin-bottom="5.00pt"/>
    </style:style>
    <style:style style:name="P372" style:family="paragraph">
      <style:paragraph-properties fo:line-height="100.00%" fo:text-align="left" fo:margin-left="30.00pt" fo:text-indent="0.00pt" fo:margin-top="5.00pt" fo:margin-bottom="5.00pt"/>
    </style:style>
    <style:style style:name="P373" style:family="paragraph">
      <style:paragraph-properties fo:line-height="100.00%" fo:text-align="left" fo:margin-top="5.00pt" fo:margin-bottom="5.00pt"/>
    </style:style>
    <style:style style:name="P374" style:family="paragraph">
      <style:paragraph-properties fo:line-height="100.00%" fo:text-align="left" fo:margin-left="30.00pt" fo:text-indent="0.00pt" fo:margin-top="5.00pt" fo:margin-bottom="5.00pt"/>
    </style:style>
    <style:style style:name="P375" style:family="paragraph">
      <style:paragraph-properties fo:line-height="100.00%" fo:text-align="left" fo:margin-top="5.00pt" fo:margin-bottom="5.00pt"/>
    </style:style>
    <style:style style:name="P376" style:family="paragraph">
      <style:paragraph-properties fo:line-height="100.00%" fo:text-align="left" fo:margin-left="30.00pt" fo:text-indent="0.00pt" fo:margin-top="5.00pt" fo:margin-bottom="5.00pt"/>
    </style:style>
    <style:style style:name="P377" style:family="paragraph">
      <style:paragraph-properties fo:line-height="100.00%" fo:text-align="left" fo:margin-top="5.00pt" fo:margin-bottom="5.00pt"/>
    </style:style>
    <style:style style:name="P378" style:family="paragraph">
      <style:paragraph-properties fo:line-height="100.00%" fo:text-align="left" fo:margin-left="30.00pt" fo:text-indent="0.00pt" fo:margin-top="5.00pt" fo:margin-bottom="5.00pt"/>
    </style:style>
    <style:style style:name="P379" style:family="paragraph">
      <style:paragraph-properties fo:line-height="100.00%" fo:text-align="left" fo:margin-top="5.00pt" fo:margin-bottom="5.00pt"/>
    </style:style>
    <style:style style:name="P380" style:family="paragraph">
      <style:paragraph-properties fo:line-height="100.00%" fo:text-align="left" fo:margin-left="30.00pt" fo:text-indent="0.00pt" fo:margin-top="5.00pt" fo:margin-bottom="5.00pt"/>
    </style:style>
    <style:style style:name="P381" style:family="paragraph">
      <style:paragraph-properties fo:line-height="100.00%" fo:text-align="left" fo:margin-top="5.00pt" fo:margin-bottom="5.00pt"/>
    </style:style>
    <style:style style:name="P382" style:family="paragraph">
      <style:paragraph-properties fo:line-height="100.00%" fo:text-align="left" fo:margin-left="30.00pt" fo:text-indent="0.00pt" fo:margin-top="5.00pt" fo:margin-bottom="5.00pt"/>
    </style:style>
    <style:style style:name="P383" style:family="paragraph">
      <style:paragraph-properties fo:line-height="100.00%" fo:text-align="left" fo:margin-top="5.00pt" fo:margin-bottom="5.00pt"/>
    </style:style>
    <style:style style:name="P384" style:family="paragraph">
      <style:paragraph-properties fo:line-height="100.00%" fo:text-align="left" fo:margin-left="30.00pt" fo:text-indent="0.00pt" fo:margin-top="5.00pt" fo:margin-bottom="5.00pt"/>
    </style:style>
    <style:style style:name="P385" style:family="paragraph">
      <style:paragraph-properties fo:line-height="100.00%" fo:text-align="left" fo:margin-top="5.00pt" fo:margin-bottom="5.00pt"/>
    </style:style>
    <style:style style:name="P386" style:family="paragraph">
      <style:paragraph-properties fo:line-height="100.00%" fo:text-align="left" fo:margin-left="30.00pt" fo:text-indent="0.00pt" fo:margin-top="5.00pt" fo:margin-bottom="5.00pt"/>
    </style:style>
    <style:style style:name="P387" style:family="paragraph">
      <style:paragraph-properties fo:line-height="100.00%" fo:text-align="left" fo:margin-top="5.00pt" fo:margin-bottom="5.00pt"/>
    </style:style>
    <style:style style:name="P388" style:family="paragraph">
      <style:paragraph-properties fo:line-height="100.00%" fo:text-align="left" fo:margin-left="30.00pt" fo:text-indent="0.00pt" fo:margin-top="5.00pt" fo:margin-bottom="5.00pt"/>
    </style:style>
    <style:style style:name="P389" style:family="paragraph">
      <style:paragraph-properties fo:line-height="100.00%" fo:text-align="left" fo:margin-top="5.00pt" fo:margin-bottom="5.00pt"/>
    </style:style>
    <style:style style:name="P390" style:family="paragraph">
      <style:paragraph-properties fo:line-height="100.00%" fo:text-align="left" fo:margin-left="30.00pt" fo:text-indent="0.00pt" fo:margin-top="5.00pt" fo:margin-bottom="5.00pt"/>
    </style:style>
    <style:style style:name="P391" style:family="paragraph">
      <style:paragraph-properties fo:line-height="100.00%" fo:text-align="left" fo:margin-top="5.00pt" fo:margin-bottom="5.00pt"/>
    </style:style>
    <style:style style:name="P392" style:family="paragraph">
      <style:paragraph-properties fo:line-height="100.00%" fo:text-align="left" fo:margin-left="30.00pt" fo:text-indent="0.00pt" fo:margin-top="5.00pt" fo:margin-bottom="5.00pt"/>
    </style:style>
    <style:style style:name="P393" style:family="paragraph">
      <style:paragraph-properties fo:line-height="100.00%" fo:text-align="left" fo:margin-top="5.00pt" fo:margin-bottom="5.00pt"/>
    </style:style>
    <style:style style:name="P394" style:family="paragraph">
      <style:paragraph-properties fo:line-height="100.00%" fo:text-align="left" fo:margin-left="30.00pt" fo:text-indent="0.00pt" fo:margin-top="5.00pt" fo:margin-bottom="5.00pt"/>
    </style:style>
    <style:style style:name="P395" style:family="paragraph">
      <style:paragraph-properties fo:line-height="100.00%" fo:text-align="left" fo:margin-top="5.00pt" fo:margin-bottom="5.00pt"/>
    </style:style>
    <style:style style:name="P396" style:family="paragraph">
      <style:paragraph-properties fo:line-height="100.00%" fo:text-align="left" fo:margin-left="30.00pt" fo:text-indent="0.00pt" fo:margin-top="5.00pt" fo:margin-bottom="5.00pt"/>
    </style:style>
    <style:style style:name="P397" style:family="paragraph">
      <style:paragraph-properties fo:line-height="100.00%" fo:text-align="left" fo:margin-top="5.00pt" fo:margin-bottom="5.00pt"/>
    </style:style>
    <style:style style:name="P398" style:family="paragraph">
      <style:paragraph-properties fo:line-height="100.00%" fo:text-align="left" fo:margin-left="30.00pt" fo:text-indent="0.00pt" fo:margin-top="5.00pt" fo:margin-bottom="5.00pt"/>
    </style:style>
    <style:style style:name="P399" style:family="paragraph">
      <style:paragraph-properties fo:line-height="100.00%" fo:text-align="left" fo:margin-top="5.00pt" fo:margin-bottom="5.00pt"/>
    </style:style>
    <style:style style:name="P400" style:family="paragraph">
      <style:paragraph-properties fo:line-height="100.00%" fo:text-align="left" fo:margin-left="30.00pt" fo:text-indent="0.00pt" fo:margin-top="5.00pt" fo:margin-bottom="5.00pt"/>
    </style:style>
    <style:style style:name="P401" style:family="paragraph">
      <style:paragraph-properties fo:line-height="100.00%" fo:text-align="left" fo:margin-top="5.00pt" fo:margin-bottom="5.00pt"/>
    </style:style>
    <style:style style:name="P402" style:family="paragraph">
      <style:paragraph-properties fo:line-height="100.00%" fo:text-align="left" fo:margin-left="30.00pt" fo:text-indent="0.00pt" fo:margin-top="5.00pt" fo:margin-bottom="5.00pt"/>
    </style:style>
    <style:style style:name="P403" style:family="paragraph">
      <style:paragraph-properties fo:line-height="100.00%" fo:text-align="left" fo:margin-top="5.00pt" fo:margin-bottom="5.00pt"/>
    </style:style>
    <style:style style:name="P404" style:family="paragraph">
      <style:paragraph-properties fo:line-height="100.00%" fo:text-align="left" fo:margin-left="30.00pt" fo:text-indent="0.00pt" fo:margin-top="5.00pt" fo:margin-bottom="5.00pt"/>
    </style:style>
    <style:style style:name="P405" style:family="paragraph">
      <style:paragraph-properties fo:line-height="100.00%" fo:text-align="left" fo:margin-top="5.00pt" fo:margin-bottom="5.00pt"/>
    </style:style>
    <style:style style:name="P406" style:family="paragraph">
      <style:paragraph-properties fo:line-height="100.00%" fo:text-align="left" fo:margin-left="30.00pt" fo:text-indent="0.00pt" fo:margin-top="5.00pt" fo:margin-bottom="5.00pt"/>
    </style:style>
    <style:style style:name="P407" style:family="paragraph">
      <style:paragraph-properties fo:line-height="100.00%" fo:text-align="left" fo:margin-top="5.00pt" fo:margin-bottom="5.00pt"/>
    </style:style>
    <style:style style:name="P408" style:family="paragraph">
      <style:paragraph-properties fo:line-height="100.00%" fo:text-align="left" fo:margin-left="30.00pt" fo:text-indent="0.00pt" fo:margin-top="5.00pt" fo:margin-bottom="5.00pt"/>
    </style:style>
    <style:style style:name="P409" style:family="paragraph">
      <style:paragraph-properties fo:line-height="100.00%" fo:text-align="left" fo:margin-top="5.00pt" fo:margin-bottom="5.00pt"/>
    </style:style>
    <style:style style:name="P410" style:family="paragraph">
      <style:paragraph-properties fo:line-height="100.00%" fo:text-align="left" fo:margin-left="30.00pt" fo:text-indent="0.00pt" fo:margin-top="5.00pt" fo:margin-bottom="5.00pt"/>
    </style:style>
    <style:style style:name="P411" style:family="paragraph">
      <style:paragraph-properties fo:line-height="100.00%" fo:text-align="left" fo:margin-top="5.00pt" fo:margin-bottom="5.00pt"/>
    </style:style>
    <style:style style:name="P412" style:family="paragraph">
      <style:paragraph-properties fo:line-height="100.00%" fo:text-align="left" fo:margin-left="30.00pt" fo:text-indent="0.00pt" fo:margin-top="5.00pt" fo:margin-bottom="5.00pt"/>
    </style:style>
    <style:style style:name="P413" style:family="paragraph">
      <style:paragraph-properties fo:line-height="100.00%" fo:text-align="left" fo:margin-top="5.00pt" fo:margin-bottom="5.00pt"/>
    </style:style>
    <style:style style:name="P414" style:family="paragraph">
      <style:paragraph-properties fo:line-height="100.00%" fo:text-align="left" fo:margin-left="30.00pt" fo:text-indent="0.00pt" fo:margin-top="5.00pt" fo:margin-bottom="5.00pt"/>
    </style:style>
    <style:style style:name="P415" style:family="paragraph">
      <style:paragraph-properties fo:line-height="100.00%" fo:text-align="left" fo:margin-top="5.00pt" fo:margin-bottom="5.00pt"/>
    </style:style>
    <style:style style:name="P416" style:family="paragraph">
      <style:paragraph-properties fo:line-height="100.00%" fo:text-align="left" fo:margin-left="30.00pt" fo:text-indent="0.00pt" fo:margin-top="5.00pt" fo:margin-bottom="5.00pt"/>
    </style:style>
    <style:style style:name="P417" style:family="paragraph">
      <style:paragraph-properties fo:line-height="100.00%" fo:text-align="left" fo:margin-top="5.00pt" fo:margin-bottom="5.00pt"/>
    </style:style>
    <style:style style:name="P418" style:family="paragraph">
      <style:paragraph-properties fo:line-height="100.00%" fo:text-align="left" fo:margin-left="30.00pt" fo:text-indent="0.00pt" fo:margin-top="5.00pt" fo:margin-bottom="5.00pt"/>
    </style:style>
    <style:style style:name="P419" style:family="paragraph">
      <style:paragraph-properties fo:line-height="100.00%" fo:text-align="left" fo:margin-top="5.00pt" fo:margin-bottom="5.00pt"/>
    </style:style>
    <style:style style:name="P420" style:family="paragraph">
      <style:paragraph-properties fo:line-height="100.00%" fo:text-align="left" fo:margin-left="30.00pt" fo:text-indent="0.00pt" fo:margin-top="5.00pt" fo:margin-bottom="5.00pt"/>
    </style:style>
    <style:style style:name="P421" style:family="paragraph">
      <style:paragraph-properties fo:line-height="100.00%" fo:text-align="left" fo:margin-top="5.00pt" fo:margin-bottom="5.00pt"/>
    </style:style>
    <style:style style:name="P422" style:family="paragraph">
      <style:paragraph-properties fo:line-height="100.00%" fo:text-align="left" fo:margin-left="30.00pt" fo:text-indent="0.00pt" fo:margin-top="5.00pt" fo:margin-bottom="5.00pt"/>
    </style:style>
    <style:style style:name="P423" style:family="paragraph">
      <style:paragraph-properties fo:line-height="100.00%" fo:text-align="left" fo:margin-top="5.00pt" fo:margin-bottom="5.00pt"/>
    </style:style>
    <style:style style:name="P424" style:family="paragraph">
      <style:paragraph-properties fo:line-height="100.00%" fo:text-align="left" fo:margin-left="30.00pt" fo:text-indent="0.00pt" fo:margin-top="5.00pt" fo:margin-bottom="5.00pt"/>
    </style:style>
    <style:style style:name="P425" style:family="paragraph">
      <style:paragraph-properties fo:line-height="100.00%" fo:text-align="left" fo:margin-top="5.00pt" fo:margin-bottom="5.00pt"/>
    </style:style>
    <style:style style:name="P426" style:family="paragraph">
      <style:paragraph-properties fo:line-height="100.00%" fo:text-align="left" fo:margin-left="30.00pt" fo:text-indent="0.00pt" fo:margin-top="5.00pt" fo:margin-bottom="5.00pt"/>
    </style:style>
    <style:style style:name="P427" style:family="paragraph">
      <style:paragraph-properties fo:line-height="100.00%" fo:text-align="left" fo:margin-top="5.00pt" fo:margin-bottom="5.00pt"/>
    </style:style>
    <style:style style:name="P428" style:family="paragraph">
      <style:paragraph-properties fo:line-height="100.00%" fo:text-align="left" fo:margin-left="30.00pt" fo:text-indent="0.00pt" fo:margin-top="5.00pt" fo:margin-bottom="5.00pt"/>
    </style:style>
    <style:style style:name="P429" style:family="paragraph">
      <style:paragraph-properties fo:line-height="100.00%" fo:text-align="left" fo:margin-top="5.00pt" fo:margin-bottom="5.00pt"/>
    </style:style>
    <style:style style:name="P430" style:family="paragraph">
      <style:paragraph-properties fo:line-height="100.00%" fo:text-align="left" fo:margin-left="30.00pt" fo:text-indent="0.00pt" fo:margin-top="5.00pt" fo:margin-bottom="5.00pt"/>
    </style:style>
    <style:style style:name="P431" style:family="paragraph">
      <style:paragraph-properties fo:line-height="100.00%" fo:text-align="left" fo:margin-top="5.00pt" fo:margin-bottom="5.00pt"/>
    </style:style>
    <style:style style:name="P432" style:family="paragraph">
      <style:paragraph-properties fo:line-height="100.00%" fo:text-align="left" fo:margin-left="30.00pt" fo:text-indent="0.00pt" fo:margin-top="5.00pt" fo:margin-bottom="5.00pt"/>
    </style:style>
    <style:style style:name="P433" style:family="paragraph">
      <style:paragraph-properties fo:line-height="100.00%" fo:text-align="left" fo:margin-top="5.00pt" fo:margin-bottom="5.00pt"/>
    </style:style>
    <style:style style:name="P434" style:family="paragraph">
      <style:paragraph-properties fo:line-height="100.00%" fo:text-align="left" fo:margin-left="30.00pt" fo:text-indent="0.00pt" fo:margin-top="5.00pt" fo:margin-bottom="5.00pt"/>
    </style:style>
    <style:style style:name="P435" style:family="paragraph">
      <style:paragraph-properties fo:line-height="100.00%" fo:text-align="left" fo:margin-top="5.00pt" fo:margin-bottom="5.00pt"/>
    </style:style>
    <style:style style:name="P436" style:family="paragraph">
      <style:paragraph-properties fo:line-height="100.00%" fo:text-align="left" fo:margin-left="30.00pt" fo:text-indent="0.00pt" fo:margin-top="5.00pt" fo:margin-bottom="5.00pt"/>
    </style:style>
    <style:style style:name="P437" style:family="paragraph">
      <style:paragraph-properties fo:line-height="100.00%" fo:text-align="left" fo:margin-top="5.00pt" fo:margin-bottom="5.00pt"/>
    </style:style>
    <style:style style:name="P438" style:family="paragraph">
      <style:paragraph-properties fo:line-height="100.00%" fo:text-align="left" fo:margin-left="30.00pt" fo:text-indent="0.00pt" fo:margin-top="5.00pt" fo:margin-bottom="5.00pt"/>
    </style:style>
    <style:style style:name="P439" style:family="paragraph">
      <style:paragraph-properties fo:line-height="100.00%" fo:text-align="left" fo:margin-top="5.00pt" fo:margin-bottom="5.00pt"/>
    </style:style>
    <style:style style:name="P440" style:family="paragraph">
      <style:paragraph-properties fo:line-height="100.00%" fo:text-align="left" fo:margin-left="30.00pt" fo:text-indent="0.00pt" fo:margin-top="5.00pt" fo:margin-bottom="5.00pt"/>
    </style:style>
    <style:style style:name="P441" style:family="paragraph">
      <style:paragraph-properties fo:line-height="100.00%" fo:text-align="left" fo:margin-top="5.00pt" fo:margin-bottom="5.00pt"/>
    </style:style>
    <style:style style:name="P442" style:family="paragraph">
      <style:paragraph-properties fo:line-height="100.00%" fo:text-align="left" fo:margin-left="30.00pt" fo:text-indent="0.00pt" fo:margin-top="5.00pt" fo:margin-bottom="5.00pt"/>
    </style:style>
    <style:style style:name="P443" style:family="paragraph">
      <style:paragraph-properties fo:line-height="100.00%" fo:text-align="left" fo:margin-top="5.00pt" fo:margin-bottom="5.00pt"/>
    </style:style>
    <style:style style:name="P444" style:family="paragraph">
      <style:paragraph-properties fo:line-height="100.00%" fo:text-align="left" fo:margin-left="30.00pt" fo:text-indent="0.00pt" fo:margin-top="5.00pt" fo:margin-bottom="5.00pt"/>
    </style:style>
    <style:style style:name="P445" style:family="paragraph">
      <style:paragraph-properties fo:line-height="100.00%" fo:text-align="left" fo:margin-top="5.00pt" fo:margin-bottom="5.00pt"/>
    </style:style>
    <style:style style:name="P446" style:family="paragraph">
      <style:paragraph-properties fo:line-height="100.00%" fo:text-align="left" fo:margin-left="30.00pt" fo:text-indent="0.00pt" fo:margin-top="5.00pt" fo:margin-bottom="5.00pt"/>
    </style:style>
    <style:style style:name="P447" style:family="paragraph">
      <style:paragraph-properties fo:line-height="100.00%" fo:text-align="left" fo:margin-top="5.00pt" fo:margin-bottom="5.00pt"/>
    </style:style>
    <style:style style:name="P448" style:family="paragraph">
      <style:paragraph-properties fo:line-height="100.00%" fo:text-align="left" fo:margin-left="30.00pt" fo:text-indent="0.00pt" fo:margin-top="5.00pt" fo:margin-bottom="5.00pt"/>
    </style:style>
    <style:style style:name="P449" style:family="paragraph">
      <style:paragraph-properties fo:line-height="100.00%" fo:text-align="left" fo:margin-top="5.00pt" fo:margin-bottom="5.00pt"/>
    </style:style>
    <style:style style:name="P450" style:family="paragraph">
      <style:paragraph-properties fo:line-height="100.00%" fo:text-align="left" fo:margin-left="30.00pt" fo:text-indent="0.00pt" fo:margin-top="5.00pt" fo:margin-bottom="5.00pt"/>
    </style:style>
    <style:style style:name="P451" style:family="paragraph">
      <style:paragraph-properties fo:line-height="100.00%" fo:text-align="left" fo:margin-top="5.00pt" fo:margin-bottom="5.00pt"/>
    </style:style>
    <style:style style:name="P452" style:family="paragraph">
      <style:paragraph-properties fo:line-height="100.00%" fo:text-align="left" fo:margin-left="30.00pt" fo:text-indent="0.00pt" fo:margin-top="5.00pt" fo:margin-bottom="5.00pt"/>
    </style:style>
    <style:style style:name="P453" style:family="paragraph">
      <style:paragraph-properties fo:line-height="100.00%" fo:text-align="left" fo:margin-top="5.00pt" fo:margin-bottom="5.00pt"/>
    </style:style>
    <style:style style:name="P454" style:family="paragraph">
      <style:paragraph-properties fo:line-height="100.00%" fo:text-align="left" fo:margin-left="30.00pt" fo:text-indent="0.00pt" fo:margin-top="5.00pt" fo:margin-bottom="5.00pt"/>
    </style:style>
    <style:style style:name="P455" style:family="paragraph">
      <style:paragraph-properties fo:line-height="100.00%" fo:text-align="left" fo:margin-top="5.00pt" fo:margin-bottom="5.00pt"/>
    </style:style>
    <style:style style:name="P456" style:family="paragraph">
      <style:paragraph-properties fo:line-height="100.00%" fo:text-align="left" fo:margin-left="30.00pt" fo:text-indent="0.00pt" fo:margin-top="5.00pt" fo:margin-bottom="5.00pt"/>
    </style:style>
    <style:style style:name="P457" style:family="paragraph">
      <style:paragraph-properties fo:line-height="100.00%" fo:text-align="left" fo:margin-top="5.00pt" fo:margin-bottom="5.00pt"/>
    </style:style>
    <style:style style:name="P458" style:family="paragraph">
      <style:paragraph-properties fo:line-height="100.00%" fo:text-align="left" fo:margin-left="30.00pt" fo:text-indent="0.00pt" fo:margin-top="5.00pt" fo:margin-bottom="5.00pt"/>
    </style:style>
    <style:style style:name="P459" style:family="paragraph">
      <style:paragraph-properties fo:line-height="100.00%" fo:text-align="left" fo:margin-top="5.00pt" fo:margin-bottom="5.00pt"/>
    </style:style>
    <style:style style:name="P460" style:family="paragraph">
      <style:paragraph-properties fo:line-height="100.00%" fo:text-align="left" fo:margin-left="30.00pt" fo:text-indent="0.00pt" fo:margin-top="5.00pt" fo:margin-bottom="5.00pt"/>
    </style:style>
    <style:style style:name="P461" style:family="paragraph">
      <style:paragraph-properties fo:line-height="100.00%" fo:text-align="left" fo:margin-top="5.00pt" fo:margin-bottom="5.00pt"/>
    </style:style>
    <style:style style:name="P462" style:family="paragraph">
      <style:paragraph-properties fo:line-height="100.00%" fo:text-align="left" fo:margin-left="30.00pt" fo:text-indent="0.00pt" fo:margin-top="5.00pt" fo:margin-bottom="5.00pt"/>
    </style:style>
    <style:style style:name="P463" style:family="paragraph">
      <style:paragraph-properties fo:line-height="100.00%" fo:text-align="left" fo:margin-top="5.00pt" fo:margin-bottom="5.00pt"/>
    </style:style>
    <style:style style:name="P464" style:family="paragraph">
      <style:paragraph-properties fo:line-height="100.00%" fo:text-align="left" fo:margin-left="30.00pt" fo:text-indent="0.00pt" fo:margin-top="5.00pt" fo:margin-bottom="5.00pt"/>
    </style:style>
    <style:style style:name="P465" style:family="paragraph">
      <style:paragraph-properties fo:line-height="100.00%" fo:text-align="left" fo:margin-top="5.00pt" fo:margin-bottom="5.00pt"/>
    </style:style>
    <style:style style:name="P466" style:family="paragraph">
      <style:paragraph-properties fo:line-height="100.00%" fo:text-align="left" fo:margin-left="30.00pt" fo:text-indent="0.00pt" fo:margin-top="5.00pt" fo:margin-bottom="5.00pt"/>
    </style:style>
    <style:style style:name="P467" style:family="paragraph">
      <style:paragraph-properties fo:line-height="100.00%" fo:text-align="left" fo:margin-top="5.00pt" fo:margin-bottom="5.00pt"/>
    </style:style>
    <style:style style:name="P468" style:family="paragraph">
      <style:paragraph-properties fo:line-height="100.00%" fo:text-align="left" fo:margin-left="30.00pt" fo:text-indent="0.00pt" fo:margin-top="5.00pt" fo:margin-bottom="5.00pt"/>
    </style:style>
    <style:style style:name="P469" style:family="paragraph">
      <style:paragraph-properties fo:line-height="100.00%" fo:text-align="left" fo:margin-top="5.00pt" fo:margin-bottom="5.00pt"/>
    </style:style>
    <style:style style:name="P470" style:family="paragraph">
      <style:paragraph-properties fo:line-height="100.00%" fo:text-align="left" fo:margin-left="30.00pt" fo:text-indent="0.00pt" fo:margin-top="5.00pt" fo:margin-bottom="5.00pt"/>
    </style:style>
    <style:style style:name="P471" style:family="paragraph">
      <style:paragraph-properties fo:line-height="100.00%" fo:text-align="left" fo:margin-top="5.00pt" fo:margin-bottom="5.00pt"/>
    </style:style>
    <style:style style:name="P472" style:family="paragraph">
      <style:paragraph-properties fo:line-height="100.00%" fo:text-align="left" fo:margin-left="30.00pt" fo:text-indent="0.00pt" fo:margin-top="5.00pt" fo:margin-bottom="5.00pt"/>
    </style:style>
    <style:style style:name="P473" style:family="paragraph">
      <style:paragraph-properties fo:line-height="100.00%" fo:text-align="left" fo:margin-top="5.00pt" fo:margin-bottom="5.00pt"/>
    </style:style>
    <style:style style:name="P474" style:family="paragraph">
      <style:paragraph-properties fo:line-height="100.00%" fo:text-align="left" fo:margin-left="30.00pt" fo:text-indent="0.00pt" fo:margin-top="5.00pt" fo:margin-bottom="5.00pt"/>
    </style:style>
    <style:style style:name="P475" style:family="paragraph">
      <style:paragraph-properties fo:line-height="100.00%" fo:text-align="left" fo:margin-top="5.00pt" fo:margin-bottom="5.00pt"/>
    </style:style>
    <style:style style:name="P476" style:family="paragraph">
      <style:paragraph-properties fo:line-height="100.00%" fo:text-align="left" fo:margin-left="30.00pt" fo:text-indent="0.00pt" fo:margin-top="5.00pt" fo:margin-bottom="5.00pt"/>
    </style:style>
    <style:style style:name="P477" style:family="paragraph">
      <style:paragraph-properties fo:line-height="100.00%" fo:text-align="left" fo:margin-top="5.00pt" fo:margin-bottom="5.00pt"/>
    </style:style>
    <style:style style:name="P478" style:family="paragraph">
      <style:paragraph-properties fo:line-height="100.00%" fo:text-align="left" fo:margin-left="30.00pt" fo:text-indent="0.00pt" fo:margin-top="5.00pt" fo:margin-bottom="5.00pt"/>
    </style:style>
    <style:style style:name="P479" style:family="paragraph">
      <style:paragraph-properties fo:line-height="100.00%" fo:text-align="left" fo:margin-top="5.00pt" fo:margin-bottom="5.00pt"/>
    </style:style>
    <style:style style:name="P480" style:family="paragraph">
      <style:paragraph-properties fo:line-height="100.00%" fo:text-align="left" fo:margin-left="30.00pt" fo:text-indent="0.00pt" fo:margin-top="5.00pt" fo:margin-bottom="5.00pt"/>
    </style:style>
    <style:style style:name="P481" style:family="paragraph">
      <style:paragraph-properties fo:line-height="100.00%" fo:text-align="left" fo:margin-top="5.00pt" fo:margin-bottom="5.00pt"/>
    </style:style>
    <style:style style:name="P482" style:family="paragraph">
      <style:paragraph-properties fo:line-height="100.00%" fo:text-align="left" fo:margin-left="30.00pt" fo:text-indent="0.00pt" fo:margin-top="5.00pt" fo:margin-bottom="5.00pt"/>
    </style:style>
    <style:style style:name="P483" style:family="paragraph">
      <style:paragraph-properties fo:line-height="100.00%" fo:text-align="left" fo:margin-top="5.00pt" fo:margin-bottom="5.00pt"/>
    </style:style>
    <style:style style:name="P484" style:family="paragraph">
      <style:paragraph-properties fo:line-height="100.00%" fo:text-align="left" fo:margin-left="30.00pt" fo:text-indent="0.00pt" fo:margin-top="5.00pt" fo:margin-bottom="5.00pt"/>
    </style:style>
    <style:style style:name="P485" style:family="paragraph">
      <style:paragraph-properties fo:line-height="100.00%" fo:text-align="left" fo:margin-top="5.00pt" fo:margin-bottom="5.00pt"/>
    </style:style>
    <style:style style:name="P486" style:family="paragraph">
      <style:paragraph-properties fo:line-height="100.00%" fo:text-align="left" fo:margin-left="30.00pt" fo:text-indent="0.00pt" fo:margin-top="5.00pt" fo:margin-bottom="5.00pt"/>
    </style:style>
    <style:style style:name="P487" style:family="paragraph">
      <style:paragraph-properties fo:line-height="100.00%" fo:text-align="left" fo:margin-top="5.00pt" fo:margin-bottom="5.00pt"/>
    </style:style>
    <style:style style:name="P488" style:family="paragraph">
      <style:paragraph-properties fo:line-height="100.00%" fo:text-align="left" fo:margin-left="30.00pt" fo:text-indent="0.00pt" fo:margin-top="5.00pt" fo:margin-bottom="5.00pt"/>
    </style:style>
    <style:style style:name="P489" style:family="paragraph">
      <style:paragraph-properties fo:line-height="100.00%" fo:text-align="left" fo:margin-top="5.00pt" fo:margin-bottom="5.00pt"/>
    </style:style>
    <style:style style:name="P490" style:family="paragraph">
      <style:paragraph-properties fo:line-height="100.00%" fo:text-align="left" fo:margin-left="30.00pt" fo:text-indent="0.00pt" fo:margin-top="5.00pt" fo:margin-bottom="5.00pt"/>
    </style:style>
    <style:style style:name="P491" style:family="paragraph">
      <style:paragraph-properties fo:line-height="100.00%" fo:text-align="left" fo:margin-top="5.00pt" fo:margin-bottom="5.00pt"/>
    </style:style>
    <style:style style:name="P492" style:family="paragraph">
      <style:paragraph-properties fo:line-height="100.00%" fo:text-align="left" fo:margin-left="30.00pt" fo:text-indent="0.00pt" fo:margin-top="5.00pt" fo:margin-bottom="5.00pt"/>
    </style:style>
    <style:style style:name="P493" style:family="paragraph">
      <style:paragraph-properties fo:line-height="100.00%" fo:text-align="left" fo:margin-top="5.00pt" fo:margin-bottom="5.00pt"/>
    </style:style>
    <style:style style:name="P494" style:family="paragraph">
      <style:paragraph-properties fo:line-height="100.00%" fo:text-align="left" fo:margin-left="30.00pt" fo:text-indent="0.00pt" fo:margin-top="5.00pt" fo:margin-bottom="5.00pt"/>
    </style:style>
    <style:style style:name="P495" style:family="paragraph">
      <style:paragraph-properties fo:line-height="100.00%" fo:text-align="left" fo:margin-top="5.00pt" fo:margin-bottom="5.00pt"/>
    </style:style>
    <style:style style:name="P496" style:family="paragraph">
      <style:paragraph-properties fo:line-height="100.00%" fo:text-align="left" fo:margin-left="30.00pt" fo:text-indent="0.00pt" fo:margin-top="5.00pt" fo:margin-bottom="5.00pt"/>
    </style:style>
    <style:style style:name="P497" style:family="paragraph">
      <style:paragraph-properties fo:line-height="100.00%" fo:text-align="left" fo:margin-top="5.00pt" fo:margin-bottom="5.00pt"/>
    </style:style>
    <style:style style:name="P498" style:family="paragraph">
      <style:paragraph-properties fo:line-height="100.00%" fo:text-align="left" fo:margin-left="30.00pt" fo:text-indent="0.00pt" fo:margin-top="5.00pt" fo:margin-bottom="5.00pt"/>
    </style:style>
    <style:style style:name="P499" style:family="paragraph">
      <style:paragraph-properties fo:line-height="100.00%" fo:text-align="left" fo:margin-top="5.00pt" fo:margin-bottom="5.00pt"/>
    </style:style>
    <style:style style:name="P500" style:family="paragraph">
      <style:paragraph-properties fo:line-height="100.00%" fo:text-align="left" fo:margin-left="30.00pt" fo:text-indent="0.00pt" fo:margin-top="5.00pt" fo:margin-bottom="5.00pt"/>
    </style:style>
    <style:style style:name="P501" style:family="paragraph">
      <style:paragraph-properties fo:line-height="100.00%" fo:text-align="left" fo:margin-top="5.00pt" fo:margin-bottom="5.00pt"/>
    </style:style>
    <style:style style:name="P502" style:family="paragraph">
      <style:paragraph-properties fo:line-height="100.00%" fo:text-align="left" fo:margin-left="30.00pt" fo:text-indent="0.00pt" fo:margin-top="5.00pt" fo:margin-bottom="5.00pt"/>
    </style:style>
    <style:style style:name="P503" style:family="paragraph">
      <style:paragraph-properties fo:line-height="100.00%" fo:text-align="left" fo:margin-top="5.00pt" fo:margin-bottom="5.00pt"/>
    </style:style>
    <style:style style:name="P504" style:family="paragraph">
      <style:paragraph-properties fo:line-height="100.00%" fo:text-align="left" fo:margin-left="30.00pt" fo:text-indent="0.00pt" fo:margin-top="5.00pt" fo:margin-bottom="5.00pt"/>
    </style:style>
    <style:style style:name="P505" style:family="paragraph">
      <style:paragraph-properties fo:line-height="100.00%" fo:text-align="left" fo:margin-top="5.00pt" fo:margin-bottom="5.00pt"/>
    </style:style>
    <style:style style:name="P506" style:family="paragraph">
      <style:paragraph-properties fo:line-height="100.00%" fo:text-align="left" fo:margin-left="30.00pt" fo:text-indent="0.00pt" fo:margin-top="5.00pt" fo:margin-bottom="5.00pt"/>
    </style:style>
    <style:style style:name="P507" style:family="paragraph">
      <style:paragraph-properties fo:line-height="100.00%" fo:text-align="left" fo:margin-top="5.00pt" fo:margin-bottom="5.00pt"/>
    </style:style>
    <style:style style:name="P508" style:family="paragraph">
      <style:paragraph-properties fo:line-height="100.00%" fo:text-align="left" fo:margin-left="30.00pt" fo:text-indent="0.00pt" fo:margin-top="5.00pt" fo:margin-bottom="5.00pt"/>
    </style:style>
    <style:style style:name="P509" style:family="paragraph">
      <style:paragraph-properties fo:line-height="100.00%" fo:text-align="left" fo:margin-top="5.00pt" fo:margin-bottom="5.00pt"/>
    </style:style>
    <style:style style:name="P510" style:family="paragraph">
      <style:paragraph-properties fo:line-height="100.00%" fo:text-align="left" fo:margin-left="30.00pt" fo:text-indent="0.00pt" fo:margin-top="5.00pt" fo:margin-bottom="5.00pt"/>
    </style:style>
    <style:style style:name="P511" style:family="paragraph">
      <style:paragraph-properties fo:line-height="100.00%" fo:text-align="left" fo:margin-top="5.00pt" fo:margin-bottom="5.00pt"/>
    </style:style>
    <style:style style:name="P512" style:family="paragraph">
      <style:paragraph-properties fo:line-height="100.00%" fo:text-align="left" fo:margin-left="30.00pt" fo:text-indent="0.00pt" fo:margin-top="5.00pt" fo:margin-bottom="5.00pt"/>
    </style:style>
    <style:style style:name="P513" style:family="paragraph">
      <style:paragraph-properties fo:line-height="100.00%" fo:text-align="left" fo:margin-top="5.00pt" fo:margin-bottom="5.00pt"/>
    </style:style>
    <style:style style:name="P514" style:family="paragraph">
      <style:paragraph-properties fo:line-height="100.00%" fo:text-align="left" fo:margin-left="30.00pt" fo:text-indent="0.00pt" fo:margin-top="5.00pt" fo:margin-bottom="5.00pt"/>
    </style:style>
    <style:style style:name="P515" style:family="paragraph">
      <style:paragraph-properties fo:line-height="100.00%" fo:text-align="left" fo:margin-top="5.00pt" fo:margin-bottom="5.00pt"/>
    </style:style>
    <style:style style:name="P516" style:family="paragraph">
      <style:paragraph-properties fo:line-height="100.00%" fo:text-align="left" fo:margin-left="30.00pt" fo:text-indent="0.00pt" fo:margin-top="5.00pt" fo:margin-bottom="5.00pt"/>
    </style:style>
    <style:style style:name="P517" style:family="paragraph">
      <style:paragraph-properties fo:line-height="100.00%" fo:text-align="left" fo:margin-top="5.00pt" fo:margin-bottom="5.00pt"/>
    </style:style>
    <style:style style:name="P518" style:family="paragraph">
      <style:paragraph-properties fo:line-height="100.00%" fo:text-align="left" fo:margin-left="30.00pt" fo:text-indent="0.00pt" fo:margin-top="5.00pt" fo:margin-bottom="5.00pt"/>
    </style:style>
    <style:style style:name="P519" style:family="paragraph">
      <style:paragraph-properties fo:line-height="100.00%" fo:text-align="left" fo:margin-top="5.00pt" fo:margin-bottom="5.00pt"/>
    </style:style>
    <style:style style:name="P520" style:family="paragraph">
      <style:paragraph-properties fo:line-height="100.00%" fo:text-align="left" fo:margin-left="30.00pt" fo:text-indent="0.00pt" fo:margin-top="5.00pt" fo:margin-bottom="5.00pt"/>
    </style:style>
    <style:style style:name="P521" style:family="paragraph">
      <style:paragraph-properties fo:line-height="100.00%" fo:text-align="left" fo:margin-top="5.00pt" fo:margin-bottom="5.00pt"/>
    </style:style>
    <style:style style:name="P522" style:family="paragraph">
      <style:paragraph-properties fo:line-height="100.00%" fo:text-align="left" fo:margin-left="30.00pt" fo:text-indent="0.00pt" fo:margin-top="5.00pt" fo:margin-bottom="5.00pt"/>
    </style:style>
    <style:style style:name="P523" style:family="paragraph">
      <style:paragraph-properties fo:line-height="100.00%" fo:text-align="left" fo:margin-top="5.00pt" fo:margin-bottom="5.00pt"/>
    </style:style>
    <style:style style:name="P524" style:family="paragraph">
      <style:paragraph-properties fo:line-height="100.00%" fo:text-align="left" fo:margin-left="30.00pt" fo:text-indent="0.00pt" fo:margin-top="5.00pt" fo:margin-bottom="5.00pt"/>
    </style:style>
    <style:style style:name="P525" style:family="paragraph">
      <style:paragraph-properties fo:line-height="100.00%" fo:text-align="left" fo:margin-top="5.00pt" fo:margin-bottom="5.00pt"/>
    </style:style>
    <style:style style:name="P526" style:family="paragraph">
      <style:paragraph-properties fo:line-height="100.00%" fo:text-align="left" fo:margin-left="30.00pt" fo:text-indent="0.00pt" fo:margin-top="5.00pt" fo:margin-bottom="5.00pt"/>
    </style:style>
    <style:style style:name="P527" style:family="paragraph">
      <style:paragraph-properties fo:line-height="100.00%" fo:text-align="left" fo:margin-top="5.00pt" fo:margin-bottom="5.00pt"/>
    </style:style>
    <style:style style:name="P528" style:family="paragraph">
      <style:paragraph-properties fo:line-height="100.00%" fo:text-align="left" fo:margin-left="30.00pt" fo:text-indent="0.00pt" fo:margin-top="5.00pt" fo:margin-bottom="5.00pt"/>
    </style:style>
    <style:style style:name="P529" style:family="paragraph">
      <style:paragraph-properties fo:line-height="100.00%" fo:text-align="left" fo:margin-top="5.00pt" fo:margin-bottom="5.00pt"/>
    </style:style>
    <style:style style:name="P530" style:family="paragraph">
      <style:paragraph-properties fo:line-height="100.00%" fo:text-align="left" fo:margin-left="30.00pt" fo:text-indent="0.00pt" fo:margin-top="5.00pt" fo:margin-bottom="5.00pt"/>
    </style:style>
    <style:style style:name="P531" style:family="paragraph">
      <style:paragraph-properties fo:line-height="100.00%" fo:text-align="left" fo:margin-top="5.00pt" fo:margin-bottom="5.00pt"/>
    </style:style>
    <style:style style:name="P532" style:family="paragraph">
      <style:paragraph-properties fo:line-height="100.00%" fo:text-align="left" fo:margin-left="30.00pt" fo:text-indent="0.00pt" fo:margin-top="5.00pt" fo:margin-bottom="5.00pt"/>
    </style:style>
    <style:style style:name="P533" style:family="paragraph">
      <style:paragraph-properties fo:line-height="100.00%" fo:text-align="left" fo:margin-top="5.00pt" fo:margin-bottom="5.00pt"/>
    </style:style>
    <style:style style:name="P534" style:family="paragraph">
      <style:paragraph-properties fo:line-height="100.00%" fo:text-align="left" fo:margin-left="30.00pt" fo:text-indent="0.00pt" fo:margin-top="5.00pt" fo:margin-bottom="5.00pt"/>
    </style:style>
    <style:style style:name="P535" style:family="paragraph">
      <style:paragraph-properties fo:line-height="100.00%" fo:text-align="left" fo:margin-top="5.00pt" fo:margin-bottom="5.00pt"/>
    </style:style>
    <style:style style:name="P536" style:family="paragraph">
      <style:paragraph-properties fo:line-height="100.00%" fo:text-align="left" fo:margin-left="30.00pt" fo:text-indent="0.00pt" fo:margin-top="5.00pt" fo:margin-bottom="5.00pt"/>
    </style:style>
    <style:style style:name="P537" style:family="paragraph">
      <style:paragraph-properties fo:line-height="100.00%" fo:text-align="left" fo:margin-top="5.00pt" fo:margin-bottom="5.00pt"/>
    </style:style>
    <style:style style:name="P538" style:family="paragraph">
      <style:paragraph-properties fo:line-height="100.00%" fo:text-align="left" fo:margin-left="30.00pt" fo:text-indent="0.00pt" fo:margin-top="5.00pt" fo:margin-bottom="5.00pt"/>
    </style:style>
    <style:style style:name="P539" style:family="paragraph">
      <style:paragraph-properties fo:line-height="100.00%" fo:text-align="left" fo:margin-top="5.00pt" fo:margin-bottom="5.00pt"/>
    </style:style>
    <style:style style:name="P540" style:family="paragraph">
      <style:paragraph-properties fo:line-height="100.00%" fo:text-align="left" fo:margin-left="30.00pt" fo:text-indent="0.00pt" fo:margin-top="5.00pt" fo:margin-bottom="5.00pt"/>
    </style:style>
    <style:style style:name="P541" style:family="paragraph">
      <style:paragraph-properties fo:line-height="100.00%" fo:text-align="left" fo:margin-top="5.00pt" fo:margin-bottom="5.00pt"/>
    </style:style>
    <style:style style:name="P542" style:family="paragraph">
      <style:paragraph-properties fo:line-height="100.00%" fo:text-align="left" fo:margin-left="30.00pt" fo:text-indent="0.00pt" fo:margin-top="5.00pt" fo:margin-bottom="5.00pt"/>
    </style:style>
    <style:style style:name="P543" style:family="paragraph">
      <style:paragraph-properties fo:line-height="100.00%" fo:text-align="left" fo:margin-top="5.00pt" fo:margin-bottom="5.00pt"/>
    </style:style>
    <style:style style:name="P544" style:family="paragraph">
      <style:paragraph-properties fo:line-height="100.00%" fo:text-align="left" fo:margin-left="30.00pt" fo:text-indent="0.00pt" fo:margin-top="5.00pt" fo:margin-bottom="5.00pt"/>
    </style:style>
    <style:style style:name="P545" style:family="paragraph">
      <style:paragraph-properties fo:line-height="100.00%" fo:text-align="left" fo:margin-top="5.00pt" fo:margin-bottom="5.00pt"/>
    </style:style>
    <style:style style:name="P546" style:family="paragraph">
      <style:paragraph-properties fo:line-height="100.00%" fo:text-align="left" fo:margin-left="30.00pt" fo:text-indent="0.00pt" fo:margin-top="5.00pt" fo:margin-bottom="5.00pt"/>
    </style:style>
    <style:style style:name="P547" style:family="paragraph">
      <style:paragraph-properties fo:line-height="100.00%" fo:text-align="left" fo:margin-top="5.00pt" fo:margin-bottom="5.00pt"/>
    </style:style>
    <style:style style:name="P548" style:family="paragraph">
      <style:paragraph-properties fo:line-height="100.00%" fo:text-align="left" fo:margin-left="30.00pt" fo:text-indent="0.00pt" fo:margin-top="5.00pt" fo:margin-bottom="5.00pt"/>
    </style:style>
    <style:style style:name="P549" style:family="paragraph">
      <style:paragraph-properties fo:line-height="100.00%" fo:text-align="left" fo:margin-top="5.00pt" fo:margin-bottom="5.00pt"/>
    </style:style>
    <style:style style:name="P550" style:family="paragraph">
      <style:paragraph-properties fo:line-height="100.00%" fo:text-align="left" fo:margin-left="30.00pt" fo:text-indent="0.00pt" fo:margin-top="5.00pt" fo:margin-bottom="5.00pt"/>
    </style:style>
    <style:style style:name="P551" style:family="paragraph">
      <style:paragraph-properties fo:line-height="100.00%" fo:text-align="left" fo:margin-top="5.00pt" fo:margin-bottom="5.00pt"/>
    </style:style>
    <style:style style:name="P552" style:family="paragraph">
      <style:paragraph-properties fo:line-height="100.00%" fo:text-align="left" fo:margin-left="30.00pt" fo:text-indent="0.00pt" fo:margin-top="5.00pt" fo:margin-bottom="5.00pt"/>
    </style:style>
    <style:style style:name="P553" style:family="paragraph">
      <style:paragraph-properties fo:line-height="100.00%" fo:text-align="left" fo:margin-top="5.00pt" fo:margin-bottom="5.00pt"/>
    </style:style>
    <style:style style:name="P554" style:family="paragraph">
      <style:paragraph-properties fo:line-height="100.00%" fo:text-align="left" fo:margin-left="30.00pt" fo:text-indent="0.00pt" fo:margin-top="5.00pt" fo:margin-bottom="5.00pt"/>
    </style:style>
    <style:style style:name="P555" style:family="paragraph">
      <style:paragraph-properties fo:line-height="100.00%" fo:text-align="left" fo:margin-top="5.00pt" fo:margin-bottom="5.00pt"/>
    </style:style>
    <style:style style:name="P556" style:family="paragraph">
      <style:paragraph-properties fo:line-height="100.00%" fo:text-align="left" fo:margin-left="30.00pt" fo:text-indent="0.00pt" fo:margin-top="5.00pt" fo:margin-bottom="5.00pt"/>
    </style:style>
    <style:style style:name="P557" style:family="paragraph">
      <style:paragraph-properties fo:line-height="100.00%" fo:text-align="left" fo:margin-top="5.00pt" fo:margin-bottom="5.00pt"/>
    </style:style>
    <style:style style:name="P558" style:family="paragraph">
      <style:paragraph-properties fo:line-height="100.00%" fo:text-align="left" fo:margin-left="30.00pt" fo:text-indent="0.00pt" fo:margin-top="5.00pt" fo:margin-bottom="5.00pt"/>
    </style:style>
    <style:style style:name="P559" style:family="paragraph">
      <style:paragraph-properties fo:line-height="100.00%" fo:text-align="left" fo:margin-top="5.00pt" fo:margin-bottom="5.00pt"/>
    </style:style>
    <style:style style:name="P560" style:family="paragraph">
      <style:paragraph-properties fo:line-height="100.00%" fo:text-align="left" fo:margin-left="30.00pt" fo:text-indent="0.00pt" fo:margin-top="5.00pt" fo:margin-bottom="5.00pt"/>
    </style:style>
    <style:style style:name="P561" style:family="paragraph">
      <style:paragraph-properties fo:line-height="100.00%" fo:text-align="left" fo:margin-top="5.00pt" fo:margin-bottom="5.00pt"/>
    </style:style>
    <style:style style:name="P562" style:family="paragraph">
      <style:paragraph-properties fo:line-height="100.00%" fo:text-align="left" fo:margin-left="30.00pt" fo:text-indent="0.00pt" fo:margin-top="5.00pt" fo:margin-bottom="5.00pt"/>
    </style:style>
    <style:style style:name="P563" style:family="paragraph">
      <style:paragraph-properties fo:line-height="100.00%" fo:text-align="left" fo:margin-top="5.00pt" fo:margin-bottom="5.00pt"/>
    </style:style>
    <style:style style:name="P564" style:family="paragraph">
      <style:paragraph-properties fo:line-height="100.00%" fo:text-align="left" fo:margin-left="30.00pt" fo:text-indent="0.00pt" fo:margin-top="5.00pt" fo:margin-bottom="5.00pt"/>
    </style:style>
    <style:style style:name="P565" style:family="paragraph">
      <style:paragraph-properties fo:line-height="100.00%" fo:text-align="left" fo:margin-top="5.00pt" fo:margin-bottom="5.00pt"/>
    </style:style>
    <style:style style:name="P566" style:family="paragraph">
      <style:paragraph-properties fo:line-height="100.00%" fo:text-align="left" fo:margin-left="30.00pt" fo:text-indent="0.00pt" fo:margin-top="5.00pt" fo:margin-bottom="5.00pt"/>
    </style:style>
    <style:style style:name="P567" style:family="paragraph">
      <style:paragraph-properties fo:line-height="100.00%" fo:text-align="left" fo:margin-top="5.00pt" fo:margin-bottom="5.00pt"/>
    </style:style>
    <style:style style:name="P568" style:family="paragraph">
      <style:paragraph-properties fo:line-height="100.00%" fo:text-align="left" fo:margin-left="30.00pt" fo:text-indent="0.00pt" fo:margin-top="5.00pt" fo:margin-bottom="5.00pt"/>
    </style:style>
    <style:style style:name="P569" style:family="paragraph">
      <style:paragraph-properties fo:line-height="100.00%" fo:text-align="left" fo:margin-top="5.00pt" fo:margin-bottom="5.00pt"/>
    </style:style>
    <style:style style:name="P570" style:family="paragraph">
      <style:paragraph-properties fo:line-height="100.00%" fo:text-align="left" fo:margin-left="30.00pt" fo:text-indent="0.00pt" fo:margin-top="5.00pt" fo:margin-bottom="5.00pt"/>
    </style:style>
    <style:style style:name="P571" style:family="paragraph">
      <style:paragraph-properties fo:line-height="100.00%" fo:text-align="left" fo:margin-top="5.00pt" fo:margin-bottom="5.00pt"/>
    </style:style>
    <style:style style:name="P572" style:family="paragraph">
      <style:paragraph-properties fo:line-height="100.00%" fo:text-align="left" fo:margin-left="30.00pt" fo:text-indent="0.00pt" fo:margin-top="5.00pt" fo:margin-bottom="5.00pt"/>
    </style:style>
    <style:style style:name="P573" style:family="paragraph">
      <style:paragraph-properties fo:line-height="100.00%" fo:text-align="left" fo:margin-top="5.00pt" fo:margin-bottom="5.00pt"/>
    </style:style>
    <style:style style:name="P574" style:family="paragraph">
      <style:paragraph-properties fo:line-height="100.00%" fo:text-align="left" fo:margin-left="30.00pt" fo:text-indent="0.00pt" fo:margin-top="5.00pt" fo:margin-bottom="5.00pt"/>
    </style:style>
    <style:style style:name="P575" style:family="paragraph">
      <style:paragraph-properties fo:line-height="100.00%" fo:text-align="left" fo:margin-top="5.00pt" fo:margin-bottom="5.00pt"/>
    </style:style>
    <style:style style:name="P576" style:family="paragraph">
      <style:paragraph-properties fo:line-height="100.00%" fo:text-align="left" fo:margin-left="30.00pt" fo:text-indent="0.00pt" fo:margin-top="5.00pt" fo:margin-bottom="5.00pt"/>
    </style:style>
    <style:style style:name="P577" style:family="paragraph">
      <style:paragraph-properties fo:line-height="100.00%" fo:text-align="left" fo:margin-top="5.00pt" fo:margin-bottom="5.00pt"/>
    </style:style>
    <style:style style:name="P578" style:family="paragraph">
      <style:paragraph-properties fo:line-height="100.00%" fo:text-align="left" fo:margin-left="30.00pt" fo:text-indent="0.00pt" fo:margin-top="5.00pt" fo:margin-bottom="5.00pt"/>
    </style:style>
    <style:style style:name="P579" style:family="paragraph">
      <style:paragraph-properties fo:line-height="100.00%" fo:text-align="left" fo:margin-top="5.00pt" fo:margin-bottom="5.00pt"/>
    </style:style>
    <style:style style:name="P580" style:family="paragraph">
      <style:paragraph-properties fo:line-height="100.00%" fo:text-align="left" fo:margin-left="30.00pt" fo:text-indent="0.00pt" fo:margin-top="5.00pt" fo:margin-bottom="5.00pt"/>
    </style:style>
    <style:style style:name="P581" style:family="paragraph">
      <style:paragraph-properties fo:line-height="100.00%" fo:text-align="left" fo:margin-top="5.00pt" fo:margin-bottom="5.00pt"/>
    </style:style>
    <style:style style:name="P582" style:family="paragraph">
      <style:paragraph-properties fo:line-height="100.00%" fo:text-align="left" fo:margin-left="30.00pt" fo:text-indent="0.00pt" fo:margin-top="5.00pt" fo:margin-bottom="5.00pt"/>
    </style:style>
    <style:style style:name="P583" style:family="paragraph">
      <style:paragraph-properties fo:line-height="100.00%" fo:text-align="left" fo:margin-top="5.00pt" fo:margin-bottom="5.00pt"/>
    </style:style>
    <style:style style:name="P584" style:family="paragraph">
      <style:paragraph-properties fo:line-height="100.00%" fo:text-align="left" fo:margin-left="30.00pt" fo:text-indent="0.00pt" fo:margin-top="5.00pt" fo:margin-bottom="5.00pt"/>
    </style:style>
    <style:style style:name="P585" style:family="paragraph">
      <style:paragraph-properties fo:line-height="100.00%" fo:text-align="left" fo:margin-top="5.00pt" fo:margin-bottom="5.00pt"/>
    </style:style>
    <style:style style:name="P586" style:family="paragraph">
      <style:paragraph-properties fo:line-height="100.00%" fo:text-align="left" fo:margin-left="30.00pt" fo:text-indent="0.00pt" fo:margin-top="5.00pt" fo:margin-bottom="5.00pt"/>
    </style:style>
    <style:style style:name="P587" style:family="paragraph">
      <style:paragraph-properties fo:line-height="100.00%" fo:text-align="left" fo:margin-top="5.00pt" fo:margin-bottom="5.00pt"/>
    </style:style>
    <style:style style:name="P588" style:family="paragraph">
      <style:paragraph-properties fo:line-height="100.00%" fo:text-align="left" fo:margin-left="30.00pt" fo:text-indent="0.00pt" fo:margin-top="5.00pt" fo:margin-bottom="5.00pt"/>
    </style:style>
    <style:style style:name="P589" style:family="paragraph">
      <style:paragraph-properties fo:line-height="100.00%" fo:text-align="left" fo:margin-top="5.00pt" fo:margin-bottom="5.00pt"/>
    </style:style>
    <style:style style:name="P590" style:family="paragraph">
      <style:paragraph-properties fo:line-height="100.00%" fo:text-align="left" fo:margin-left="30.00pt" fo:text-indent="0.00pt" fo:margin-top="5.00pt" fo:margin-bottom="5.00pt"/>
    </style:style>
    <style:style style:name="P591" style:family="paragraph">
      <style:paragraph-properties fo:line-height="100.00%" fo:text-align="left" fo:margin-top="5.00pt" fo:margin-bottom="5.00pt"/>
    </style:style>
    <style:style style:name="P592" style:family="paragraph">
      <style:paragraph-properties fo:line-height="100.00%" fo:text-align="left" fo:margin-left="30.00pt" fo:text-indent="0.00pt" fo:margin-top="5.00pt" fo:margin-bottom="5.00pt"/>
    </style:style>
    <style:style style:name="P593" style:family="paragraph">
      <style:paragraph-properties fo:line-height="100.00%" fo:text-align="left" fo:margin-top="5.00pt" fo:margin-bottom="5.00pt"/>
    </style:style>
    <style:style style:name="P594" style:family="paragraph">
      <style:paragraph-properties fo:line-height="100.00%" fo:text-align="left" fo:margin-left="30.00pt" fo:text-indent="0.00pt" fo:margin-top="5.00pt" fo:margin-bottom="5.00pt"/>
    </style:style>
    <style:style style:name="P595" style:family="paragraph">
      <style:paragraph-properties fo:line-height="100.00%" fo:text-align="left" fo:margin-top="5.00pt" fo:margin-bottom="5.00pt"/>
    </style:style>
    <style:style style:name="P596" style:family="paragraph">
      <style:paragraph-properties fo:line-height="100.00%" fo:text-align="left" fo:margin-left="30.00pt" fo:text-indent="0.00pt" fo:margin-top="5.00pt" fo:margin-bottom="5.00pt"/>
    </style:style>
    <style:style style:name="P597" style:family="paragraph">
      <style:paragraph-properties fo:line-height="100.00%" fo:text-align="left" fo:margin-top="5.00pt" fo:margin-bottom="5.00pt"/>
    </style:style>
    <style:style style:name="P598" style:family="paragraph">
      <style:paragraph-properties fo:line-height="100.00%" fo:text-align="left" fo:margin-left="30.00pt" fo:text-indent="0.00pt" fo:margin-top="5.00pt" fo:margin-bottom="5.00pt"/>
    </style:style>
    <style:style style:name="P599" style:family="paragraph">
      <style:paragraph-properties fo:line-height="100.00%" fo:text-align="left" fo:margin-top="5.00pt" fo:margin-bottom="5.00pt"/>
    </style:style>
    <style:style style:name="P600" style:family="paragraph">
      <style:paragraph-properties fo:line-height="100.00%" fo:text-align="left" fo:margin-left="30.00pt" fo:text-indent="0.00pt" fo:margin-top="5.00pt" fo:margin-bottom="5.00pt"/>
    </style:style>
    <style:style style:name="P601" style:family="paragraph">
      <style:paragraph-properties fo:line-height="100.00%" fo:text-align="left" fo:margin-top="5.00pt" fo:margin-bottom="5.00pt"/>
    </style:style>
    <style:style style:name="P602" style:family="paragraph">
      <style:paragraph-properties fo:line-height="100.00%" fo:text-align="left" fo:margin-left="30.00pt" fo:text-indent="0.00pt" fo:margin-top="5.00pt" fo:margin-bottom="5.00pt"/>
    </style:style>
    <style:style style:name="P603" style:family="paragraph">
      <style:paragraph-properties fo:line-height="100.00%" fo:text-align="left" fo:margin-top="5.00pt" fo:margin-bottom="5.00pt"/>
    </style:style>
    <style:style style:name="P604" style:family="paragraph">
      <style:paragraph-properties fo:line-height="100.00%" fo:text-align="left" fo:margin-left="30.00pt" fo:text-indent="0.00pt" fo:margin-top="5.00pt" fo:margin-bottom="5.00pt"/>
    </style:style>
    <style:style style:name="P605" style:family="paragraph">
      <style:paragraph-properties fo:line-height="100.00%" fo:text-align="left" fo:margin-top="5.00pt" fo:margin-bottom="5.00pt"/>
    </style:style>
    <style:style style:name="P606" style:family="paragraph">
      <style:paragraph-properties fo:line-height="100.00%" fo:text-align="left" fo:margin-left="30.00pt" fo:text-indent="0.00pt" fo:margin-top="5.00pt" fo:margin-bottom="5.00pt"/>
    </style:style>
    <style:style style:name="P607" style:family="paragraph">
      <style:paragraph-properties fo:line-height="100.00%" fo:text-align="left" fo:margin-top="5.00pt" fo:margin-bottom="5.00pt"/>
    </style:style>
    <style:style style:name="P608" style:family="paragraph">
      <style:paragraph-properties fo:line-height="100.00%" fo:text-align="left" fo:margin-left="30.00pt" fo:text-indent="0.00pt" fo:margin-top="5.00pt" fo:margin-bottom="5.00pt"/>
    </style:style>
    <style:style style:name="P609" style:family="paragraph">
      <style:paragraph-properties fo:line-height="100.00%" fo:text-align="left" fo:margin-top="5.00pt" fo:margin-bottom="5.00pt"/>
    </style:style>
    <style:style style:name="P610" style:family="paragraph">
      <style:paragraph-properties fo:line-height="100.00%" fo:text-align="left" fo:margin-left="30.00pt" fo:text-indent="0.00pt" fo:margin-top="5.00pt" fo:margin-bottom="5.00pt"/>
    </style:style>
    <style:style style:name="P611" style:family="paragraph">
      <style:paragraph-properties fo:line-height="100.00%" fo:text-align="left" fo:margin-top="5.00pt" fo:margin-bottom="5.00pt"/>
    </style:style>
    <style:style style:name="P612" style:family="paragraph">
      <style:paragraph-properties fo:line-height="100.00%" fo:text-align="left" fo:margin-left="30.00pt" fo:text-indent="0.00pt" fo:margin-top="5.00pt" fo:margin-bottom="5.00pt"/>
    </style:style>
    <style:style style:name="P613" style:family="paragraph">
      <style:paragraph-properties fo:line-height="100.00%" fo:text-align="left" fo:margin-top="5.00pt" fo:margin-bottom="5.00pt"/>
    </style:style>
    <style:style style:name="P614" style:family="paragraph">
      <style:paragraph-properties fo:line-height="100.00%" fo:text-align="left" fo:margin-left="30.00pt" fo:text-indent="0.00pt" fo:margin-top="5.00pt" fo:margin-bottom="5.00pt"/>
    </style:style>
    <style:style style:name="P615" style:family="paragraph">
      <style:paragraph-properties fo:line-height="100.00%" fo:text-align="left" fo:margin-top="5.00pt" fo:margin-bottom="5.00pt"/>
    </style:style>
    <style:style style:name="P616" style:family="paragraph">
      <style:paragraph-properties fo:line-height="100.00%" fo:text-align="left" fo:margin-left="30.00pt" fo:text-indent="0.00pt" fo:margin-top="5.00pt" fo:margin-bottom="5.00pt"/>
    </style:style>
    <style:style style:name="P617" style:family="paragraph">
      <style:paragraph-properties fo:line-height="100.00%" fo:text-align="left" fo:margin-top="5.00pt" fo:margin-bottom="5.00pt"/>
    </style:style>
    <style:style style:name="P618" style:family="paragraph">
      <style:paragraph-properties fo:line-height="100.00%" fo:text-align="left" fo:margin-left="30.00pt" fo:text-indent="0.00pt" fo:margin-top="5.00pt" fo:margin-bottom="5.00pt"/>
    </style:style>
    <style:style style:name="P619" style:family="paragraph">
      <style:paragraph-properties fo:line-height="100.00%" fo:text-align="left" fo:margin-top="5.00pt" fo:margin-bottom="5.00pt"/>
    </style:style>
    <style:style style:name="P620" style:family="paragraph">
      <style:paragraph-properties fo:line-height="100.00%" fo:text-align="left" fo:margin-left="30.00pt" fo:text-indent="0.00pt" fo:margin-top="5.00pt" fo:margin-bottom="5.00pt"/>
    </style:style>
    <style:style style:name="P621" style:family="paragraph">
      <style:paragraph-properties fo:line-height="100.00%" fo:text-align="left" fo:margin-top="5.00pt" fo:margin-bottom="5.00pt"/>
    </style:style>
    <style:style style:name="P622" style:family="paragraph">
      <style:paragraph-properties fo:line-height="100.00%" fo:text-align="left" fo:margin-left="30.00pt" fo:text-indent="0.00pt" fo:margin-top="5.00pt" fo:margin-bottom="5.00pt"/>
    </style:style>
    <style:style style:name="P623" style:family="paragraph">
      <style:paragraph-properties fo:line-height="100.00%" fo:text-align="left" fo:margin-top="5.00pt" fo:margin-bottom="5.00pt"/>
    </style:style>
    <style:style style:name="P624" style:family="paragraph">
      <style:paragraph-properties fo:line-height="100.00%" fo:text-align="left" fo:margin-left="30.00pt" fo:text-indent="0.00pt" fo:margin-top="5.00pt" fo:margin-bottom="5.00pt"/>
    </style:style>
    <style:style style:name="P625" style:family="paragraph">
      <style:paragraph-properties fo:line-height="100.00%" fo:text-align="left" fo:margin-top="5.00pt" fo:margin-bottom="5.00pt"/>
    </style:style>
    <style:style style:name="P626" style:family="paragraph">
      <style:paragraph-properties fo:line-height="100.00%" fo:text-align="left" fo:margin-left="30.00pt" fo:text-indent="0.00pt" fo:margin-top="5.00pt" fo:margin-bottom="5.00pt"/>
    </style:style>
    <style:style style:name="P627" style:family="paragraph">
      <style:paragraph-properties fo:line-height="100.00%" fo:text-align="left" fo:margin-top="5.00pt" fo:margin-bottom="5.00pt"/>
    </style:style>
    <style:style style:name="P628" style:family="paragraph">
      <style:paragraph-properties fo:line-height="100.00%" fo:text-align="left" fo:margin-left="30.00pt" fo:text-indent="0.00pt" fo:margin-top="5.00pt" fo:margin-bottom="5.00pt"/>
    </style:style>
    <style:style style:name="P629" style:family="paragraph">
      <style:paragraph-properties fo:line-height="100.00%" fo:text-align="left" fo:margin-top="5.00pt" fo:margin-bottom="5.00pt"/>
    </style:style>
    <style:style style:name="P630" style:family="paragraph">
      <style:paragraph-properties fo:line-height="100.00%" fo:text-align="left" fo:margin-left="30.00pt" fo:text-indent="0.00pt" fo:margin-top="5.00pt" fo:margin-bottom="5.00pt"/>
    </style:style>
    <style:style style:name="P631" style:family="paragraph">
      <style:paragraph-properties fo:line-height="100.00%" fo:text-align="left" fo:margin-top="5.00pt" fo:margin-bottom="5.00pt"/>
    </style:style>
    <style:style style:name="P632" style:family="paragraph">
      <style:paragraph-properties fo:line-height="100.00%" fo:text-align="left" fo:margin-left="30.00pt" fo:text-indent="0.00pt" fo:margin-top="5.00pt" fo:margin-bottom="5.00pt"/>
    </style:style>
    <style:style style:name="P633" style:family="paragraph">
      <style:paragraph-properties fo:line-height="100.00%" fo:text-align="left" fo:margin-top="5.00pt" fo:margin-bottom="5.00pt"/>
    </style:style>
    <style:style style:name="P634" style:family="paragraph">
      <style:paragraph-properties fo:line-height="100.00%" fo:text-align="left" fo:margin-left="30.00pt" fo:text-indent="0.00pt" fo:margin-top="5.00pt" fo:margin-bottom="5.00pt"/>
    </style:style>
    <style:style style:name="P635" style:family="paragraph">
      <style:paragraph-properties fo:line-height="100.00%" fo:text-align="left" fo:margin-top="5.00pt" fo:margin-bottom="5.00pt"/>
    </style:style>
    <style:style style:name="P636" style:family="paragraph">
      <style:paragraph-properties fo:line-height="100.00%" fo:text-align="left" fo:margin-left="30.00pt" fo:text-indent="0.00pt" fo:margin-top="5.00pt" fo:margin-bottom="5.00pt"/>
    </style:style>
    <style:style style:name="P637" style:family="paragraph">
      <style:paragraph-properties fo:line-height="100.00%" fo:text-align="left" fo:margin-top="5.00pt" fo:margin-bottom="5.00pt"/>
    </style:style>
    <style:style style:name="P638" style:family="paragraph">
      <style:paragraph-properties fo:line-height="100.00%" fo:text-align="left" fo:margin-left="30.00pt" fo:text-indent="0.00pt" fo:margin-top="5.00pt" fo:margin-bottom="5.00pt"/>
    </style:style>
    <style:style style:name="P639" style:family="paragraph">
      <style:paragraph-properties fo:line-height="100.00%" fo:text-align="left" fo:margin-top="5.00pt" fo:margin-bottom="5.00pt"/>
    </style:style>
    <style:style style:name="P640" style:family="paragraph">
      <style:paragraph-properties fo:line-height="100.00%" fo:text-align="left" fo:margin-left="30.00pt" fo:text-indent="0.00pt" fo:margin-top="5.00pt" fo:margin-bottom="5.00pt"/>
    </style:style>
    <style:style style:name="P641" style:family="paragraph">
      <style:paragraph-properties fo:line-height="100.00%" fo:text-align="left" fo:margin-top="5.00pt" fo:margin-bottom="5.00pt"/>
    </style:style>
    <style:style style:name="P642" style:family="paragraph">
      <style:paragraph-properties fo:line-height="100.00%" fo:text-align="left" fo:margin-left="30.00pt" fo:text-indent="0.00pt" fo:margin-top="5.00pt" fo:margin-bottom="5.00pt"/>
    </style:style>
    <style:style style:name="P643" style:family="paragraph">
      <style:paragraph-properties fo:line-height="100.00%" fo:text-align="left" fo:margin-top="5.00pt" fo:margin-bottom="5.00pt"/>
    </style:style>
    <style:style style:name="P644" style:family="paragraph">
      <style:paragraph-properties fo:line-height="100.00%" fo:text-align="left" fo:margin-left="30.00pt" fo:text-indent="0.00pt" fo:margin-top="5.00pt" fo:margin-bottom="5.00pt"/>
    </style:style>
    <style:style style:name="P645" style:family="paragraph">
      <style:paragraph-properties fo:line-height="100.00%" fo:text-align="left" fo:margin-top="5.00pt" fo:margin-bottom="5.00pt"/>
    </style:style>
    <style:style style:name="P646" style:family="paragraph">
      <style:paragraph-properties fo:line-height="100.00%" fo:text-align="left" fo:margin-left="30.00pt" fo:text-indent="0.00pt" fo:margin-top="5.00pt" fo:margin-bottom="5.00pt"/>
    </style:style>
    <style:style style:name="P647" style:family="paragraph">
      <style:paragraph-properties fo:line-height="100.00%" fo:text-align="left" fo:margin-top="5.00pt" fo:margin-bottom="5.00pt"/>
    </style:style>
    <style:style style:name="P648" style:family="paragraph">
      <style:paragraph-properties fo:line-height="100.00%" fo:text-align="left" fo:margin-left="30.00pt" fo:text-indent="0.00pt" fo:margin-top="5.00pt" fo:margin-bottom="5.00pt"/>
    </style:style>
    <style:style style:name="P649" style:family="paragraph">
      <style:paragraph-properties fo:line-height="100.00%" fo:text-align="left" fo:margin-top="5.00pt" fo:margin-bottom="5.00pt"/>
    </style:style>
    <style:style style:name="P650" style:family="paragraph">
      <style:paragraph-properties fo:line-height="100.00%" fo:text-align="left" fo:margin-left="30.00pt" fo:text-indent="0.00pt" fo:margin-top="5.00pt" fo:margin-bottom="5.00pt"/>
    </style:style>
    <style:style style:name="P651" style:family="paragraph">
      <style:paragraph-properties fo:line-height="100.00%" fo:text-align="left" fo:margin-top="5.00pt" fo:margin-bottom="5.00pt"/>
    </style:style>
    <style:style style:name="P652" style:family="paragraph">
      <style:paragraph-properties fo:line-height="100.00%" fo:text-align="left" fo:margin-left="30.00pt" fo:text-indent="0.00pt" fo:margin-top="5.00pt" fo:margin-bottom="5.00pt"/>
    </style:style>
    <style:style style:name="P653" style:family="paragraph">
      <style:paragraph-properties fo:line-height="100.00%" fo:text-align="left" fo:margin-top="5.00pt" fo:margin-bottom="5.00pt"/>
    </style:style>
    <style:style style:name="P654" style:family="paragraph">
      <style:paragraph-properties fo:line-height="100.00%" fo:text-align="left" fo:margin-left="30.00pt" fo:text-indent="0.00pt" fo:margin-top="5.00pt" fo:margin-bottom="5.00pt"/>
    </style:style>
    <style:style style:name="P655" style:family="paragraph">
      <style:paragraph-properties fo:line-height="100.00%" fo:text-align="left" fo:margin-top="5.00pt" fo:margin-bottom="5.00pt"/>
    </style:style>
    <style:style style:name="P656" style:family="paragraph">
      <style:paragraph-properties fo:line-height="100.00%" fo:text-align="left" fo:margin-left="30.00pt" fo:text-indent="0.00pt" fo:margin-top="5.00pt" fo:margin-bottom="5.00pt"/>
    </style:style>
    <style:style style:name="P657" style:family="paragraph">
      <style:paragraph-properties fo:line-height="100.00%" fo:text-align="left" fo:margin-top="5.00pt" fo:margin-bottom="5.00pt"/>
    </style:style>
    <style:style style:name="P658" style:family="paragraph">
      <style:paragraph-properties fo:line-height="100.00%" fo:text-align="left" fo:margin-left="30.00pt" fo:text-indent="0.00pt" fo:margin-top="5.00pt" fo:margin-bottom="5.00pt"/>
    </style:style>
    <style:style style:name="P659" style:family="paragraph">
      <style:paragraph-properties fo:line-height="100.00%" fo:text-align="left" fo:margin-top="5.00pt" fo:margin-bottom="5.00pt"/>
    </style:style>
    <style:style style:name="P660" style:family="paragraph">
      <style:paragraph-properties fo:line-height="100.00%" fo:text-align="left" fo:margin-left="30.00pt" fo:text-indent="0.00pt" fo:margin-top="5.00pt" fo:margin-bottom="5.00pt"/>
    </style:style>
    <style:style style:name="P661" style:family="paragraph">
      <style:paragraph-properties fo:line-height="100.00%" fo:text-align="left" fo:margin-top="5.00pt" fo:margin-bottom="5.00pt"/>
    </style:style>
    <style:style style:name="P662" style:family="paragraph">
      <style:paragraph-properties fo:line-height="100.00%" fo:text-align="left" fo:margin-left="30.00pt" fo:text-indent="0.00pt" fo:margin-top="5.00pt" fo:margin-bottom="5.00pt"/>
    </style:style>
    <style:style style:name="P663" style:family="paragraph">
      <style:paragraph-properties fo:line-height="100.00%" fo:text-align="left" fo:margin-top="5.00pt" fo:margin-bottom="5.00pt"/>
    </style:style>
    <style:style style:name="P664" style:family="paragraph">
      <style:paragraph-properties fo:line-height="100.00%" fo:text-align="left" fo:margin-left="30.00pt" fo:text-indent="0.00pt" fo:margin-top="5.00pt" fo:margin-bottom="5.00pt"/>
    </style:style>
    <style:style style:name="P665" style:family="paragraph">
      <style:paragraph-properties fo:line-height="100.00%" fo:text-align="left" fo:margin-top="5.00pt" fo:margin-bottom="5.00pt"/>
    </style:style>
    <style:style style:name="P666" style:family="paragraph">
      <style:paragraph-properties fo:line-height="100.00%" fo:text-align="left" fo:margin-left="30.00pt" fo:text-indent="0.00pt" fo:margin-top="5.00pt" fo:margin-bottom="5.00pt"/>
    </style:style>
    <style:style style:name="P667" style:family="paragraph">
      <style:paragraph-properties fo:line-height="100.00%" fo:text-align="left" fo:margin-top="5.00pt" fo:margin-bottom="5.00pt"/>
    </style:style>
    <style:style style:name="P668" style:family="paragraph">
      <style:paragraph-properties fo:line-height="100.00%" fo:text-align="left" fo:margin-left="30.00pt" fo:text-indent="0.00pt" fo:margin-top="5.00pt" fo:margin-bottom="5.00pt"/>
    </style:style>
    <style:style style:name="P669" style:family="paragraph">
      <style:paragraph-properties fo:line-height="100.00%" fo:text-align="left" fo:margin-top="5.00pt" fo:margin-bottom="5.00pt"/>
    </style:style>
    <style:style style:name="P670" style:family="paragraph">
      <style:paragraph-properties fo:line-height="100.00%" fo:text-align="left" fo:margin-left="30.00pt" fo:text-indent="0.00pt" fo:margin-top="5.00pt" fo:margin-bottom="5.00pt"/>
    </style:style>
    <style:style style:name="P671" style:family="paragraph">
      <style:paragraph-properties fo:line-height="100.00%" fo:text-align="left" fo:margin-top="5.00pt" fo:margin-bottom="5.00pt"/>
    </style:style>
    <style:style style:name="P672" style:family="paragraph">
      <style:paragraph-properties fo:line-height="100.00%" fo:text-align="left" fo:margin-left="30.00pt" fo:text-indent="0.00pt" fo:margin-top="5.00pt" fo:margin-bottom="5.00pt"/>
    </style:style>
    <style:style style:name="P673" style:family="paragraph">
      <style:paragraph-properties fo:line-height="100.00%" fo:text-align="left" fo:margin-top="5.00pt" fo:margin-bottom="5.00pt"/>
    </style:style>
    <style:style style:name="P674" style:family="paragraph">
      <style:paragraph-properties fo:line-height="100.00%" fo:text-align="left" fo:margin-left="30.00pt" fo:text-indent="0.00pt" fo:margin-top="5.00pt" fo:margin-bottom="5.00pt"/>
    </style:style>
    <style:style style:name="P675" style:family="paragraph">
      <style:paragraph-properties fo:line-height="100.00%" fo:text-align="left" fo:margin-top="5.00pt" fo:margin-bottom="5.00pt"/>
    </style:style>
    <style:style style:name="P676" style:family="paragraph">
      <style:paragraph-properties fo:line-height="100.00%" fo:text-align="left" fo:margin-left="30.00pt" fo:text-indent="0.00pt" fo:margin-top="5.00pt" fo:margin-bottom="5.00pt"/>
    </style:style>
    <style:style style:name="P677" style:family="paragraph">
      <style:paragraph-properties fo:line-height="100.00%" fo:text-align="left" fo:margin-top="5.00pt" fo:margin-bottom="5.00pt"/>
    </style:style>
    <style:style style:name="P678" style:family="paragraph">
      <style:paragraph-properties fo:line-height="100.00%" fo:text-align="left" fo:margin-left="30.00pt" fo:text-indent="0.00pt" fo:margin-top="5.00pt" fo:margin-bottom="5.00pt"/>
    </style:style>
    <style:style style:name="P679" style:family="paragraph">
      <style:paragraph-properties fo:line-height="100.00%" fo:text-align="left" fo:margin-top="5.00pt" fo:margin-bottom="5.00pt"/>
    </style:style>
    <style:style style:name="P680" style:family="paragraph">
      <style:paragraph-properties fo:line-height="100.00%" fo:text-align="left" fo:margin-left="30.00pt" fo:text-indent="0.00pt" fo:margin-top="5.00pt" fo:margin-bottom="5.00pt"/>
    </style:style>
    <style:style style:name="P681" style:family="paragraph">
      <style:paragraph-properties fo:line-height="100.00%" fo:text-align="left" fo:margin-top="5.00pt" fo:margin-bottom="5.00pt"/>
    </style:style>
    <style:style style:name="P682" style:family="paragraph">
      <style:paragraph-properties fo:line-height="100.00%" fo:text-align="left" fo:margin-left="30.00pt" fo:text-indent="0.00pt" fo:margin-top="5.00pt" fo:margin-bottom="5.00pt"/>
    </style:style>
    <style:style style:name="P683" style:family="paragraph">
      <style:paragraph-properties fo:line-height="100.00%" fo:text-align="left" fo:margin-top="5.00pt" fo:margin-bottom="5.00pt"/>
    </style:style>
    <style:style style:name="P684" style:family="paragraph">
      <style:paragraph-properties fo:line-height="100.00%" fo:text-align="left" fo:margin-left="30.00pt" fo:text-indent="0.00pt" fo:margin-top="5.00pt" fo:margin-bottom="5.00pt"/>
    </style:style>
    <style:style style:name="P685" style:family="paragraph">
      <style:paragraph-properties fo:line-height="100.00%" fo:text-align="left" fo:margin-top="5.00pt" fo:margin-bottom="5.00pt"/>
    </style:style>
    <style:style style:name="P686" style:family="paragraph">
      <style:paragraph-properties fo:line-height="100.00%" fo:text-align="left" fo:margin-left="30.00pt" fo:text-indent="0.00pt" fo:margin-top="5.00pt" fo:margin-bottom="5.00pt"/>
    </style:style>
    <style:style style:name="P687" style:family="paragraph">
      <style:paragraph-properties fo:line-height="100.00%" fo:text-align="left" fo:margin-top="5.00pt" fo:margin-bottom="5.00pt"/>
    </style:style>
    <style:style style:name="P688" style:family="paragraph">
      <style:paragraph-properties fo:line-height="100.00%" fo:text-align="left" fo:margin-left="30.00pt" fo:text-indent="0.00pt" fo:margin-top="5.00pt" fo:margin-bottom="5.00pt"/>
    </style:style>
    <style:style style:name="P689" style:family="paragraph">
      <style:paragraph-properties fo:line-height="100.00%" fo:text-align="left" fo:margin-top="5.00pt" fo:margin-bottom="5.00pt"/>
    </style:style>
    <style:style style:name="P690" style:family="paragraph">
      <style:paragraph-properties fo:line-height="100.00%" fo:text-align="left" fo:margin-left="30.00pt" fo:text-indent="0.00pt" fo:margin-top="5.00pt" fo:margin-bottom="5.00pt"/>
    </style:style>
    <style:style style:name="P691" style:family="paragraph">
      <style:paragraph-properties fo:line-height="100.00%" fo:text-align="left" fo:margin-top="5.00pt" fo:margin-bottom="5.00pt"/>
    </style:style>
    <style:style style:name="P692" style:family="paragraph">
      <style:paragraph-properties fo:line-height="100.00%" fo:text-align="left" fo:margin-left="30.00pt" fo:text-indent="0.00pt" fo:margin-top="5.00pt" fo:margin-bottom="5.00pt"/>
    </style:style>
    <style:style style:name="P693" style:family="paragraph">
      <style:paragraph-properties fo:line-height="100.00%" fo:text-align="left" fo:margin-top="5.00pt" fo:margin-bottom="5.00pt"/>
    </style:style>
    <style:style style:name="P694" style:family="paragraph">
      <style:paragraph-properties fo:line-height="100.00%" fo:text-align="left" fo:margin-left="30.00pt" fo:text-indent="0.00pt" fo:margin-top="5.00pt" fo:margin-bottom="5.00pt"/>
    </style:style>
    <style:style style:name="P695" style:family="paragraph">
      <style:paragraph-properties fo:line-height="100.00%" fo:text-align="left" fo:margin-top="5.00pt" fo:margin-bottom="5.00pt"/>
    </style:style>
    <style:style style:name="P696" style:family="paragraph">
      <style:paragraph-properties fo:line-height="100.00%" fo:text-align="left" fo:margin-left="30.00pt" fo:text-indent="0.00pt" fo:margin-top="5.00pt" fo:margin-bottom="5.00pt"/>
    </style:style>
    <style:style style:name="P697" style:family="paragraph">
      <style:paragraph-properties fo:line-height="100.00%" fo:text-align="left" fo:margin-top="5.00pt" fo:margin-bottom="5.00pt"/>
    </style:style>
    <style:style style:name="P698" style:family="paragraph">
      <style:paragraph-properties fo:line-height="100.00%" fo:text-align="left" fo:margin-left="30.00pt" fo:text-indent="0.00pt" fo:margin-top="5.00pt" fo:margin-bottom="5.00pt"/>
    </style:style>
    <style:style style:name="P699" style:family="paragraph">
      <style:paragraph-properties fo:line-height="100.00%" fo:text-align="left" fo:margin-top="5.00pt" fo:margin-bottom="5.00pt"/>
    </style:style>
    <style:style style:name="P700" style:family="paragraph">
      <style:paragraph-properties fo:line-height="100.00%" fo:text-align="left" fo:margin-left="30.00pt" fo:text-indent="0.00pt" fo:margin-top="5.00pt" fo:margin-bottom="5.00pt"/>
    </style:style>
    <style:style style:name="P701" style:family="paragraph">
      <style:paragraph-properties fo:line-height="100.00%" fo:text-align="left" fo:margin-top="5.00pt" fo:margin-bottom="5.00pt"/>
    </style:style>
    <style:style style:name="P702" style:family="paragraph">
      <style:paragraph-properties fo:line-height="100.00%" fo:text-align="left" fo:margin-left="30.00pt" fo:text-indent="0.00pt" fo:margin-top="5.00pt" fo:margin-bottom="5.00pt"/>
    </style:style>
    <style:style style:name="P703" style:family="paragraph">
      <style:paragraph-properties fo:line-height="100.00%" fo:text-align="left" fo:margin-top="5.00pt" fo:margin-bottom="5.00pt"/>
    </style:style>
    <style:style style:name="P704" style:family="paragraph">
      <style:paragraph-properties fo:line-height="100.00%" fo:text-align="left" fo:margin-left="30.00pt" fo:text-indent="0.00pt" fo:margin-top="5.00pt" fo:margin-bottom="5.00pt"/>
    </style:style>
    <style:style style:name="P705" style:family="paragraph">
      <style:paragraph-properties fo:line-height="100.00%" fo:text-align="left" fo:margin-top="5.00pt" fo:margin-bottom="5.00pt"/>
    </style:style>
    <style:style style:name="P706" style:family="paragraph">
      <style:paragraph-properties fo:line-height="100.00%" fo:text-align="left" fo:margin-left="30.00pt" fo:text-indent="0.00pt" fo:margin-top="5.00pt" fo:margin-bottom="5.00pt"/>
    </style:style>
    <style:style style:name="P707" style:family="paragraph">
      <style:paragraph-properties fo:line-height="100.00%" fo:text-align="left" fo:margin-top="5.00pt" fo:margin-bottom="5.00pt"/>
    </style:style>
    <style:style style:name="P708" style:family="paragraph">
      <style:paragraph-properties fo:line-height="100.00%" fo:text-align="left" fo:margin-left="30.00pt" fo:text-indent="0.00pt" fo:margin-top="5.00pt" fo:margin-bottom="5.00pt"/>
    </style:style>
    <style:style style:name="P709" style:family="paragraph">
      <style:paragraph-properties fo:line-height="100.00%" fo:text-align="left" fo:margin-top="5.00pt" fo:margin-bottom="5.00pt"/>
    </style:style>
    <style:style style:name="P710" style:family="paragraph">
      <style:paragraph-properties fo:line-height="100.00%" fo:text-align="left" fo:margin-left="30.00pt" fo:text-indent="0.00pt" fo:margin-top="5.00pt" fo:margin-bottom="5.00pt"/>
    </style:style>
    <style:style style:name="P711" style:family="paragraph">
      <style:paragraph-properties fo:line-height="100.00%" fo:text-align="left" fo:margin-top="5.00pt" fo:margin-bottom="5.00pt"/>
    </style:style>
    <style:style style:name="P712" style:family="paragraph">
      <style:paragraph-properties fo:line-height="100.00%" fo:text-align="left" fo:margin-left="30.00pt" fo:text-indent="0.00pt" fo:margin-top="5.00pt" fo:margin-bottom="5.00pt"/>
    </style:style>
    <style:style style:name="P713" style:family="paragraph">
      <style:paragraph-properties fo:line-height="100.00%" fo:text-align="left" fo:margin-top="5.00pt" fo:margin-bottom="5.00pt"/>
    </style:style>
    <style:style style:name="P714" style:family="paragraph">
      <style:paragraph-properties fo:line-height="100.00%" fo:text-align="left" fo:margin-left="30.00pt" fo:text-indent="0.00pt" fo:margin-top="5.00pt" fo:margin-bottom="5.00pt"/>
    </style:style>
    <style:style style:name="P715" style:family="paragraph">
      <style:paragraph-properties fo:line-height="100.00%" fo:text-align="left" fo:margin-top="5.00pt" fo:margin-bottom="5.00pt"/>
    </style:style>
    <style:style style:name="P716" style:family="paragraph">
      <style:paragraph-properties fo:line-height="100.00%" fo:text-align="left" fo:margin-left="30.00pt" fo:text-indent="0.00pt" fo:margin-top="5.00pt" fo:margin-bottom="5.00pt"/>
    </style:style>
    <style:style style:name="P717" style:family="paragraph">
      <style:paragraph-properties fo:line-height="100.00%" fo:text-align="left" fo:margin-top="5.00pt" fo:margin-bottom="5.00pt"/>
    </style:style>
    <style:style style:name="P718" style:family="paragraph">
      <style:paragraph-properties fo:line-height="100.00%" fo:text-align="left" fo:margin-left="30.00pt" fo:text-indent="0.00pt" fo:margin-top="5.00pt" fo:margin-bottom="5.00pt"/>
    </style:style>
    <style:style style:name="P719" style:family="paragraph">
      <style:paragraph-properties fo:line-height="100.00%" fo:text-align="left" fo:margin-top="5.00pt" fo:margin-bottom="5.00pt"/>
    </style:style>
    <style:style style:name="P720" style:family="paragraph">
      <style:paragraph-properties fo:line-height="100.00%" fo:text-align="left" fo:margin-left="30.00pt" fo:text-indent="0.00pt" fo:margin-top="5.00pt" fo:margin-bottom="5.00pt"/>
    </style:style>
    <style:style style:name="P721" style:family="paragraph">
      <style:paragraph-properties fo:line-height="100.00%" fo:text-align="left" fo:margin-top="5.00pt" fo:margin-bottom="5.00pt"/>
    </style:style>
    <style:style style:name="P722" style:family="paragraph">
      <style:paragraph-properties fo:line-height="100.00%" fo:text-align="left" fo:margin-left="30.00pt" fo:text-indent="0.00pt" fo:margin-top="5.00pt" fo:margin-bottom="5.00pt"/>
    </style:style>
    <style:style style:name="P723" style:family="paragraph">
      <style:paragraph-properties fo:line-height="100.00%" fo:text-align="left" fo:margin-top="5.00pt" fo:margin-bottom="5.00pt"/>
    </style:style>
    <style:style style:name="P724" style:family="paragraph">
      <style:paragraph-properties fo:line-height="100.00%" fo:text-align="left" fo:margin-left="30.00pt" fo:text-indent="0.00pt" fo:margin-top="5.00pt" fo:margin-bottom="5.00pt"/>
    </style:style>
    <style:style style:name="P725" style:family="paragraph">
      <style:paragraph-properties fo:line-height="100.00%" fo:text-align="left" fo:margin-top="5.00pt" fo:margin-bottom="5.00pt"/>
    </style:style>
    <style:style style:name="P726" style:family="paragraph">
      <style:paragraph-properties fo:line-height="100.00%" fo:text-align="left" fo:margin-left="30.00pt" fo:text-indent="0.00pt" fo:margin-top="5.00pt" fo:margin-bottom="5.00pt"/>
    </style:style>
    <style:style style:name="P727" style:family="paragraph">
      <style:paragraph-properties fo:line-height="100.00%" fo:text-align="left" fo:margin-top="5.00pt" fo:margin-bottom="5.00pt"/>
    </style:style>
    <style:style style:name="P728" style:family="paragraph">
      <style:paragraph-properties fo:line-height="100.00%" fo:text-align="left" fo:margin-left="30.00pt" fo:text-indent="0.00pt" fo:margin-top="5.00pt" fo:margin-bottom="5.00pt"/>
    </style:style>
    <style:style style:name="P729" style:family="paragraph">
      <style:paragraph-properties fo:line-height="100.00%" fo:text-align="left" fo:margin-top="5.00pt" fo:margin-bottom="5.00pt"/>
    </style:style>
    <style:style style:name="P730" style:family="paragraph">
      <style:paragraph-properties fo:line-height="100.00%" fo:text-align="left" fo:margin-left="30.00pt" fo:text-indent="0.00pt" fo:margin-top="5.00pt" fo:margin-bottom="5.00pt"/>
    </style:style>
    <style:style style:name="P731" style:family="paragraph">
      <style:paragraph-properties fo:line-height="100.00%" fo:text-align="left" fo:margin-top="5.00pt" fo:margin-bottom="5.00pt"/>
    </style:style>
    <style:style style:name="P732" style:family="paragraph">
      <style:paragraph-properties fo:line-height="100.00%" fo:text-align="left" fo:margin-left="30.00pt" fo:text-indent="0.00pt" fo:margin-top="5.00pt" fo:margin-bottom="5.00pt"/>
    </style:style>
    <style:style style:name="P733" style:family="paragraph">
      <style:paragraph-properties fo:line-height="100.00%" fo:text-align="left" fo:margin-top="5.00pt" fo:margin-bottom="5.00pt"/>
    </style:style>
    <style:style style:name="P734" style:family="paragraph">
      <style:paragraph-properties fo:line-height="100.00%" fo:text-align="left" fo:margin-left="30.00pt" fo:text-indent="0.00pt" fo:margin-top="5.00pt" fo:margin-bottom="5.00pt"/>
    </style:style>
    <style:style style:name="P735" style:family="paragraph">
      <style:paragraph-properties fo:line-height="100.00%" fo:text-align="left" fo:margin-top="5.00pt" fo:margin-bottom="5.00pt"/>
    </style:style>
    <style:style style:name="P736" style:family="paragraph">
      <style:paragraph-properties fo:line-height="100.00%" fo:text-align="left" fo:margin-left="30.00pt" fo:text-indent="0.00pt" fo:margin-top="5.00pt" fo:margin-bottom="5.00pt"/>
    </style:style>
    <style:style style:name="P737" style:family="paragraph">
      <style:paragraph-properties fo:line-height="100.00%" fo:text-align="left" fo:margin-top="5.00pt" fo:margin-bottom="5.00pt"/>
    </style:style>
    <style:style style:name="P738" style:family="paragraph">
      <style:paragraph-properties fo:line-height="100.00%" fo:text-align="left" fo:margin-left="30.00pt" fo:text-indent="0.00pt" fo:margin-top="5.00pt" fo:margin-bottom="5.00pt"/>
    </style:style>
    <style:style style:name="P739" style:family="paragraph">
      <style:paragraph-properties fo:line-height="100.00%" fo:text-align="left" fo:margin-top="5.00pt" fo:margin-bottom="5.00pt"/>
    </style:style>
    <style:style style:name="P740" style:family="paragraph">
      <style:paragraph-properties fo:line-height="100.00%" fo:text-align="left" fo:margin-left="30.00pt" fo:text-indent="0.00pt" fo:margin-top="5.00pt" fo:margin-bottom="5.00pt"/>
    </style:style>
    <style:style style:name="P741" style:family="paragraph">
      <style:paragraph-properties fo:line-height="100.00%" fo:text-align="left" fo:margin-top="5.00pt" fo:margin-bottom="5.00pt"/>
    </style:style>
    <style:style style:name="P742" style:family="paragraph">
      <style:paragraph-properties fo:line-height="100.00%" fo:text-align="left" fo:margin-left="30.00pt" fo:text-indent="0.00pt" fo:margin-top="5.00pt" fo:margin-bottom="5.00pt"/>
    </style:style>
    <style:style style:name="P743" style:family="paragraph">
      <style:paragraph-properties fo:line-height="100.00%" fo:text-align="left" fo:margin-top="5.00pt" fo:margin-bottom="5.00pt"/>
    </style:style>
    <style:style style:name="P744" style:family="paragraph">
      <style:paragraph-properties fo:line-height="100.00%" fo:text-align="left" fo:margin-left="30.00pt" fo:text-indent="0.00pt" fo:margin-top="5.00pt" fo:margin-bottom="5.00pt"/>
    </style:style>
    <style:style style:name="P745" style:family="paragraph">
      <style:paragraph-properties fo:line-height="100.00%" fo:text-align="left" fo:margin-top="5.00pt" fo:margin-bottom="5.00pt"/>
    </style:style>
    <style:style style:name="P746" style:family="paragraph">
      <style:paragraph-properties fo:line-height="100.00%" fo:text-align="left" fo:margin-left="30.00pt" fo:text-indent="0.00pt" fo:margin-top="5.00pt" fo:margin-bottom="5.00pt"/>
    </style:style>
    <style:style style:name="P747" style:family="paragraph">
      <style:paragraph-properties fo:line-height="100.00%" fo:text-align="left" fo:margin-top="5.00pt" fo:margin-bottom="5.00pt"/>
    </style:style>
    <style:style style:name="P748" style:family="paragraph">
      <style:paragraph-properties fo:line-height="100.00%" fo:text-align="left" fo:margin-left="30.00pt" fo:text-indent="0.00pt" fo:margin-top="5.00pt" fo:margin-bottom="5.00pt"/>
    </style:style>
    <style:style style:name="P749" style:family="paragraph">
      <style:paragraph-properties fo:line-height="100.00%" fo:text-align="left" fo:margin-top="5.00pt" fo:margin-bottom="5.00pt"/>
    </style:style>
    <style:style style:name="P750" style:family="paragraph">
      <style:paragraph-properties fo:line-height="100.00%" fo:text-align="left" fo:margin-left="30.00pt" fo:text-indent="0.00pt" fo:margin-top="5.00pt" fo:margin-bottom="5.00pt"/>
    </style:style>
    <style:style style:name="P751" style:family="paragraph">
      <style:paragraph-properties fo:line-height="100.00%" fo:text-align="left" fo:margin-top="5.00pt" fo:margin-bottom="5.00pt"/>
    </style:style>
    <style:style style:name="P752" style:family="paragraph">
      <style:paragraph-properties fo:line-height="100.00%" fo:text-align="left" fo:margin-left="30.00pt" fo:text-indent="0.00pt" fo:margin-top="5.00pt" fo:margin-bottom="5.00pt"/>
    </style:style>
    <style:style style:name="P753" style:family="paragraph">
      <style:paragraph-properties fo:line-height="100.00%" fo:text-align="left" fo:margin-top="5.00pt" fo:margin-bottom="5.00pt"/>
    </style:style>
    <style:style style:name="P754" style:family="paragraph">
      <style:paragraph-properties fo:line-height="100.00%" fo:text-align="left" fo:margin-left="30.00pt" fo:text-indent="0.00pt" fo:margin-top="5.00pt" fo:margin-bottom="5.00pt"/>
    </style:style>
    <style:style style:name="P755" style:family="paragraph">
      <style:paragraph-properties fo:line-height="100.00%" fo:text-align="left" fo:margin-top="5.00pt" fo:margin-bottom="5.00pt"/>
    </style:style>
    <style:style style:name="P756" style:family="paragraph">
      <style:paragraph-properties fo:line-height="100.00%" fo:text-align="left" fo:margin-left="30.00pt" fo:text-indent="0.00pt" fo:margin-top="5.00pt" fo:margin-bottom="5.00pt"/>
    </style:style>
    <style:style style:name="P757" style:family="paragraph">
      <style:paragraph-properties fo:line-height="100.00%" fo:text-align="left" fo:margin-top="5.00pt" fo:margin-bottom="5.00pt"/>
    </style:style>
    <style:style style:name="P758" style:family="paragraph">
      <style:paragraph-properties fo:line-height="100.00%" fo:text-align="left" fo:margin-left="30.00pt" fo:text-indent="0.00pt" fo:margin-top="5.00pt" fo:margin-bottom="5.00pt"/>
    </style:style>
    <style:style style:name="P759" style:family="paragraph">
      <style:paragraph-properties fo:line-height="100.00%" fo:text-align="left" fo:margin-top="5.00pt" fo:margin-bottom="5.00pt"/>
    </style:style>
    <style:style style:name="P760" style:family="paragraph">
      <style:paragraph-properties fo:line-height="100.00%" fo:text-align="left" fo:margin-left="30.00pt" fo:text-indent="0.00pt" fo:margin-top="5.00pt" fo:margin-bottom="5.00pt"/>
    </style:style>
    <style:style style:name="P761" style:family="paragraph">
      <style:paragraph-properties fo:line-height="100.00%" fo:text-align="left" fo:margin-top="5.00pt" fo:margin-bottom="5.00pt"/>
    </style:style>
    <style:style style:name="P762" style:family="paragraph">
      <style:paragraph-properties fo:line-height="100.00%" fo:text-align="left" fo:margin-left="30.00pt" fo:text-indent="0.00pt" fo:margin-top="5.00pt" fo:margin-bottom="5.00pt"/>
    </style:style>
    <style:style style:name="P763" style:family="paragraph">
      <style:paragraph-properties fo:line-height="100.00%" fo:text-align="left" fo:margin-top="5.00pt" fo:margin-bottom="5.00pt"/>
    </style:style>
    <style:style style:name="P764" style:family="paragraph">
      <style:paragraph-properties fo:line-height="100.00%" fo:text-align="left" fo:margin-left="30.00pt" fo:text-indent="0.00pt" fo:margin-top="5.00pt" fo:margin-bottom="5.00pt"/>
    </style:style>
    <style:style style:name="P765" style:family="paragraph">
      <style:paragraph-properties fo:line-height="100.00%" fo:text-align="left" fo:margin-top="5.00pt" fo:margin-bottom="5.00pt"/>
    </style:style>
    <style:style style:name="P766" style:family="paragraph">
      <style:paragraph-properties fo:line-height="100.00%" fo:text-align="left" fo:margin-left="30.00pt" fo:text-indent="0.00pt" fo:margin-top="5.00pt" fo:margin-bottom="5.00pt"/>
    </style:style>
    <style:style style:name="P767" style:family="paragraph">
      <style:paragraph-properties fo:line-height="100.00%" fo:text-align="left" fo:margin-top="5.00pt" fo:margin-bottom="5.00pt"/>
    </style:style>
    <style:style style:name="P768" style:family="paragraph">
      <style:paragraph-properties fo:line-height="100.00%" fo:text-align="left" fo:margin-left="30.00pt" fo:text-indent="0.00pt" fo:margin-top="5.00pt" fo:margin-bottom="5.00pt"/>
    </style:style>
    <style:style style:name="P769" style:family="paragraph">
      <style:paragraph-properties fo:line-height="100.00%" fo:text-align="left" fo:margin-top="5.00pt" fo:margin-bottom="5.00pt"/>
    </style:style>
    <style:style style:name="P770" style:family="paragraph">
      <style:paragraph-properties fo:line-height="100.00%" fo:text-align="left" fo:margin-left="30.00pt" fo:text-indent="0.00pt" fo:margin-top="5.00pt" fo:margin-bottom="5.00pt"/>
    </style:style>
    <style:style style:name="P771" style:family="paragraph">
      <style:paragraph-properties fo:line-height="100.00%" fo:text-align="left" fo:margin-top="5.00pt" fo:margin-bottom="5.00pt"/>
    </style:style>
    <style:style style:name="P772" style:family="paragraph">
      <style:paragraph-properties fo:line-height="100.00%" fo:text-align="left" fo:margin-left="30.00pt" fo:text-indent="0.00pt" fo:margin-top="5.00pt" fo:margin-bottom="5.00pt"/>
    </style:style>
    <style:style style:name="P773" style:family="paragraph">
      <style:paragraph-properties fo:line-height="100.00%" fo:text-align="left" fo:margin-top="5.00pt" fo:margin-bottom="5.00pt"/>
    </style:style>
    <style:style style:name="P774" style:family="paragraph">
      <style:paragraph-properties fo:line-height="100.00%" fo:text-align="left" fo:margin-left="30.00pt" fo:text-indent="0.00pt" fo:margin-top="5.00pt" fo:margin-bottom="5.00pt"/>
    </style:style>
    <style:style style:name="P775" style:family="paragraph">
      <style:paragraph-properties fo:line-height="100.00%" fo:text-align="left" fo:margin-top="5.00pt" fo:margin-bottom="5.00pt"/>
    </style:style>
    <style:style style:name="P776" style:family="paragraph">
      <style:paragraph-properties fo:line-height="100.00%" fo:text-align="left" fo:margin-left="30.00pt" fo:text-indent="0.00pt" fo:margin-top="5.00pt" fo:margin-bottom="5.00pt"/>
    </style:style>
    <style:style style:name="P777" style:family="paragraph">
      <style:paragraph-properties fo:line-height="100.00%" fo:text-align="left" fo:margin-top="5.00pt" fo:margin-bottom="5.00pt"/>
    </style:style>
    <style:style style:name="P778" style:family="paragraph">
      <style:paragraph-properties fo:line-height="100.00%" fo:text-align="left" fo:margin-left="30.00pt" fo:text-indent="0.00pt" fo:margin-top="5.00pt" fo:margin-bottom="5.00pt"/>
    </style:style>
    <style:style style:name="P779" style:family="paragraph">
      <style:paragraph-properties fo:line-height="100.00%" fo:text-align="left" fo:margin-top="5.00pt" fo:margin-bottom="5.00pt"/>
    </style:style>
    <style:style style:name="P780" style:family="paragraph">
      <style:paragraph-properties fo:line-height="100.00%" fo:text-align="left" fo:margin-left="30.00pt" fo:text-indent="0.00pt" fo:margin-top="5.00pt" fo:margin-bottom="5.00pt"/>
    </style:style>
    <style:style style:name="P781" style:family="paragraph">
      <style:paragraph-properties fo:line-height="100.00%" fo:text-align="left" fo:margin-top="5.00pt" fo:margin-bottom="5.00pt"/>
    </style:style>
    <style:style style:name="P782" style:family="paragraph">
      <style:paragraph-properties fo:line-height="100.00%" fo:text-align="left" fo:margin-left="30.00pt" fo:text-indent="0.00pt" fo:margin-top="5.00pt" fo:margin-bottom="5.00pt"/>
    </style:style>
    <style:style style:name="P783" style:family="paragraph">
      <style:paragraph-properties fo:line-height="100.00%" fo:text-align="left" fo:margin-top="5.00pt" fo:margin-bottom="5.00pt"/>
    </style:style>
    <style:style style:name="P784" style:family="paragraph">
      <style:paragraph-properties fo:line-height="100.00%" fo:text-align="left" fo:margin-left="30.00pt" fo:text-indent="0.00pt" fo:margin-top="5.00pt" fo:margin-bottom="5.00pt"/>
    </style:style>
    <style:style style:name="P785" style:family="paragraph">
      <style:paragraph-properties fo:line-height="100.00%" fo:text-align="left" fo:margin-top="5.00pt" fo:margin-bottom="5.00pt"/>
    </style:style>
    <style:style style:name="P786" style:family="paragraph">
      <style:paragraph-properties fo:line-height="100.00%" fo:text-align="left" fo:margin-left="30.00pt" fo:text-indent="0.00pt" fo:margin-top="5.00pt" fo:margin-bottom="5.00pt"/>
    </style:style>
    <style:style style:name="P787" style:family="paragraph">
      <style:paragraph-properties fo:line-height="100.00%" fo:text-align="left" fo:margin-top="5.00pt" fo:margin-bottom="5.00pt"/>
    </style:style>
    <style:style style:name="P788" style:family="paragraph">
      <style:paragraph-properties fo:line-height="100.00%" fo:text-align="left" fo:margin-left="30.00pt" fo:text-indent="0.00pt" fo:margin-top="5.00pt" fo:margin-bottom="5.00pt"/>
    </style:style>
    <style:style style:name="P789" style:family="paragraph">
      <style:paragraph-properties fo:line-height="100.00%" fo:text-align="left" fo:margin-top="5.00pt" fo:margin-bottom="5.00pt"/>
    </style:style>
    <style:style style:name="P790" style:family="paragraph">
      <style:paragraph-properties fo:line-height="100.00%" fo:text-align="left" fo:margin-left="30.00pt" fo:text-indent="0.00pt" fo:margin-top="5.00pt" fo:margin-bottom="5.00pt"/>
    </style:style>
    <style:style style:name="P791" style:family="paragraph">
      <style:paragraph-properties fo:line-height="100.00%" fo:text-align="left" fo:margin-top="5.00pt" fo:margin-bottom="5.00pt"/>
    </style:style>
    <style:style style:name="P792" style:family="paragraph">
      <style:paragraph-properties fo:line-height="100.00%" fo:text-align="left" fo:margin-left="30.00pt" fo:text-indent="0.00pt" fo:margin-top="5.00pt" fo:margin-bottom="5.00pt"/>
    </style:style>
    <style:style style:name="P793" style:family="paragraph">
      <style:paragraph-properties fo:line-height="100.00%" fo:text-align="left" fo:margin-top="5.00pt" fo:margin-bottom="5.00pt"/>
    </style:style>
    <style:style style:name="P794" style:family="paragraph">
      <style:paragraph-properties fo:line-height="100.00%" fo:text-align="left" fo:margin-left="30.00pt" fo:text-indent="0.00pt" fo:margin-top="5.00pt" fo:margin-bottom="5.00pt"/>
    </style:style>
    <style:style style:name="P795" style:family="paragraph">
      <style:paragraph-properties fo:line-height="100.00%" fo:text-align="left" fo:margin-top="5.00pt" fo:margin-bottom="5.00pt"/>
    </style:style>
    <style:style style:name="P796" style:family="paragraph">
      <style:paragraph-properties fo:line-height="100.00%" fo:text-align="left" fo:margin-left="30.00pt" fo:text-indent="0.00pt" fo:margin-top="5.00pt" fo:margin-bottom="5.00pt"/>
    </style:style>
    <style:style style:name="P797" style:family="paragraph">
      <style:paragraph-properties fo:line-height="100.00%" fo:text-align="left" fo:margin-top="5.00pt" fo:margin-bottom="5.00pt"/>
    </style:style>
    <style:style style:name="P798" style:family="paragraph">
      <style:paragraph-properties fo:line-height="100.00%" fo:text-align="left" fo:margin-left="30.00pt" fo:text-indent="0.00pt" fo:margin-top="5.00pt" fo:margin-bottom="5.00pt"/>
    </style:style>
    <style:style style:name="P799" style:family="paragraph">
      <style:paragraph-properties fo:line-height="100.00%" fo:text-align="left" fo:margin-top="5.00pt" fo:margin-bottom="5.00pt"/>
    </style:style>
    <style:style style:name="P800" style:family="paragraph">
      <style:paragraph-properties fo:line-height="100.00%" fo:text-align="left" fo:margin-left="30.00pt" fo:text-indent="0.00pt" fo:margin-top="5.00pt" fo:margin-bottom="5.00pt"/>
    </style:style>
    <style:style style:name="P801" style:family="paragraph">
      <style:paragraph-properties fo:line-height="100.00%" fo:text-align="left" fo:margin-top="5.00pt" fo:margin-bottom="5.00pt"/>
    </style:style>
    <style:style style:name="P802" style:family="paragraph">
      <style:paragraph-properties fo:line-height="100.00%" fo:text-align="left" fo:margin-left="30.00pt" fo:text-indent="0.00pt" fo:margin-top="5.00pt" fo:margin-bottom="5.00pt"/>
    </style:style>
    <style:style style:name="P803" style:family="paragraph">
      <style:paragraph-properties fo:line-height="100.00%" fo:text-align="left" fo:margin-top="5.00pt" fo:margin-bottom="5.00pt"/>
    </style:style>
    <style:style style:name="P804" style:family="paragraph">
      <style:paragraph-properties fo:line-height="100.00%" fo:text-align="left" fo:margin-left="30.00pt" fo:text-indent="0.00pt" fo:margin-top="5.00pt" fo:margin-bottom="5.00pt"/>
    </style:style>
    <style:style style:name="P805" style:family="paragraph">
      <style:paragraph-properties fo:line-height="100.00%" fo:text-align="left" fo:margin-top="5.00pt" fo:margin-bottom="5.00pt"/>
    </style:style>
    <style:style style:name="P806" style:family="paragraph">
      <style:paragraph-properties fo:line-height="100.00%" fo:text-align="left" fo:margin-left="30.00pt" fo:text-indent="0.00pt" fo:margin-top="5.00pt" fo:margin-bottom="5.00pt"/>
    </style:style>
    <style:style style:name="P807" style:family="paragraph">
      <style:paragraph-properties fo:line-height="100.00%" fo:text-align="left" fo:margin-top="5.00pt" fo:margin-bottom="5.00pt"/>
    </style:style>
    <style:style style:name="P808" style:family="paragraph">
      <style:paragraph-properties fo:line-height="100.00%" fo:text-align="left" fo:margin-left="30.00pt" fo:text-indent="0.00pt" fo:margin-top="5.00pt" fo:margin-bottom="5.00pt"/>
    </style:style>
    <style:style style:name="P809" style:family="paragraph">
      <style:paragraph-properties fo:line-height="100.00%" fo:text-align="left" fo:margin-top="5.00pt" fo:margin-bottom="5.00pt"/>
    </style:style>
    <style:style style:name="P810" style:family="paragraph">
      <style:paragraph-properties fo:line-height="100.00%" fo:text-align="left" fo:margin-left="30.00pt" fo:text-indent="0.00pt" fo:margin-top="5.00pt" fo:margin-bottom="5.00pt"/>
    </style:style>
    <style:style style:name="P811" style:family="paragraph">
      <style:paragraph-properties fo:line-height="100.00%" fo:text-align="left" fo:margin-top="5.00pt" fo:margin-bottom="5.00pt"/>
    </style:style>
    <style:style style:name="P812" style:family="paragraph">
      <style:paragraph-properties fo:line-height="100.00%" fo:text-align="left" fo:margin-left="30.00pt" fo:text-indent="0.00pt" fo:margin-top="5.00pt" fo:margin-bottom="5.00pt"/>
    </style:style>
    <style:style style:name="P813" style:family="paragraph">
      <style:paragraph-properties fo:line-height="100.00%" fo:text-align="left" fo:margin-top="5.00pt" fo:margin-bottom="5.00pt"/>
    </style:style>
    <style:style style:name="P814" style:family="paragraph">
      <style:paragraph-properties fo:line-height="100.00%" fo:text-align="left" fo:margin-left="30.00pt" fo:text-indent="0.00pt" fo:margin-top="5.00pt" fo:margin-bottom="5.00pt"/>
    </style:style>
    <style:style style:name="P815" style:family="paragraph">
      <style:paragraph-properties fo:line-height="100.00%" fo:text-align="left" fo:margin-top="5.00pt" fo:margin-bottom="5.00pt"/>
    </style:style>
    <style:style style:name="P816" style:family="paragraph">
      <style:paragraph-properties fo:line-height="100.00%" fo:text-align="left" fo:margin-left="30.00pt" fo:text-indent="0.00pt" fo:margin-top="5.00pt" fo:margin-bottom="5.00pt"/>
    </style:style>
    <style:style style:name="P817" style:family="paragraph">
      <style:paragraph-properties fo:line-height="100.00%" fo:text-align="left" fo:margin-top="5.00pt" fo:margin-bottom="5.00pt"/>
    </style:style>
    <style:style style:name="P818" style:family="paragraph">
      <style:paragraph-properties fo:line-height="100.00%" fo:text-align="left" fo:margin-left="30.00pt" fo:text-indent="0.00pt" fo:margin-top="5.00pt" fo:margin-bottom="5.00pt"/>
    </style:style>
    <style:style style:name="P819" style:family="paragraph">
      <style:paragraph-properties fo:line-height="100.00%" fo:text-align="left" fo:margin-top="5.00pt" fo:margin-bottom="5.00pt"/>
    </style:style>
    <style:style style:name="P820" style:family="paragraph">
      <style:paragraph-properties fo:line-height="100.00%" fo:text-align="left" fo:margin-left="30.00pt" fo:text-indent="0.00pt" fo:margin-top="5.00pt" fo:margin-bottom="5.00pt"/>
    </style:style>
    <style:style style:name="P821" style:family="paragraph">
      <style:paragraph-properties fo:line-height="100.00%" fo:text-align="left" fo:margin-top="5.00pt" fo:margin-bottom="5.00pt"/>
    </style:style>
    <style:style style:name="P822" style:family="paragraph">
      <style:paragraph-properties fo:line-height="100.00%" fo:text-align="left" fo:margin-left="30.00pt" fo:text-indent="0.00pt" fo:margin-top="5.00pt" fo:margin-bottom="5.00pt"/>
    </style:style>
    <style:style style:name="P823" style:family="paragraph">
      <style:paragraph-properties fo:line-height="100.00%" fo:text-align="left" fo:margin-top="5.00pt" fo:margin-bottom="5.00pt"/>
    </style:style>
    <style:style style:name="P824" style:family="paragraph">
      <style:paragraph-properties fo:line-height="100.00%" fo:text-align="left" fo:margin-left="30.00pt" fo:text-indent="0.00pt" fo:margin-top="5.00pt" fo:margin-bottom="5.00pt"/>
    </style:style>
    <style:style style:name="P825" style:family="paragraph">
      <style:paragraph-properties fo:line-height="100.00%" fo:text-align="left" fo:margin-top="5.00pt" fo:margin-bottom="5.00pt"/>
    </style:style>
    <style:style style:name="P826" style:family="paragraph">
      <style:paragraph-properties fo:line-height="100.00%" fo:text-align="left" fo:margin-left="30.00pt" fo:text-indent="0.00pt" fo:margin-top="5.00pt" fo:margin-bottom="5.00pt"/>
    </style:style>
    <style:style style:name="P827" style:family="paragraph">
      <style:paragraph-properties fo:line-height="105.00%" fo:text-align="left" fo:margin-bottom="8.00pt"/>
    </style:style>
    <style:style style:name="P828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Extd</text:span></text:p>
      <text:p text:style-name="P1"><text:span text:style-name="T2">AddExtension</text:span></text:p>
      <text:p text:style-name="P1"><text:span text:style-name="T3">Description</text:span></text:p>
      <text:p text:style-name="P2"><text:span text:style-name="T4">Add a file name extension to the given string</text:span></text:p>
      <text:p text:style-name="P3"><text:span text:style-name="T5">Syntax</text:span></text:p>
      <text:p text:style-name="P4"><text:span text:style-name="T6">%extd% /addextension string extension</text:span><text:span text:style-name="T7"/></text:p>
      <text:p text:style-name="P5"><text:span text:style-name="T8">Example</text:span></text:p>
      <text:p text:style-name="P6"><text:span text:style-name="T9">%extd% /addextension test .txt ; (This will return "test.txt")</text:span><text:span text:style-name="T10"/></text:p>
      <text:p text:style-name="P7"><text:span text:style-name="T11">Return value</text:span></text:p>
      <text:p text:style-name="P8"><text:span text:style-name="T12">Returns the result in the variable %result%</text:span></text:p>
      <text:p text:style-name="P9"><text:span text:style-name="T13">AesDecode</text:span></text:p>
      <text:p text:style-name="P9"><text:span text:style-name="T14">Description</text:span></text:p>
      <text:p text:style-name="P10"><text:span text:style-name="T15">Decode the given file using the AES algorithm</text:span></text:p>
      <text:p text:style-name="P11"><text:span text:style-name="T16">Syntax</text:span></text:p>
      <text:p text:style-name="P12"><text:span text:style-name="T17">%extd% /aesdecode source destination key</text:span><text:span text:style-name="T18"/></text:p>
      <text:p text:style-name="P13"><text:span text:style-name="T19">Example</text:span></text:p>
      <text:p text:style-name="P14"><text:span text:style-name="T20">%extd% /aesdecode encoded.aes file.txt mykey</text:span><text:span text:style-name="T21"/></text:p>
      <text:p text:style-name="P15"><text:span text:style-name="T22">Return value</text:span></text:p>
      <text:p text:style-name="P16"><text:span text:style-name="T23">This command has no return value</text:span></text:p>
      <text:p text:style-name="P17"><text:span text:style-name="T24">AesEncode</text:span></text:p>
      <text:p text:style-name="P17"><text:span text:style-name="T25">Description</text:span></text:p>
      <text:p text:style-name="P18"><text:span text:style-name="T26">Encode the given file using the AES algorithm</text:span></text:p>
      <text:p text:style-name="P19"><text:span text:style-name="T27">Syntax</text:span></text:p>
      <text:p text:style-name="P20"><text:span text:style-name="T28">%extd% /aesencode source destination key</text:span><text:span text:style-name="T29"/></text:p>
      <text:p text:style-name="P21"><text:span text:style-name="T30">Example</text:span></text:p>
      <text:p text:style-name="P22"><text:span text:style-name="T31">%extd% /aesencode file.txt encoded.aes mykey</text:span><text:span text:style-name="T32"/></text:p>
      <text:p text:style-name="P23"><text:span text:style-name="T33">Return value</text:span></text:p>
      <text:p text:style-name="P24"><text:span text:style-name="T34">This command has no return value</text:span></text:p>
      <text:p text:style-name="P25"><text:span text:style-name="T35">Ascii</text:span></text:p>
      <text:p text:style-name="P25"><text:span text:style-name="T36">Description</text:span></text:p>
      <text:p text:style-name="P26"><text:span text:style-name="T37">Returns the ASCII value of the specified character</text:span></text:p>
      <text:p text:style-name="P27"><text:span text:style-name="T38">Syntax</text:span></text:p>
      <text:p text:style-name="P28"><text:span text:style-name="T39">%extd% /ascii character</text:span><text:span text:style-name="T40"/></text:p>
      <text:p text:style-name="P29"><text:span text:style-name="T41">Example</text:span></text:p>
      <text:p text:style-name="P30"><text:span text:style-name="T42">%extd% /ascii A ; (This will return 65)</text:span><text:span text:style-name="T43"/></text:p>
      <text:p text:style-name="P31"><text:span text:style-name="T44">Return value</text:span></text:p>
      <text:p text:style-name="P32"><text:span text:style-name="T45">Returns the result in the variable %result%</text:span></text:p>
      <text:p text:style-name="P33"><text:span text:style-name="T46">Base64Decode</text:span></text:p>
      <text:p text:style-name="P33"><text:span text:style-name="T47">Description</text:span></text:p>
      <text:p text:style-name="P34"><text:span text:style-name="T48">Decode the given file using the Base64 algorithm</text:span></text:p>
      <text:p text:style-name="P35"><text:span text:style-name="T49">Syntax</text:span></text:p>
      <text:p text:style-name="P36"><text:span text:style-name="T50">%extd% /base64decode source destination</text:span><text:span text:style-name="T51"/></text:p>
      <text:p text:style-name="P37"><text:span text:style-name="T52">Example</text:span></text:p>
      <text:p text:style-name="P38"><text:span text:style-name="T53">%extd% /base64decode encoded.b64 file.txt</text:span><text:span text:style-name="T54"/></text:p>
      <text:p text:style-name="P39"><text:span text:style-name="T55">Return value</text:span></text:p>
      <text:p text:style-name="P40"><text:span text:style-name="T56">This command has no return value</text:span></text:p>
      <text:p text:style-name="P41"><text:span text:style-name="T57">Base64Encode</text:span></text:p>
      <text:p text:style-name="P41"><text:span text:style-name="T58">Description</text:span></text:p>
      <text:p text:style-name="P42"><text:span text:style-name="T59">Encode the given file using the Base64 algorithm</text:span></text:p>
      <text:p text:style-name="P43"><text:span text:style-name="T60">Syntax</text:span></text:p>
      <text:p text:style-name="P44"><text:span text:style-name="T61">%extd% /base64encode source destination</text:span><text:span text:style-name="T62"/></text:p>
      <text:p text:style-name="P45"><text:span text:style-name="T63">Example</text:span></text:p>
      <text:p text:style-name="P46"><text:span text:style-name="T64">%extd% /base64encode file.txt encoded.b64</text:span><text:span text:style-name="T65"/></text:p>
      <text:p text:style-name="P47"><text:span text:style-name="T66">Return value</text:span></text:p>
      <text:p text:style-name="P48"><text:span text:style-name="T67">This command has no return value</text:span></text:p>
      <text:p text:style-name="P49"><text:span text:style-name="T68">Bin</text:span></text:p>
      <text:p text:style-name="P49"><text:span text:style-name="T69">Description</text:span></text:p>
      <text:p text:style-name="P50"><text:span text:style-name="T70">Convert a number to a string in binary format</text:span></text:p>
      <text:p text:style-name="P51"><text:span text:style-name="T71">Syntax</text:span></text:p>
      <text:p text:style-name="P52"><text:span text:style-name="T72">%extd% /bin number</text:span><text:span text:style-name="T73"/></text:p>
      <text:p text:style-name="P53"><text:span text:style-name="T74">Example</text:span></text:p>
      <text:p text:style-name="P54"><text:span text:style-name="T75">%extd% /bin 32 ; (This will return 100000)</text:span><text:span text:style-name="T76"/></text:p>
      <text:p text:style-name="P55"><text:span text:style-name="T77">Return value</text:span></text:p>
      <text:p text:style-name="P56"><text:span text:style-name="T78">Returns the result in the variable %result%</text:span></text:p>
      <text:p text:style-name="P57"><text:span text:style-name="T79">BrowseForFile</text:span></text:p>
      <text:p text:style-name="P57"><text:span text:style-name="T80">Description</text:span></text:p>
      <text:p text:style-name="P58"><text:span text:style-name="T81">Open a dialog box to browse for a file</text:span></text:p>
      <text:p text:style-name="P59"><text:span text:style-name="T82">Syntax</text:span></text:p>
      <text:p text:style-name="P60"><text:span text:style-name="T83">%extd% /browseforfile title defaultfile pattern position</text:span><text:span text:style-name="T84"/></text:p>
      <text:p text:style-name="P61"><text:span text:style-name="T85">Example</text:span></text:p>
      <text:p text:style-name="P62"><text:span text:style-name="T86">%extd% /browseforfile "Browse for a file" "" "EXE (*.exe)|*.exe|BAT (*.bat)|*.bat" 1</text:span><text:span text:style-name="T87"/></text:p>
      <text:p text:style-name="P63"><text:span text:style-name="T88">Return value</text:span></text:p>
      <text:p text:style-name="P64"><text:span text:style-name="T89">Returns the result in the variable %result%</text:span></text:p>
      <text:p text:style-name="P65"><text:span text:style-name="T90">BrowseForFolder</text:span></text:p>
      <text:p text:style-name="P65"><text:span text:style-name="T91">Description</text:span></text:p>
      <text:p text:style-name="P66"><text:span text:style-name="T92">Open a dialog box to browse for a folder</text:span></text:p>
      <text:p text:style-name="P67"><text:span text:style-name="T93">Syntax</text:span></text:p>
      <text:p text:style-name="P68"><text:span text:style-name="T94">%extd% /browseforfolder title startpath</text:span><text:span text:style-name="T95"/></text:p>
      <text:p text:style-name="P69"><text:span text:style-name="T96">Example</text:span></text:p>
      <text:p text:style-name="P70"><text:span text:style-name="T97">%extd% /browseforfolder "Browse for a folder" C:\</text:span><text:span text:style-name="T98"/></text:p>
      <text:p text:style-name="P71"><text:span text:style-name="T99">Return value</text:span></text:p>
      <text:p text:style-name="P72"><text:span text:style-name="T100">Returns the result in the variable %result%</text:span></text:p>
      <text:p text:style-name="P73"><text:span text:style-name="T101">Center</text:span></text:p>
      <text:p text:style-name="P73"><text:span text:style-name="T102">Description</text:span></text:p>
      <text:p text:style-name="P74"><text:span text:style-name="T103">Center the console window horizontally and vertically</text:span></text:p>
      <text:p text:style-name="P75"><text:span text:style-name="T104">Syntax</text:span></text:p>
      <text:p text:style-name="P76"><text:span text:style-name="T105">%extd% /center</text:span><text:span text:style-name="T106"/></text:p>
      <text:p text:style-name="P77"><text:span text:style-name="T107">Example</text:span></text:p>
      <text:p text:style-name="P78"><text:span text:style-name="T108">%extd% /center</text:span><text:span text:style-name="T109"/></text:p>
      <text:p text:style-name="P79"><text:span text:style-name="T110">Return value</text:span></text:p>
      <text:p text:style-name="P80"><text:span text:style-name="T111">This command has no return value</text:span></text:p>
      <text:p text:style-name="P81"><text:span text:style-name="T112">ChangeExeIcon</text:span></text:p>
      <text:p text:style-name="P81"><text:span text:style-name="T113">Description</text:span></text:p>
      <text:p text:style-name="P82"><text:span text:style-name="T114">Change the icon of an exe file</text:span></text:p>
      <text:p text:style-name="P83"><text:span text:style-name="T115">Syntax</text:span></text:p>
      <text:p text:style-name="P84"><text:span text:style-name="T116">%extd% /changeexeicon infile.exe outfile.exe iconfile.ico</text:span><text:span text:style-name="T117"/></text:p>
      <text:p text:style-name="P85"><text:span text:style-name="T118">Example</text:span></text:p>
      <text:p text:style-name="P86"><text:span text:style-name="T119">%extd% /changeexeicon infile.exe outfile.exe iconfile.ico</text:span><text:span text:style-name="T120"/></text:p>
      <text:p text:style-name="P87"><text:span text:style-name="T121">Return value</text:span></text:p>
      <text:p text:style-name="P88"><text:span text:style-name="T122">Returns the result in the variable %result%</text:span></text:p>
      <text:p text:style-name="P89"><text:span text:style-name="T123">Char</text:span></text:p>
      <text:p text:style-name="P89"><text:span text:style-name="T124">Description</text:span></text:p>
      <text:p text:style-name="P90"><text:span text:style-name="T125">Returns the character of the specified ASCII value</text:span></text:p>
      <text:p text:style-name="P91"><text:span text:style-name="T126">Syntax</text:span></text:p>
      <text:p text:style-name="P92"><text:span text:style-name="T127">%extd% /char value</text:span><text:span text:style-name="T128"/></text:p>
      <text:p text:style-name="P93"><text:span text:style-name="T129">Example</text:span></text:p>
      <text:p text:style-name="P94"><text:span text:style-name="T130">%extd% /char 65 ; (This will return A)</text:span><text:span text:style-name="T131"/></text:p>
      <text:p text:style-name="P95"><text:span text:style-name="T132">Return value</text:span></text:p>
      <text:p text:style-name="P96"><text:span text:style-name="T133">Returns the result in the variable %result%</text:span></text:p>
      <text:p text:style-name="P97"><text:span text:style-name="T134">CloseWindow</text:span></text:p>
      <text:p text:style-name="P97"><text:span text:style-name="T135">Description</text:span></text:p>
      <text:p text:style-name="P98"><text:span text:style-name="T136">Close the specified window</text:span></text:p>
      <text:p text:style-name="P99"><text:span text:style-name="T137">Syntax</text:span></text:p>
      <text:p text:style-name="P100"><text:span text:style-name="T138">%extd% /closewindow windowname</text:span><text:span text:style-name="T139"/></text:p>
      <text:p text:style-name="P101"><text:span text:style-name="T140">Example</text:span></text:p>
      <text:p text:style-name="P102"><text:span text:style-name="T141">%extd% /closewindow Calculator; (This will close calculator)</text:span><text:span text:style-name="T142"/></text:p>
      <text:p text:style-name="P103"><text:span text:style-name="T143">Return value</text:span></text:p>
      <text:p text:style-name="P104"><text:span text:style-name="T144">This command has no return value</text:span></text:p>
      <text:p text:style-name="P105"><text:span text:style-name="T145">CRC32</text:span></text:p>
      <text:p text:style-name="P105"><text:span text:style-name="T146">Description</text:span></text:p>
      <text:p text:style-name="P106"><text:span text:style-name="T147">Calculate the CRC32 checksum of the given file</text:span></text:p>
      <text:p text:style-name="P107"><text:span text:style-name="T148">Syntax</text:span></text:p>
      <text:p text:style-name="P108"><text:span text:style-name="T149">%extd% /crc32 filename</text:span><text:span text:style-name="T150"/></text:p>
      <text:p text:style-name="P109"><text:span text:style-name="T151">Example</text:span></text:p>
      <text:p text:style-name="P110"><text:span text:style-name="T152">%extd% /crc32 myfile.txt; (This will calculate the CRC32 checksum of "myfile.txt")</text:span><text:span text:style-name="T153"/></text:p>
      <text:p text:style-name="P111"><text:span text:style-name="T154">Return value</text:span></text:p>
      <text:p text:style-name="P112"><text:span text:style-name="T155">Returns the result in the variable %result%</text:span></text:p>
      <text:p text:style-name="P113"><text:span text:style-name="T156">DisableWindow</text:span></text:p>
      <text:p text:style-name="P113"><text:span text:style-name="T157">Description</text:span></text:p>
      <text:p text:style-name="P114"><text:span text:style-name="T158">Disable the specified window</text:span></text:p>
      <text:p text:style-name="P115"><text:span text:style-name="T159">Syntax</text:span></text:p>
      <text:p text:style-name="P116"><text:span text:style-name="T160">%extd% /disablewindow windowname</text:span><text:span text:style-name="T161"/></text:p>
      <text:p text:style-name="P117"><text:span text:style-name="T162">Example</text:span></text:p>
      <text:p text:style-name="P118"><text:span text:style-name="T163">%extd% /disablewindow Calculator</text:span><text:span text:style-name="T164"/></text:p>
      <text:p text:style-name="P119"><text:span text:style-name="T165">Return value</text:span></text:p>
      <text:p text:style-name="P120"><text:span text:style-name="T166">This command has no return value</text:span></text:p>
      <text:p text:style-name="P121"><text:span text:style-name="T167">Download</text:span></text:p>
      <text:p text:style-name="P121"><text:span text:style-name="T168">Description</text:span></text:p>
      <text:p text:style-name="P122"><text:span text:style-name="T169">Download a file from the given URL</text:span></text:p>
      <text:p text:style-name="P123"><text:span text:style-name="T170">Syntax</text:span></text:p>
      <text:p text:style-name="P124"><text:span text:style-name="T171">%extd% /download url filename</text:span><text:span text:style-name="T172"/></text:p>
      <text:p text:style-name="P125"><text:span text:style-name="T173">Example</text:span></text:p>
      <text:p text:style-name="P126"><text:span text:style-name="T174">%extd% /download<text:s/></text:span><text:a xlink:href="http://www.f2ko.de/downloads/Bat_To_Exe_Converter.zip"><text:span text:style-name="T175">http://www.f2ko.de/downloads/Bat_To_Exe_Converter.zip</text:span></text:a><text:span text:style-name="T176"><text:s/>Bat_To_Exe_Converter.zip</text:span><text:span text:style-name="T177"/></text:p>
      <text:p text:style-name="P127"><text:span text:style-name="T178">Return value</text:span></text:p>
      <text:p text:style-name="P128"><text:span text:style-name="T179">Returns the result (a value unequal to zero on success) in the variable %result%</text:span></text:p>
      <text:p text:style-name="P129"><text:span text:style-name="T180">DownloadHeader</text:span></text:p>
      <text:p text:style-name="P129"><text:span text:style-name="T181">Description</text:span></text:p>
      <text:p text:style-name="P130"><text:span text:style-name="T182">Download the HTTP header of the given URL</text:span></text:p>
      <text:p text:style-name="P131"><text:span text:style-name="T183">Syntax</text:span></text:p>
      <text:p text:style-name="P132"><text:span text:style-name="T184">%extd% /downloadheader url filename</text:span><text:span text:style-name="T185"/></text:p>
      <text:p text:style-name="P133"><text:span text:style-name="T186">Example</text:span></text:p>
      <text:p text:style-name="P134"><text:span text:style-name="T187">%extd% /downloadheader<text:s/></text:span><text:a xlink:href="http://www.f2ko.de/downloads/Bat_To_Exe_Converter.zip"><text:span text:style-name="T188">http://www.f2ko.de/downloads/Bat_To_Exe_Converter.zip</text:span></text:a><text:span text:style-name="T189"><text:s/>header.txt</text:span><text:span text:style-name="T190"/></text:p>
      <text:p text:style-name="P135"><text:span text:style-name="T191">Return value</text:span></text:p>
      <text:p text:style-name="P136"><text:span text:style-name="T192">This command has no return value</text:span></text:p>
      <text:p text:style-name="P137"><text:span text:style-name="T193">EnableWindow</text:span></text:p>
      <text:p text:style-name="P137"><text:span text:style-name="T194">Description</text:span></text:p>
      <text:p text:style-name="P138"><text:span text:style-name="T195">Enable the specified window</text:span></text:p>
      <text:p text:style-name="P139"><text:span text:style-name="T196">Syntax</text:span></text:p>
      <text:p text:style-name="P140"><text:span text:style-name="T197">%extd% /enablewindow windowname</text:span><text:span text:style-name="T198"/></text:p>
      <text:p text:style-name="P141"><text:span text:style-name="T199">Example</text:span></text:p>
      <text:p text:style-name="P142"><text:span text:style-name="T200">%extd% /enablewindow Calculator</text:span><text:span text:style-name="T201"/></text:p>
      <text:p text:style-name="P143"><text:span text:style-name="T202">Return value</text:span></text:p>
      <text:p text:style-name="P144"><text:span text:style-name="T203">This command has no return value</text:span></text:p>
      <text:p text:style-name="P145"><text:span text:style-name="T204">FindExecutable</text:span></text:p>
      <text:p text:style-name="P145"><text:span text:style-name="T205">Description</text:span></text:p>
      <text:p text:style-name="P146"><text:span text:style-name="T206">Retrieves the name of the executable (.exe) file associated with a specific document file</text:span></text:p>
      <text:p text:style-name="P147"><text:span text:style-name="T207">Syntax</text:span></text:p>
      <text:p text:style-name="P148"><text:span text:style-name="T208">%extd% /findexecutable file</text:span><text:span text:style-name="T209"/></text:p>
      <text:p text:style-name="P149"><text:span text:style-name="T210">Example</text:span></text:p>
      <text:p text:style-name="P150"><text:span text:style-name="T211">%extd% /findexecutable file.txt</text:span><text:span text:style-name="T212"/></text:p>
      <text:p text:style-name="P151"><text:span text:style-name="T213">Return value</text:span></text:p>
      <text:p text:style-name="P152"><text:span text:style-name="T214">Returns the result in the variable %result%</text:span></text:p>
      <text:p text:style-name="P153"><text:span text:style-name="T215">FlashConsole</text:span></text:p>
      <text:p text:style-name="P153"><text:span text:style-name="T216">Description</text:span></text:p>
      <text:p text:style-name="P154"><text:span text:style-name="T217">Flash the main console window</text:span></text:p>
      <text:p text:style-name="P155"><text:span text:style-name="T218">Syntax</text:span></text:p>
      <text:p text:style-name="P156"><text:span text:style-name="T219">%extd% /flashconsole count timeout value background</text:span><text:span text:style-name="T220"/></text:p>
      <text:p text:style-name="P157"><text:span text:style-name="T221">Values</text:span></text:p>
      <text:p text:style-name="P158"><text:span text:style-name="T222">FLASHW_CAPTION : flash the window caption<text:line-break/>FLASHW_TRAY : flash the taskbar button<text:line-break/>FLASHW_ALL : flash the window caption and taskbar button</text:span><text:span text:style-name="T223"/></text:p>
      <text:p text:style-name="P159"><text:span text:style-name="T224">Background</text:span></text:p>
      <text:p text:style-name="P160"><text:span text:style-name="T225">0<text:line-break/>1 : flash continuously until the console comes to the foreground</text:span><text:span text:style-name="T226"/></text:p>
      <text:p text:style-name="P161"><text:span text:style-name="T227">Example</text:span></text:p>
      <text:p text:style-name="P162"><text:span text:style-name="T228">%extd% /flashconsole 60 1000 FLASHW_ALL 0</text:span><text:span text:style-name="T229"/></text:p>
      <text:p text:style-name="P163"><text:span text:style-name="T230">Return value</text:span></text:p>
      <text:p text:style-name="P164"><text:span text:style-name="T231">This command has no return value</text:span></text:p>
      <text:p text:style-name="P165"><text:span text:style-name="T232">FlashWindow</text:span></text:p>
      <text:p text:style-name="P165"><text:span text:style-name="T233">Description</text:span></text:p>
      <text:p text:style-name="P166"><text:span text:style-name="T234">Flash the specified window</text:span></text:p>
      <text:p text:style-name="P167"><text:span text:style-name="T235">Syntax</text:span></text:p>
      <text:p text:style-name="P168"><text:span text:style-name="T236">%extd% /flashwindow windowname count timeout value background</text:span><text:span text:style-name="T237"/></text:p>
      <text:p text:style-name="P169"><text:span text:style-name="T238">Values</text:span></text:p>
      <text:p text:style-name="P170"><text:span text:style-name="T239">FLASHW_CAPTION : flash the window caption<text:line-break/>FLASHW_TRAY : flash the taskbar button<text:line-break/>FLASHW_ALL : flash the window caption and taskbar button</text:span><text:span text:style-name="T240"/></text:p>
      <text:p text:style-name="P171"><text:span text:style-name="T241">Background</text:span></text:p>
      <text:p text:style-name="P172"><text:span text:style-name="T242">0<text:line-break/>1 : flash continuously until the window comes to the foreground</text:span><text:span text:style-name="T243"/></text:p>
      <text:p text:style-name="P173"><text:span text:style-name="T244">Example</text:span></text:p>
      <text:p text:style-name="P174"><text:span text:style-name="T245">%extd% /flashwindow Calculator 60 1000 FLASHW_ALL 0</text:span><text:span text:style-name="T246"/></text:p>
      <text:p text:style-name="P175"><text:span text:style-name="T247">Return value</text:span></text:p>
      <text:p text:style-name="P176"><text:span text:style-name="T248">This command has no return value</text:span></text:p>
      <text:p text:style-name="P177"><text:span text:style-name="T249">GetClipboardText</text:span></text:p>
      <text:p text:style-name="P177"><text:span text:style-name="T250">Description</text:span></text:p>
      <text:p text:style-name="P178"><text:span text:style-name="T251">Returns the last pasted text in the clipboard</text:span></text:p>
      <text:p text:style-name="P179"><text:span text:style-name="T252">Syntax</text:span></text:p>
      <text:p text:style-name="P180"><text:span text:style-name="T253">%extd% /getclipboardtext</text:span><text:span text:style-name="T254"/></text:p>
      <text:p text:style-name="P181"><text:span text:style-name="T255">Example</text:span></text:p>
      <text:p text:style-name="P182"><text:span text:style-name="T256">%extd% /getclipboardtext</text:span><text:span text:style-name="T257"/></text:p>
      <text:p text:style-name="P183"><text:span text:style-name="T258">Return value</text:span></text:p>
      <text:p text:style-name="P184"><text:span text:style-name="T259">Returns the result in the variable %result%</text:span></text:p>
      <text:p text:style-name="P185"><text:span text:style-name="T260">GetComputerName</text:span></text:p>
      <text:p text:style-name="P185"><text:span text:style-name="T261">Description</text:span></text:p>
      <text:p text:style-name="P186"><text:span text:style-name="T262">Returns the computer name</text:span></text:p>
      <text:p text:style-name="P187"><text:span text:style-name="T263">Syntax</text:span></text:p>
      <text:p text:style-name="P188"><text:span text:style-name="T264">%extd% /getcomputername</text:span><text:span text:style-name="T265"/></text:p>
      <text:p text:style-name="P189"><text:span text:style-name="T266">Example</text:span></text:p>
      <text:p text:style-name="P190"><text:span text:style-name="T267">%extd% /getcomputername</text:span><text:span text:style-name="T268"/></text:p>
      <text:p text:style-name="P191"><text:span text:style-name="T269">Return value</text:span></text:p>
      <text:p text:style-name="P192"><text:span text:style-name="T270">Returns the result in the variable %result%</text:span></text:p>
      <text:p text:style-name="P193"><text:span text:style-name="T271">GetConsoleTitle</text:span></text:p>
      <text:p text:style-name="P193"><text:span text:style-name="T272">Description</text:span></text:p>
      <text:p text:style-name="P194"><text:span text:style-name="T273">Retrieves the title of the current console window</text:span></text:p>
      <text:p text:style-name="P195"><text:span text:style-name="T274">Syntax</text:span></text:p>
      <text:p text:style-name="P196"><text:span text:style-name="T275">%extd% /getconsoletitle</text:span><text:span text:style-name="T276"/></text:p>
      <text:p text:style-name="P197"><text:span text:style-name="T277">Example</text:span></text:p>
      <text:p text:style-name="P198"><text:span text:style-name="T278">%extd% /getconsoletitle</text:span><text:span text:style-name="T279"/></text:p>
      <text:p text:style-name="P199"><text:span text:style-name="T280">Return value</text:span></text:p>
      <text:p text:style-name="P200"><text:span text:style-name="T281">Returns the result in the variable %result%</text:span></text:p>
      <text:p text:style-name="P201"><text:span text:style-name="T282">GetCPUName</text:span></text:p>
      <text:p text:style-name="P201"><text:span text:style-name="T283">Description</text:span></text:p>
      <text:p text:style-name="P202"><text:span text:style-name="T284">Returns the CPU name</text:span></text:p>
      <text:p text:style-name="P203"><text:span text:style-name="T285">Syntax</text:span></text:p>
      <text:p text:style-name="P204"><text:span text:style-name="T286">%extd% /getcpuname</text:span><text:span text:style-name="T287"/></text:p>
      <text:p text:style-name="P205"><text:span text:style-name="T288">Example</text:span></text:p>
      <text:p text:style-name="P206"><text:span text:style-name="T289">%extd% /getcpuname</text:span><text:span text:style-name="T290"/></text:p>
      <text:p text:style-name="P207"><text:span text:style-name="T291">Return value</text:span></text:p>
      <text:p text:style-name="P208"><text:span text:style-name="T292">Returns the result in the variable %result%</text:span></text:p>
      <text:p text:style-name="P209"><text:span text:style-name="T293">GetCursorPosX</text:span></text:p>
      <text:p text:style-name="P209"><text:span text:style-name="T294">Description</text:span></text:p>
      <text:p text:style-name="P210"><text:span text:style-name="T295">Returns the X position of the mouse in the desktop</text:span></text:p>
      <text:p text:style-name="P211"><text:span text:style-name="T296">Syntax</text:span></text:p>
      <text:p text:style-name="P212"><text:span text:style-name="T297">%extd% /getcursorposx</text:span><text:span text:style-name="T298"/></text:p>
      <text:p text:style-name="P213"><text:span text:style-name="T299">Example</text:span></text:p>
      <text:p text:style-name="P214"><text:span text:style-name="T300">%extd% /getcursorposx</text:span><text:span text:style-name="T301"/></text:p>
      <text:p text:style-name="P215"><text:span text:style-name="T302">Return value</text:span></text:p>
      <text:p text:style-name="P216"><text:span text:style-name="T303">Returns the result in the variable %result%</text:span></text:p>
      <text:p text:style-name="P217"><text:span text:style-name="T304">GetCursorPosY</text:span></text:p>
      <text:p text:style-name="P217"><text:span text:style-name="T305">Description</text:span></text:p>
      <text:p text:style-name="P218"><text:span text:style-name="T306">Returns the Y position of the mouse in the desktop</text:span></text:p>
      <text:p text:style-name="P219"><text:span text:style-name="T307">Syntax</text:span></text:p>
      <text:p text:style-name="P220"><text:span text:style-name="T308">%extd% /getcursorposy</text:span><text:span text:style-name="T309"/></text:p>
      <text:p text:style-name="P221"><text:span text:style-name="T310">Example</text:span></text:p>
      <text:p text:style-name="P222"><text:span text:style-name="T311">%extd% /getcursorposy</text:span><text:span text:style-name="T312"/></text:p>
      <text:p text:style-name="P223"><text:span text:style-name="T313">Return value</text:span></text:p>
      <text:p text:style-name="P224"><text:span text:style-name="T314">Returns the result in the variable %result%</text:span></text:p>
      <text:p text:style-name="P225"><text:span text:style-name="T315">GetDesktopHeight</text:span></text:p>
      <text:p text:style-name="P225"><text:span text:style-name="T316">Description</text:span></text:p>
      <text:p text:style-name="P226"><text:span text:style-name="T317">Returns the height of the desktop</text:span></text:p>
      <text:p text:style-name="P227"><text:span text:style-name="T318">Syntax</text:span></text:p>
      <text:p text:style-name="P228"><text:span text:style-name="T319">%extd% /getdesktopheight</text:span><text:span text:style-name="T320"/></text:p>
      <text:p text:style-name="P229"><text:span text:style-name="T321">Example</text:span></text:p>
      <text:p text:style-name="P230"><text:span text:style-name="T322">%extd% /getdesktopheight</text:span><text:span text:style-name="T323"/></text:p>
      <text:p text:style-name="P231"><text:span text:style-name="T324">Return value</text:span></text:p>
      <text:p text:style-name="P232"><text:span text:style-name="T325">Returns the result in the variable %result%</text:span></text:p>
      <text:p text:style-name="P233"><text:span text:style-name="T326">GetDesktopWidth</text:span></text:p>
      <text:p text:style-name="P233"><text:span text:style-name="T327">Description</text:span></text:p>
      <text:p text:style-name="P234"><text:span text:style-name="T328">Returns the width of the desktop</text:span></text:p>
      <text:p text:style-name="P235"><text:span text:style-name="T329">Syntax</text:span></text:p>
      <text:p text:style-name="P236"><text:span text:style-name="T330">%extd% /getdesktopwidth</text:span><text:span text:style-name="T331"/></text:p>
      <text:p text:style-name="P237"><text:span text:style-name="T332">Example</text:span></text:p>
      <text:p text:style-name="P238"><text:span text:style-name="T333">%extd% /getdesktopwidth</text:span><text:span text:style-name="T334"/></text:p>
      <text:p text:style-name="P239"><text:span text:style-name="T335">Return value</text:span></text:p>
      <text:p text:style-name="P240"><text:span text:style-name="T336">Returns the result in the variable %result%</text:span></text:p>
      <text:p text:style-name="P241"><text:span text:style-name="T337">GetExtension</text:span></text:p>
      <text:p text:style-name="P241"><text:span text:style-name="T338">Description</text:span></text:p>
      <text:p text:style-name="P242"><text:span text:style-name="T339">Retrieves the extension of the specified path</text:span></text:p>
      <text:p text:style-name="P243"><text:span text:style-name="T340">Syntax</text:span></text:p>
      <text:p text:style-name="P244"><text:span text:style-name="T341">%extd% /getextension path</text:span><text:span text:style-name="T342"/></text:p>
      <text:p text:style-name="P245"><text:span text:style-name="T343">Example</text:span></text:p>
      <text:p text:style-name="P246"><text:span text:style-name="T344">%extd% /getextension C:\test.txt ; (This will return "txt")</text:span><text:span text:style-name="T345"/></text:p>
      <text:p text:style-name="P247"><text:span text:style-name="T346">Return value</text:span></text:p>
      <text:p text:style-name="P248"><text:span text:style-name="T347">Returns the result in the variable %result%</text:span></text:p>
      <text:p text:style-name="P249"><text:span text:style-name="T348">GetFileName</text:span></text:p>
      <text:p text:style-name="P249"><text:span text:style-name="T349">Description</text:span></text:p>
      <text:p text:style-name="P250"><text:span text:style-name="T350">Retrieves the filename of the specified path</text:span></text:p>
      <text:p text:style-name="P251"><text:span text:style-name="T351">Syntax</text:span></text:p>
      <text:p text:style-name="P252"><text:span text:style-name="T352">%extd% /getfilename path</text:span><text:span text:style-name="T353"/></text:p>
      <text:p text:style-name="P253"><text:span text:style-name="T354">Example</text:span></text:p>
      <text:p text:style-name="P254"><text:span text:style-name="T355">%extd% /getfilename C:\test.txt ; (This will return "test.txt")</text:span><text:span text:style-name="T356"/></text:p>
      <text:p text:style-name="P255"><text:span text:style-name="T357">Return value</text:span></text:p>
      <text:p text:style-name="P256"><text:span text:style-name="T358">Returns the result in the variable %result%</text:span></text:p>
      <text:p text:style-name="P257"><text:span text:style-name="T359">GetMimeType</text:span></text:p>
      <text:p text:style-name="P257"><text:span text:style-name="T360">Description</text:span></text:p>
      <text:p text:style-name="P258"><text:span text:style-name="T361">Retrieves the mime type of the given file extension</text:span></text:p>
      <text:p text:style-name="P259"><text:span text:style-name="T362">Syntax</text:span></text:p>
      <text:p text:style-name="P260"><text:span text:style-name="T363">%extd% /getmimetype extension</text:span><text:span text:style-name="T364"/></text:p>
      <text:p text:style-name="P261"><text:span text:style-name="T365">Example</text:span></text:p>
      <text:p text:style-name="P262"><text:span text:style-name="T366">%extd% /getmimetype txt</text:span><text:span text:style-name="T367"/></text:p>
      <text:p text:style-name="P263"><text:span text:style-name="T368">Return value</text:span></text:p>
      <text:p text:style-name="P264"><text:span text:style-name="T369">Returns the result in the variable %result%</text:span></text:p>
      <text:p text:style-name="P265"><text:span text:style-name="T370">GetPath</text:span></text:p>
      <text:p text:style-name="P265"><text:span text:style-name="T371">Description</text:span></text:p>
      <text:p text:style-name="P266"><text:span text:style-name="T372">Retrieves the path part of the specified path</text:span></text:p>
      <text:p text:style-name="P267"><text:span text:style-name="T373">Syntax</text:span></text:p>
      <text:p text:style-name="P268"><text:span text:style-name="T374">%extd% /getpath path</text:span><text:span text:style-name="T375"/></text:p>
      <text:p text:style-name="P269"><text:span text:style-name="T376">Example</text:span></text:p>
      <text:p text:style-name="P270"><text:span text:style-name="T377">%extd% /getpath C:\path\test.txt ; (This will return "C:\path\")</text:span><text:span text:style-name="T378"/></text:p>
      <text:p text:style-name="P271"><text:span text:style-name="T379">Return value</text:span></text:p>
      <text:p text:style-name="P272"><text:span text:style-name="T380">Returns the result in the variable %result%</text:span></text:p>
      <text:p text:style-name="P273"><text:span text:style-name="T381">GetSpecialFolder</text:span></text:p>
      <text:p text:style-name="P273"><text:span text:style-name="T382">Description</text:span></text:p>
      <text:p text:style-name="P274"><text:span text:style-name="T383">Retrieves the path of a special folder</text:span></text:p>
      <text:p text:style-name="P275"><text:span text:style-name="T384">Syntax</text:span></text:p>
      <text:p text:style-name="P276"><text:span text:style-name="T385">%extd% /getspecialfolder value</text:span><text:span text:style-name="T386"/></text:p>
      <text:p text:style-name="P277"><text:span text:style-name="T387">Values</text:span></text:p>
      <text:p text:style-name="P278"><text:span text:style-name="T388">ADMINTOOLS<text:line-break/>ALTSTARTUP<text:line-break/>APPDATA<text:line-break/>BITBUCKET<text:line-break/>CDBURN_AREA<text:line-break/>COMMON_ADMINTOOLS<text:line-break/>COMMON_ALTSTARTUP<text:line-break/>COMMON_APPDATA<text:line-break/>COMMON_DESKTOPDIRECTORY<text:line-break/>COMMON_DOCUMENTS<text:line-break/>COMMON_FAVORITES<text:line-break/>COMMON_MUSIC<text:line-break/>COMMON_OEM_LINKS<text:line-break/>COMMON_PICTURES<text:line-break/>COMMON_PROGRAMS<text:line-break/>COMMON_STARTMENU<text:line-break/>COMMON_STARTUP<text:line-break/>COMMON_TEMPLATES<text:line-break/>COMMON_VIDEO<text:line-break/>COMPUTERSNEARME<text:line-break/>CONNECTIONS<text:line-break/>CONTROLS<text:line-break/>COOKIES<text:line-break/>DESKTOP<text:line-break/>DESKTOPDIRECTORY<text:line-break/>DRIVES<text:line-break/>FAVORITES<text:line-break/>FONTS<text:line-break/>HISTORY<text:line-break/>INTERNET<text:line-break/>INTERNET_CACHE<text:line-break/>LOCAL_APPDATA<text:line-break/>MYDOCUMENTS<text:line-break/>MYMUSIC<text:line-break/>MYPICTURES<text:line-break/>MYVIDEO<text:line-break/>NETHOOD<text:line-break/>NETWORK<text:line-break/>PERSONAL<text:line-break/>PRINTERS<text:line-break/>PRINTHOOD<text:line-break/>PROFILE<text:line-break/>PROGRAM_FILES<text:line-break/>PROGRAM_FILESX86<text:line-break/>PROGRAM_FILES_COMMON<text:line-break/>PROGRAM_FILES_COMMONX86<text:line-break/>PROGRAMS<text:line-break/>RECENT<text:line-break/>RESOURCES<text:line-break/>RESOURCES_LOCALIZED<text:line-break/>SENDTO<text:line-break/>STARTMENU<text:line-break/>STARTUP<text:line-break/>SYSTEM<text:line-break/>SYSTEMX86<text:line-break/>TEMPLATES<text:line-break/>WINDOWS</text:span><text:span text:style-name="T389"/></text:p>
      <text:p text:style-name="P279"><text:span text:style-name="T390">Example</text:span></text:p>
      <text:p text:style-name="P280"><text:span text:style-name="T391">%extd% /getspecialfolder DESKTOPDIRECTORY</text:span><text:span text:style-name="T392"/></text:p>
      <text:p text:style-name="P281"><text:span text:style-name="T393">Return value</text:span></text:p>
      <text:p text:style-name="P282"><text:span text:style-name="T394">Returns the result in the variable %result%</text:span></text:p>
      <text:p text:style-name="P283"><text:span text:style-name="T395">GetSystemLanguage</text:span></text:p>
      <text:p text:style-name="P283"><text:span text:style-name="T396">Description</text:span></text:p>
      <text:p text:style-name="P284"><text:span text:style-name="T397">Retrieves the system language</text:span></text:p>
      <text:p text:style-name="P285"><text:span text:style-name="T398">Syntax</text:span></text:p>
      <text:p text:style-name="P286"><text:span text:style-name="T399">%extd% /getsystemlanguage</text:span><text:span text:style-name="T400"/></text:p>
      <text:p text:style-name="P287"><text:span text:style-name="T401">Example</text:span></text:p>
      <text:p text:style-name="P288"><text:span text:style-name="T402">%extd% /getsystemlanguage</text:span><text:span text:style-name="T403"/></text:p>
      <text:p text:style-name="P289"><text:span text:style-name="T404">Return value</text:span></text:p>
      <text:p text:style-name="P290"><text:span text:style-name="T405">Returns the result in the variable %result%</text:span></text:p>
      <text:p text:style-name="P291"><text:span text:style-name="T406">GetTickCount</text:span></text:p>
      <text:p text:style-name="P291"><text:span text:style-name="T407">Description</text:span></text:p>
      <text:p text:style-name="P292"><text:span text:style-name="T408">Retrieves the number of milliseconds that have elapsed since the system was started</text:span></text:p>
      <text:p text:style-name="P293"><text:span text:style-name="T409">Syntax</text:span></text:p>
      <text:p text:style-name="P294"><text:span text:style-name="T410">%extd% /gettickcount</text:span><text:span text:style-name="T411"/></text:p>
      <text:p text:style-name="P295"><text:span text:style-name="T412">Example</text:span></text:p>
      <text:p text:style-name="P296"><text:span text:style-name="T413">%extd% /gettickcount</text:span><text:span text:style-name="T414"/></text:p>
      <text:p text:style-name="P297"><text:span text:style-name="T415">Return value</text:span></text:p>
      <text:p text:style-name="P298"><text:span text:style-name="T416">Returns the result in the variable %result%</text:span></text:p>
      <text:p text:style-name="P299"><text:span text:style-name="T417">GetUserLanguage</text:span></text:p>
      <text:p text:style-name="P299"><text:span text:style-name="T418">Description</text:span></text:p>
      <text:p text:style-name="P300"><text:span text:style-name="T419">Retrieves the user language</text:span></text:p>
      <text:p text:style-name="P301"><text:span text:style-name="T420">Syntax</text:span></text:p>
      <text:p text:style-name="P302"><text:span text:style-name="T421">%extd% /getuserlanguage</text:span><text:span text:style-name="T422"/></text:p>
      <text:p text:style-name="P303"><text:span text:style-name="T423">Example</text:span></text:p>
      <text:p text:style-name="P304"><text:span text:style-name="T424">%extd% /getuserlanguage</text:span><text:span text:style-name="T425"/></text:p>
      <text:p text:style-name="P305"><text:span text:style-name="T426">Return value</text:span></text:p>
      <text:p text:style-name="P306"><text:span text:style-name="T427">Returns the result in the variable %result%</text:span></text:p>
      <text:p text:style-name="P307"><text:span text:style-name="T428">GetUserName</text:span></text:p>
      <text:p text:style-name="P307"><text:span text:style-name="T429">Description</text:span></text:p>
      <text:p text:style-name="P308"><text:span text:style-name="T430">Returns the user name</text:span></text:p>
      <text:p text:style-name="P309"><text:span text:style-name="T431">Syntax</text:span></text:p>
      <text:p text:style-name="P310"><text:span text:style-name="T432">%extd% /getusername</text:span><text:span text:style-name="T433"/></text:p>
      <text:p text:style-name="P311"><text:span text:style-name="T434">Example</text:span></text:p>
      <text:p text:style-name="P312"><text:span text:style-name="T435">%extd% /getusername</text:span><text:span text:style-name="T436"/></text:p>
      <text:p text:style-name="P313"><text:span text:style-name="T437">Return value</text:span></text:p>
      <text:p text:style-name="P314"><text:span text:style-name="T438">Returns the result in the variable %result%</text:span></text:p>
      <text:p text:style-name="P315"><text:span text:style-name="T439">Hex</text:span></text:p>
      <text:p text:style-name="P315"><text:span text:style-name="T440">Description</text:span></text:p>
      <text:p text:style-name="P316"><text:span text:style-name="T441">Convert a number to a string in hexadecimal format</text:span></text:p>
      <text:p text:style-name="P317"><text:span text:style-name="T442">Syntax</text:span></text:p>
      <text:p text:style-name="P318"><text:span text:style-name="T443">%extd% /hex number</text:span><text:span text:style-name="T444"/></text:p>
      <text:p text:style-name="P319"><text:span text:style-name="T445">Example</text:span></text:p>
      <text:p text:style-name="P320"><text:span text:style-name="T446">%extd% /hex 1000 ; (This will return 3E8)</text:span><text:span text:style-name="T447"/></text:p>
      <text:p text:style-name="P321"><text:span text:style-name="T448">Return value</text:span></text:p>
      <text:p text:style-name="P322"><text:span text:style-name="T449">Returns the result in the variable %result%</text:span></text:p>
      <text:p text:style-name="P323"><text:span text:style-name="T450">HideSelf</text:span></text:p>
      <text:p text:style-name="P323"><text:span text:style-name="T451">Description</text:span></text:p>
      <text:p text:style-name="P324"><text:span text:style-name="T452">Hide the main console window</text:span></text:p>
      <text:p text:style-name="P325"><text:span text:style-name="T453">Syntax</text:span></text:p>
      <text:p text:style-name="P326"><text:span text:style-name="T454">%extd% /hideself</text:span><text:span text:style-name="T455"/></text:p>
      <text:p text:style-name="P327"><text:span text:style-name="T456">Example</text:span></text:p>
      <text:p text:style-name="P328"><text:span text:style-name="T457">%extd% /hideself</text:span><text:span text:style-name="T458"/></text:p>
      <text:p text:style-name="P329"><text:span text:style-name="T459">Return value</text:span></text:p>
      <text:p text:style-name="P330"><text:span text:style-name="T460">This command has no return value</text:span></text:p>
      <text:p text:style-name="P331"><text:span text:style-name="T461">HideWindow</text:span></text:p>
      <text:p text:style-name="P331"><text:span text:style-name="T462">Description</text:span></text:p>
      <text:p text:style-name="P332"><text:span text:style-name="T463">Hide the specified window</text:span></text:p>
      <text:p text:style-name="P333"><text:span text:style-name="T464">Syntax</text:span></text:p>
      <text:p text:style-name="P334"><text:span text:style-name="T465">%extd% /hidewindow windowname</text:span><text:span text:style-name="T466"/></text:p>
      <text:p text:style-name="P335"><text:span text:style-name="T467">Example</text:span></text:p>
      <text:p text:style-name="P336"><text:span text:style-name="T468">%extd% /hidewindow Calculator ; (This will hide calculator)</text:span><text:span text:style-name="T469"/></text:p>
      <text:p text:style-name="P337"><text:span text:style-name="T470">Return value</text:span></text:p>
      <text:p text:style-name="P338"><text:span text:style-name="T471">This command has no return value</text:span></text:p>
      <text:p text:style-name="P339"><text:span text:style-name="T472">Input</text:span></text:p>
      <text:p text:style-name="P339"><text:span text:style-name="T473">Description</text:span></text:p>
      <text:p text:style-name="P340"><text:span text:style-name="T474">Read a line from the console input</text:span></text:p>
      <text:p text:style-name="P341"><text:span text:style-name="T475">Syntax</text:span></text:p>
      <text:p text:style-name="P342"><text:span text:style-name="T476">%extd% /input</text:span><text:span text:style-name="T477"/></text:p>
      <text:p text:style-name="P343"><text:span text:style-name="T478">Example</text:span></text:p>
      <text:p text:style-name="P344"><text:span text:style-name="T479">%extd% /input</text:span><text:span text:style-name="T480"/></text:p>
      <text:p text:style-name="P345"><text:span text:style-name="T481">Return value</text:span></text:p>
      <text:p text:style-name="P346"><text:span text:style-name="T482">Returns the result in the variable %result%</text:span></text:p>
      <text:p text:style-name="P347"><text:span text:style-name="T483">InputBox</text:span></text:p>
      <text:p text:style-name="P347"><text:span text:style-name="T484">Description</text:span></text:p>
      <text:p text:style-name="P348"><text:span text:style-name="T485">Open an input box</text:span></text:p>
      <text:p text:style-name="P349"><text:span text:style-name="T486">Syntax</text:span></text:p>
      <text:p text:style-name="P350"><text:span text:style-name="T487">%extd% /inputbox title message default</text:span><text:span text:style-name="T488"/></text:p>
      <text:p text:style-name="P351"><text:span text:style-name="T489">Example</text:span></text:p>
      <text:p text:style-name="P352"><text:span text:style-name="T490">%extd% /inputbox Title "Enter the text below" "I'm the default input"</text:span><text:span text:style-name="T491"/></text:p>
      <text:p text:style-name="P353"><text:span text:style-name="T492">Return value</text:span></text:p>
      <text:p text:style-name="P354"><text:span text:style-name="T493">Returns the result in the variable %result%</text:span></text:p>
      <text:p text:style-name="P355"><text:span text:style-name="T494">Is64Bit</text:span></text:p>
      <text:p text:style-name="P355"><text:span text:style-name="T495">Description</text:span></text:p>
      <text:p text:style-name="P356"><text:span text:style-name="T496">Determine whether your computer is running a 32-bit version or 64-bit version of Windows</text:span></text:p>
      <text:p text:style-name="P357"><text:span text:style-name="T497">Syntax</text:span></text:p>
      <text:p text:style-name="P358"><text:span text:style-name="T498">%extd% /is64bit</text:span><text:span text:style-name="T499"/></text:p>
      <text:p text:style-name="P359"><text:span text:style-name="T500">Example</text:span></text:p>
      <text:p text:style-name="P360"><text:span text:style-name="T501">%extd% /is64bit</text:span><text:span text:style-name="T502"/></text:p>
      <text:p text:style-name="P361"><text:span text:style-name="T503">Return value</text:span></text:p>
      <text:p text:style-name="P362"><text:span text:style-name="T504">Returns the result (1 = 64Bit) in the variable %result%</text:span></text:p>
      <text:p text:style-name="P363"><text:span text:style-name="T505">Left</text:span></text:p>
      <text:p text:style-name="P363"><text:span text:style-name="T506">Description</text:span></text:p>
      <text:p text:style-name="P364"><text:span text:style-name="T507">Extract a substring of a string from the left side</text:span></text:p>
      <text:p text:style-name="P365"><text:span text:style-name="T508">Syntax</text:span></text:p>
      <text:p text:style-name="P366"><text:span text:style-name="T509">%extd% /left string length</text:span><text:span text:style-name="T510"/></text:p>
      <text:p text:style-name="P367"><text:span text:style-name="T511">Example</text:span></text:p>
      <text:p text:style-name="P368"><text:span text:style-name="T512">%extd% /left String 3 ; (This will return "Str")</text:span><text:span text:style-name="T513"/></text:p>
      <text:p text:style-name="P369"><text:span text:style-name="T514">Return value</text:span></text:p>
      <text:p text:style-name="P370"><text:span text:style-name="T515">Returns the result in the variable %result%</text:span></text:p>
      <text:p text:style-name="P371"><text:span text:style-name="T516">LowerCase</text:span></text:p>
      <text:p text:style-name="P371"><text:span text:style-name="T517">Description</text:span></text:p>
      <text:p text:style-name="P372"><text:span text:style-name="T518">Returns the given string converted into lower case characters</text:span></text:p>
      <text:p text:style-name="P373"><text:span text:style-name="T519">Syntax</text:span></text:p>
      <text:p text:style-name="P374"><text:span text:style-name="T520">%extd% /lowercase string</text:span><text:span text:style-name="T521"/></text:p>
      <text:p text:style-name="P375"><text:span text:style-name="T522">Example</text:span></text:p>
      <text:p text:style-name="P376"><text:span text:style-name="T523">%extd% /lowercase STRING ; (This will return "string")</text:span><text:span text:style-name="T524"/></text:p>
      <text:p text:style-name="P377"><text:span text:style-name="T525">Return value</text:span></text:p>
      <text:p text:style-name="P378"><text:span text:style-name="T526">Returns the result in the variable %result%</text:span></text:p>
      <text:p text:style-name="P379"><text:span text:style-name="T527">LZMA</text:span></text:p>
      <text:p text:style-name="P379"><text:span text:style-name="T528">Description</text:span></text:p>
      <text:p text:style-name="P380"><text:span text:style-name="T529">Compress the given file using the LZMA algorithm</text:span></text:p>
      <text:p text:style-name="P381"><text:span text:style-name="T530">Syntax</text:span></text:p>
      <text:p text:style-name="P382"><text:span text:style-name="T531">%extd% /lzma source destination</text:span><text:span text:style-name="T532"/></text:p>
      <text:p text:style-name="P383"><text:span text:style-name="T533">Example</text:span></text:p>
      <text:p text:style-name="P384"><text:span text:style-name="T534">%extd% /lzma file.txt file.lzma</text:span><text:span text:style-name="T535"/></text:p>
      <text:p text:style-name="P385"><text:span text:style-name="T536">Return value</text:span></text:p>
      <text:p text:style-name="P386"><text:span text:style-name="T537">This command has no return value</text:span></text:p>
      <text:p text:style-name="P387"><text:span text:style-name="T538">MakeAdmin</text:span></text:p>
      <text:p text:style-name="P387"><text:span text:style-name="T539">Description</text:span></text:p>
      <text:p text:style-name="P388"><text:span text:style-name="T540">Add an administrator manifest to the exe</text:span></text:p>
      <text:p text:style-name="P389"><text:span text:style-name="T541">Syntax</text:span></text:p>
      <text:p text:style-name="P390"><text:span text:style-name="T542">%extd% /makeadmin infile.exe outfile.exe value</text:span><text:span text:style-name="T543"/></text:p>
      <text:p text:style-name="P391"><text:span text:style-name="T544">Values</text:span></text:p>
      <text:p text:style-name="P392"><text:span text:style-name="T545">0 : keep existing resources<text:line-break/>1 : delete existing resources</text:span><text:span text:style-name="T546"/></text:p>
      <text:p text:style-name="P393"><text:span text:style-name="T547">Example</text:span></text:p>
      <text:p text:style-name="P394"><text:span text:style-name="T548">%extd% /makeadmin infile.exe outfile.exe 0</text:span><text:span text:style-name="T549"/></text:p>
      <text:p text:style-name="P395"><text:span text:style-name="T550">Return value</text:span></text:p>
      <text:p text:style-name="P396"><text:span text:style-name="T551">Returns the result (on success a value unequal to 0) in the variable %result%</text:span></text:p>
      <text:p text:style-name="P397"><text:span text:style-name="T552">MakeGuid</text:span></text:p>
      <text:p text:style-name="P397"><text:span text:style-name="T553">Description</text:span></text:p>
      <text:p text:style-name="P398"><text:span text:style-name="T554">Create a GUID string</text:span></text:p>
      <text:p text:style-name="P399"><text:span text:style-name="T555">Syntax</text:span></text:p>
      <text:p text:style-name="P400"><text:span text:style-name="T556">%extd% /makeguid</text:span><text:span text:style-name="T557"/></text:p>
      <text:p text:style-name="P401"><text:span text:style-name="T558">Example</text:span></text:p>
      <text:p text:style-name="P402"><text:span text:style-name="T559">%extd% /makeguid</text:span><text:span text:style-name="T560"/></text:p>
      <text:p text:style-name="P403"><text:span text:style-name="T561">Return value</text:span></text:p>
      <text:p text:style-name="P404"><text:span text:style-name="T562">Returns the result in the variable %result%</text:span></text:p>
      <text:p text:style-name="P405"><text:span text:style-name="T563">MakeShortcut</text:span></text:p>
      <text:p text:style-name="P405"><text:span text:style-name="T564">Description</text:span></text:p>
      <text:p text:style-name="P406"><text:span text:style-name="T565">Create a shortcut of the given file</text:span></text:p>
      <text:p text:style-name="P407"><text:span text:style-name="T566">Syntax</text:span></text:p>
      <text:p text:style-name="P408"><text:span text:style-name="T567">%extd% /makeshortcut source shortcut arguments description workingdirectory icon</text:span><text:span text:style-name="T568"/></text:p>
      <text:p text:style-name="P409"><text:span text:style-name="T569">Example</text:span></text:p>
      <text:p text:style-name="P410"><text:span text:style-name="T570">%extd% /makeshortcut "%~f0" "%~dp0Shortcut.lnk" "Arg1 Arg2 Arg3" "My Shortcut" "%~dp0" "%~f0"</text:span><text:span text:style-name="T571"/></text:p>
      <text:p text:style-name="P411"><text:span text:style-name="T572">Return value</text:span></text:p>
      <text:p text:style-name="P412"><text:span text:style-name="T573">This command has no return value</text:span></text:p>
      <text:p text:style-name="P413"><text:span text:style-name="T574">MakeToolWindow</text:span></text:p>
      <text:p text:style-name="P413"><text:span text:style-name="T575">Description</text:span></text:p>
      <text:p text:style-name="P414"><text:span text:style-name="T576">Change the window style to a tool window style</text:span></text:p>
      <text:p text:style-name="P415"><text:span text:style-name="T577">Syntax</text:span></text:p>
      <text:p text:style-name="P416"><text:span text:style-name="T578">%extd% /maketoolwindow windowname</text:span><text:span text:style-name="T579"/></text:p>
      <text:p text:style-name="P417"><text:span text:style-name="T580">Example</text:span></text:p>
      <text:p text:style-name="P418"><text:span text:style-name="T581">%extd% /maketoolwindow Calculator</text:span><text:span text:style-name="T582"/></text:p>
      <text:p text:style-name="P419"><text:span text:style-name="T583">Return value</text:span></text:p>
      <text:p text:style-name="P420"><text:span text:style-name="T584">This command has no return value</text:span></text:p>
      <text:p text:style-name="P421"><text:span text:style-name="T585">MaskedInput</text:span></text:p>
      <text:p text:style-name="P421"><text:span text:style-name="T586">Description</text:span></text:p>
      <text:p text:style-name="P422"><text:span text:style-name="T587">Read a line from the console while hiding the input</text:span></text:p>
      <text:p text:style-name="P423"><text:span text:style-name="T588">Syntax</text:span></text:p>
      <text:p text:style-name="P424"><text:span text:style-name="T589">%extd% /maskedinput</text:span><text:span text:style-name="T590"/></text:p>
      <text:p text:style-name="P425"><text:span text:style-name="T591">Example</text:span></text:p>
      <text:p text:style-name="P426"><text:span text:style-name="T592">%extd% /maskedinput</text:span><text:span text:style-name="T593"/></text:p>
      <text:p text:style-name="P427"><text:span text:style-name="T594">Return value</text:span></text:p>
      <text:p text:style-name="P428"><text:span text:style-name="T595">Returns the result in the variable %result%</text:span></text:p>
      <text:p text:style-name="P429"><text:span text:style-name="T596">MaskedInputBox</text:span></text:p>
      <text:p text:style-name="P429"><text:span text:style-name="T597">Description</text:span></text:p>
      <text:p text:style-name="P430"><text:span text:style-name="T598">Open an input box while hiding the input</text:span></text:p>
      <text:p text:style-name="P431"><text:span text:style-name="T599">Syntax</text:span></text:p>
      <text:p text:style-name="P432"><text:span text:style-name="T600">%extd% /maskedinputbox title message default</text:span><text:span text:style-name="T601"/></text:p>
      <text:p text:style-name="P433"><text:span text:style-name="T602">Example</text:span></text:p>
      <text:p text:style-name="P434"><text:span text:style-name="T603">%extd% /maskedinputbox Title "Enter the text below" "I'm the default input"</text:span><text:span text:style-name="T604"/></text:p>
      <text:p text:style-name="P435"><text:span text:style-name="T605">Return value</text:span></text:p>
      <text:p text:style-name="P436"><text:span text:style-name="T606">Returns the result in the variable %result%</text:span></text:p>
      <text:p text:style-name="P437"><text:span text:style-name="T607">MaximizeWindow</text:span></text:p>
      <text:p text:style-name="P437"><text:span text:style-name="T608">Description</text:span></text:p>
      <text:p text:style-name="P438"><text:span text:style-name="T609">Maximize the specified window</text:span></text:p>
      <text:p text:style-name="P439"><text:span text:style-name="T610">Syntax</text:span></text:p>
      <text:p text:style-name="P440"><text:span text:style-name="T611">%extd% /maximizewindow windowname</text:span><text:span text:style-name="T612"/></text:p>
      <text:p text:style-name="P441"><text:span text:style-name="T613">Example</text:span></text:p>
      <text:p text:style-name="P442"><text:span text:style-name="T614">%extd% /maximizewindow Calculator</text:span><text:span text:style-name="T615"/></text:p>
      <text:p text:style-name="P443"><text:span text:style-name="T616">Return value</text:span></text:p>
      <text:p text:style-name="P444"><text:span text:style-name="T617">This command has no return value</text:span></text:p>
      <text:p text:style-name="P445"><text:span text:style-name="T618">MD5</text:span></text:p>
      <text:p text:style-name="P445"><text:span text:style-name="T619">Description</text:span></text:p>
      <text:p text:style-name="P446"><text:span text:style-name="T620">Returns the MD5 fingerprint of the given file</text:span></text:p>
      <text:p text:style-name="P447"><text:span text:style-name="T621">Syntax</text:span></text:p>
      <text:p text:style-name="P448"><text:span text:style-name="T622">%extd% /md5 filename</text:span><text:span text:style-name="T623"/></text:p>
      <text:p text:style-name="P449"><text:span text:style-name="T624">Example</text:span></text:p>
      <text:p text:style-name="P450"><text:span text:style-name="T625">%extd% /md5 example.txt</text:span><text:span text:style-name="T626"/></text:p>
      <text:p text:style-name="P451"><text:span text:style-name="T627">Return value</text:span></text:p>
      <text:p text:style-name="P452"><text:span text:style-name="T628">Returns the result in the variable %result%</text:span></text:p>
      <text:p text:style-name="P453"><text:span text:style-name="T629">MessageBox</text:span></text:p>
      <text:p text:style-name="P453"><text:span text:style-name="T630">Description</text:span></text:p>
      <text:p text:style-name="P454"><text:span text:style-name="T631">Display a messagebox</text:span></text:p>
      <text:p text:style-name="P455"><text:span text:style-name="T632">Syntax</text:span></text:p>
      <text:p text:style-name="P456"><text:span text:style-name="T633">%extd% /messagebox titel text flag</text:span><text:span text:style-name="T634"/></text:p>
      <text:p text:style-name="P457"><text:span text:style-name="T635">Example</text:span></text:p>
      <text:p text:style-name="P458"><text:span text:style-name="T636">%extd% /messagebox Error Message 16</text:span><text:span text:style-name="T637"/></text:p>
      <text:p text:style-name="P459"><text:span text:style-name="T638">Return value</text:span></text:p>
      <text:p text:style-name="P460"><text:span text:style-name="T639">Returns the result in the variable %result%</text:span></text:p>
      <text:p text:style-name="P461"><text:span text:style-name="T640">MessageBoxCheck</text:span></text:p>
      <text:p text:style-name="P461"><text:span text:style-name="T641">Description</text:span></text:p>
      <text:p text:style-name="P462"><text:span text:style-name="T642">Display a messagebox that gives the option of suppressing further occurrences</text:span></text:p>
      <text:p text:style-name="P463"><text:span text:style-name="T643">Syntax</text:span></text:p>
      <text:p text:style-name="P464"><text:span text:style-name="T644">%extd% /messageboxcheck titel text flag guid</text:span><text:span text:style-name="T645"/></text:p>
      <text:p text:style-name="P465"><text:span text:style-name="T646">Example</text:span></text:p>
      <text:p text:style-name="P466"><text:span text:style-name="T647">%extd% /messageboxcheck Titel Message 0 {73E8105A-7AD2-4335-B694-94F837A38E79}</text:span><text:span text:style-name="T648"/></text:p>
      <text:p text:style-name="P467"><text:span text:style-name="T649">Return value</text:span></text:p>
      <text:p text:style-name="P468"><text:span text:style-name="T650">Returns the result in the variable %result%</text:span></text:p>
      <text:p text:style-name="P469"><text:span text:style-name="T651">Mid</text:span></text:p>
      <text:p text:style-name="P469"><text:span text:style-name="T652">Description</text:span></text:p>
      <text:p text:style-name="P470"><text:span text:style-name="T653">Extract a substring from a string at the specified position</text:span></text:p>
      <text:p text:style-name="P471"><text:span text:style-name="T654">Syntax</text:span></text:p>
      <text:p text:style-name="P472"><text:span text:style-name="T655">%extd% /mid string position</text:span><text:span text:style-name="T656"/></text:p>
      <text:p text:style-name="P473"><text:span text:style-name="T657">Example</text:span></text:p>
      <text:p text:style-name="P474"><text:span text:style-name="T658">%extd% /mid String 3 ; (This will return "ring")</text:span><text:span text:style-name="T659"/></text:p>
      <text:p text:style-name="P475"><text:span text:style-name="T660">Return value</text:span></text:p>
      <text:p text:style-name="P476"><text:span text:style-name="T661">Returns the result in the variable %result%</text:span></text:p>
      <text:p text:style-name="P477"><text:span text:style-name="T662">MinimizeWindow</text:span></text:p>
      <text:p text:style-name="P477"><text:span text:style-name="T663">Description</text:span></text:p>
      <text:p text:style-name="P478"><text:span text:style-name="T664">Minimize the specified window</text:span></text:p>
      <text:p text:style-name="P479"><text:span text:style-name="T665">Syntax</text:span></text:p>
      <text:p text:style-name="P480"><text:span text:style-name="T666">%extd% /minimizewindow windowname</text:span><text:span text:style-name="T667"/></text:p>
      <text:p text:style-name="P481"><text:span text:style-name="T668">Example</text:span></text:p>
      <text:p text:style-name="P482"><text:span text:style-name="T669">%extd% /minimizewindow Calculator</text:span><text:span text:style-name="T670"/></text:p>
      <text:p text:style-name="P483"><text:span text:style-name="T671">Return value</text:span></text:p>
      <text:p text:style-name="P484"><text:span text:style-name="T672">This command has no return value</text:span></text:p>
      <text:p text:style-name="P485"><text:span text:style-name="T673">MouseClick</text:span></text:p>
      <text:p text:style-name="P485"><text:span text:style-name="T674">Description</text:span></text:p>
      <text:p text:style-name="P486"><text:span text:style-name="T675">Simulate mouse clicks</text:span></text:p>
      <text:p text:style-name="P487"><text:span text:style-name="T676">Syntax</text:span></text:p>
      <text:p text:style-name="P488"><text:span text:style-name="T677">%extd% /mouseclick value</text:span><text:span text:style-name="T678"/></text:p>
      <text:p text:style-name="P489"><text:span text:style-name="T679">Values</text:span></text:p>
      <text:p text:style-name="P490"><text:span text:style-name="T680">-lc : left click<text:line-break/>-rc : right click<text:line-break/>-ldc : left double click<text:line-break/>-rdc : right double click</text:span><text:span text:style-name="T681"/></text:p>
      <text:p text:style-name="P491"><text:span text:style-name="T682">Example</text:span></text:p>
      <text:p text:style-name="P492"><text:span text:style-name="T683">%extd% /mouseclick -rc ; (This will simulate a right click)</text:span><text:span text:style-name="T684"/></text:p>
      <text:p text:style-name="P493"><text:span text:style-name="T685">Return value</text:span></text:p>
      <text:p text:style-name="P494"><text:span text:style-name="T686">This command has no return value</text:span></text:p>
      <text:p text:style-name="P495"><text:span text:style-name="T687">MoveWindow</text:span></text:p>
      <text:p text:style-name="P495"><text:span text:style-name="T688">Description</text:span></text:p>
      <text:p text:style-name="P496"><text:span text:style-name="T689">Move the specified window</text:span></text:p>
      <text:p text:style-name="P497"><text:span text:style-name="T690">Syntax</text:span></text:p>
      <text:p text:style-name="P498"><text:span text:style-name="T691">%extd% /movewindow windowname x y</text:span><text:span text:style-name="T692"/></text:p>
      <text:p text:style-name="P499"><text:span text:style-name="T693">Example</text:span></text:p>
      <text:p text:style-name="P500"><text:span text:style-name="T694">%extd% /movewindow Calculator 100 100</text:span><text:span text:style-name="T695"/></text:p>
      <text:p text:style-name="P501"><text:span text:style-name="T696">Return value</text:span></text:p>
      <text:p text:style-name="P502"><text:span text:style-name="T697">This command has no return value</text:span></text:p>
      <text:p text:style-name="P503"><text:span text:style-name="T698">OSVersion</text:span></text:p>
      <text:p text:style-name="P503"><text:span text:style-name="T699">Description</text:span></text:p>
      <text:p text:style-name="P504"><text:span text:style-name="T700">Retrieve the version of the operating system</text:span></text:p>
      <text:p text:style-name="P505"><text:span text:style-name="T701">Syntax</text:span></text:p>
      <text:p text:style-name="P506"><text:span text:style-name="T702">%extd% /osversion</text:span><text:span text:style-name="T703"/></text:p>
      <text:p text:style-name="P507"><text:span text:style-name="T704">Example</text:span></text:p>
      <text:p text:style-name="P508"><text:span text:style-name="T705">%extd% /osversion</text:span><text:span text:style-name="T706"/></text:p>
      <text:p text:style-name="P509"><text:span text:style-name="T707">Return value</text:span></text:p>
      <text:p text:style-name="P510"><text:span text:style-name="T708">Returns the result in the variable %result%</text:span></text:p>
      <text:p text:style-name="P511"><text:span text:style-name="T709">Play</text:span></text:p>
      <text:p text:style-name="P511"><text:span text:style-name="T710">Description</text:span></text:p>
      <text:p text:style-name="P512"><text:span text:style-name="T711">Play the specified WAVE (.wav) file</text:span></text:p>
      <text:p text:style-name="P513"><text:span text:style-name="T712">Syntax</text:span></text:p>
      <text:p text:style-name="P514"><text:span text:style-name="T713">%extd% /play wavfile</text:span><text:span text:style-name="T714"/></text:p>
      <text:p text:style-name="P515"><text:span text:style-name="T715">Example</text:span></text:p>
      <text:p text:style-name="P516"><text:span text:style-name="T716">%extd% /play sample.wav</text:span><text:span text:style-name="T717"/></text:p>
      <text:p text:style-name="P517"><text:span text:style-name="T718">Return value</text:span></text:p>
      <text:p text:style-name="P518"><text:span text:style-name="T719">Returns the result in the variable %result%</text:span></text:p>
      <text:p text:style-name="P519"><text:span text:style-name="T720">Random</text:span></text:p>
      <text:p text:style-name="P519"><text:span text:style-name="T721">Description</text:span></text:p>
      <text:p text:style-name="P520"><text:span text:style-name="T722">Generate a random number</text:span></text:p>
      <text:p text:style-name="P521"><text:span text:style-name="T723">Syntax</text:span></text:p>
      <text:p text:style-name="P522"><text:span text:style-name="T724">%extd% /random maximum</text:span><text:span text:style-name="T725"/></text:p>
      <text:p text:style-name="P523"><text:span text:style-name="T726">Example</text:span></text:p>
      <text:p text:style-name="P524"><text:span text:style-name="T727">%extd% /random 1000</text:span><text:span text:style-name="T728"/></text:p>
      <text:p text:style-name="P525"><text:span text:style-name="T729">Return value</text:span></text:p>
      <text:p text:style-name="P526"><text:span text:style-name="T730">Returns the result in the variable %result%</text:span></text:p>
      <text:p text:style-name="P527"><text:span text:style-name="T731">RC4</text:span></text:p>
      <text:p text:style-name="P527"><text:span text:style-name="T732">Description</text:span></text:p>
      <text:p text:style-name="P528"><text:span text:style-name="T733">Crypt the given file using the RC4 algorithm</text:span></text:p>
      <text:p text:style-name="P529"><text:span text:style-name="T734">Syntax</text:span></text:p>
      <text:p text:style-name="P530"><text:span text:style-name="T735">%extd% /rc4 source destination key</text:span><text:span text:style-name="T736"/></text:p>
      <text:p text:style-name="P531"><text:span text:style-name="T737">Example</text:span></text:p>
      <text:p text:style-name="P532"><text:span text:style-name="T738">%extd% /rc4 file.txt file.rc4 samplekey</text:span><text:span text:style-name="T739"/></text:p>
      <text:p text:style-name="P533"><text:span text:style-name="T740">Return value</text:span></text:p>
      <text:p text:style-name="P534"><text:span text:style-name="T741">This command has no return value</text:span></text:p>
      <text:p text:style-name="P535"><text:span text:style-name="T742">ReadPreferenceValue</text:span></text:p>
      <text:p text:style-name="P535"><text:span text:style-name="T743">Description</text:span></text:p>
      <text:p text:style-name="P536"><text:span text:style-name="T744">Read a value associated with the specified key from the preference file</text:span></text:p>
      <text:p text:style-name="P537"><text:span text:style-name="T745">Syntax</text:span></text:p>
      <text:p text:style-name="P538"><text:span text:style-name="T746">%extd% /readpreferencevalue filename key</text:span><text:span text:style-name="T747"/></text:p>
      <text:p text:style-name="P539"><text:span text:style-name="T748">Example</text:span></text:p>
      <text:p text:style-name="P540"><text:span text:style-name="T749">%extd% /readpreferencevalue settings.ini appname</text:span><text:span text:style-name="T750"/></text:p>
      <text:p text:style-name="P541"><text:span text:style-name="T751">Return value</text:span></text:p>
      <text:p text:style-name="P542"><text:span text:style-name="T752">Returns the result in the variable %result%</text:span></text:p>
      <text:p text:style-name="P543"><text:span text:style-name="T753">RemoveExtension</text:span></text:p>
      <text:p text:style-name="P543"><text:span text:style-name="T754">Description</text:span></text:p>
      <text:p text:style-name="P544"><text:span text:style-name="T755">Remove the extension from the given string</text:span></text:p>
      <text:p text:style-name="P545"><text:span text:style-name="T756">Syntax</text:span></text:p>
      <text:p text:style-name="P546"><text:span text:style-name="T757">%extd% /removeextension string</text:span><text:span text:style-name="T758"/></text:p>
      <text:p text:style-name="P547"><text:span text:style-name="T759">Example</text:span></text:p>
      <text:p text:style-name="P548"><text:span text:style-name="T760">%extd% /removeextension test.txt ; (This will return "test")</text:span><text:span text:style-name="T761"/></text:p>
      <text:p text:style-name="P549"><text:span text:style-name="T762">Return value</text:span></text:p>
      <text:p text:style-name="P550"><text:span text:style-name="T763">Returns the result in the variable %result%</text:span></text:p>
      <text:p text:style-name="P551"><text:span text:style-name="T764">RenameExtension</text:span></text:p>
      <text:p text:style-name="P551"><text:span text:style-name="T765">Description</text:span></text:p>
      <text:p text:style-name="P552"><text:span text:style-name="T766">Replace the extension of the given string with a new one</text:span></text:p>
      <text:p text:style-name="P553"><text:span text:style-name="T767">Syntax</text:span></text:p>
      <text:p text:style-name="P554"><text:span text:style-name="T768">%extd% /renameextension string extension</text:span><text:span text:style-name="T769"/></text:p>
      <text:p text:style-name="P555"><text:span text:style-name="T770">Example</text:span></text:p>
      <text:p text:style-name="P556"><text:span text:style-name="T771">%extd% /renameextension test.txt bat ; (This will return "test.bat")</text:span><text:span text:style-name="T772"/></text:p>
      <text:p text:style-name="P557"><text:span text:style-name="T773">Return value</text:span></text:p>
      <text:p text:style-name="P558"><text:span text:style-name="T774">Returns the result in the variable %result%</text:span></text:p>
      <text:p text:style-name="P559"><text:span text:style-name="T775">ResizeWindow</text:span></text:p>
      <text:p text:style-name="P559"><text:span text:style-name="T776">Description</text:span></text:p>
      <text:p text:style-name="P560"><text:span text:style-name="T777">Resize the specified window</text:span></text:p>
      <text:p text:style-name="P561"><text:span text:style-name="T778">Syntax</text:span></text:p>
      <text:p text:style-name="P562"><text:span text:style-name="T779">%extd% /resizewindow windowname x y width height</text:span><text:span text:style-name="T780"/></text:p>
      <text:p text:style-name="P563"><text:span text:style-name="T781">Example</text:span></text:p>
      <text:p text:style-name="P564"><text:span text:style-name="T782">%extd% /resizewindow Calculator 0 0 100 100</text:span><text:span text:style-name="T783"/></text:p>
      <text:p text:style-name="P565"><text:span text:style-name="T784">Return value</text:span></text:p>
      <text:p text:style-name="P566"><text:span text:style-name="T785">This command has no return value</text:span></text:p>
      <text:p text:style-name="P567"><text:span text:style-name="T786">Right</text:span></text:p>
      <text:p text:style-name="P567"><text:span text:style-name="T787">Description</text:span></text:p>
      <text:p text:style-name="P568"><text:span text:style-name="T788">Extract a substring of a string from the right side</text:span></text:p>
      <text:p text:style-name="P569"><text:span text:style-name="T789">Syntax</text:span></text:p>
      <text:p text:style-name="P570"><text:span text:style-name="T790">%extd% /right string length</text:span><text:span text:style-name="T791"/></text:p>
      <text:p text:style-name="P571"><text:span text:style-name="T792">Example</text:span></text:p>
      <text:p text:style-name="P572"><text:span text:style-name="T793">%extd% /right String 3</text:span><text:span text:style-name="T794"/></text:p>
      <text:p text:style-name="P573"><text:span text:style-name="T795">Return value</text:span></text:p>
      <text:p text:style-name="P574"><text:span text:style-name="T796">Returns the result in the variable %result%</text:span></text:p>
      <text:p text:style-name="P575"><text:span text:style-name="T797">SaveFileDialog</text:span></text:p>
      <text:p text:style-name="P575"><text:span text:style-name="T798">Description</text:span></text:p>
      <text:p text:style-name="P576"><text:span text:style-name="T799">Open a dialog box to save a file</text:span></text:p>
      <text:p text:style-name="P577"><text:span text:style-name="T800">Syntax</text:span></text:p>
      <text:p text:style-name="P578"><text:span text:style-name="T801">%extd% /savefiledialog title defaultfile pattern</text:span><text:span text:style-name="T802"/></text:p>
      <text:p text:style-name="P579"><text:span text:style-name="T803">Example</text:span></text:p>
      <text:p text:style-name="P580"><text:span text:style-name="T804">%extd% /savefiledialog "Save file as" "" "All Files (*.*)|*.*"</text:span><text:span text:style-name="T805"/></text:p>
      <text:p text:style-name="P581"><text:span text:style-name="T806">Return value</text:span></text:p>
      <text:p text:style-name="P582"><text:span text:style-name="T807">Returns the result in the variable %result%</text:span></text:p>
      <text:p text:style-name="P583"><text:span text:style-name="T808">Screenshot</text:span></text:p>
      <text:p text:style-name="P583"><text:span text:style-name="T809">Description</text:span></text:p>
      <text:p text:style-name="P584"><text:span text:style-name="T810">Take a screenshot of the desktop and save it as the given filename</text:span></text:p>
      <text:p text:style-name="P585"><text:span text:style-name="T811">Syntax</text:span></text:p>
      <text:p text:style-name="P586"><text:span text:style-name="T812">%extd% /screenshot filename</text:span><text:span text:style-name="T813"/></text:p>
      <text:p text:style-name="P587"><text:span text:style-name="T814">Example</text:span></text:p>
      <text:p text:style-name="P588"><text:span text:style-name="T815">%extd% /screenshot desktop.bmp</text:span><text:span text:style-name="T816"/></text:p>
      <text:p text:style-name="P589"><text:span text:style-name="T817">Return value</text:span></text:p>
      <text:p text:style-name="P590"><text:span text:style-name="T818">This command has no return value</text:span></text:p>
      <text:p text:style-name="P591"><text:span text:style-name="T819">SendKeys</text:span></text:p>
      <text:p text:style-name="P591"><text:span text:style-name="T820">Description</text:span></text:p>
      <text:p text:style-name="P592"><text:span text:style-name="T821">Simulate text input</text:span></text:p>
      <text:p text:style-name="P593"><text:span text:style-name="T822">Syntax</text:span></text:p>
      <text:p text:style-name="P594"><text:span text:style-name="T823">%extd% /sendkeys text</text:span><text:span text:style-name="T824"/></text:p>
      <text:p text:style-name="P595"><text:span text:style-name="T825">Example</text:span></text:p>
      <text:p text:style-name="P596"><text:span text:style-name="T826">%extd% /sendkeys text</text:span><text:span text:style-name="T827"/></text:p>
      <text:p text:style-name="P597"><text:span text:style-name="T828">Return value</text:span></text:p>
      <text:p text:style-name="P598"><text:span text:style-name="T829">This command has no return value</text:span></text:p>
      <text:p text:style-name="P599"><text:span text:style-name="T830">SetClipboardText</text:span></text:p>
      <text:p text:style-name="P599"><text:span text:style-name="T831">Description</text:span></text:p>
      <text:p text:style-name="P600"><text:span text:style-name="T832">Store the given string into the clipboard</text:span></text:p>
      <text:p text:style-name="P601"><text:span text:style-name="T833">Syntax</text:span></text:p>
      <text:p text:style-name="P602"><text:span text:style-name="T834">%extd% /setclipboardtext text</text:span><text:span text:style-name="T835"/></text:p>
      <text:p text:style-name="P603"><text:span text:style-name="T836">Example</text:span></text:p>
      <text:p text:style-name="P604"><text:span text:style-name="T837">%extd% /setclipboardtext text</text:span><text:span text:style-name="T838"/></text:p>
      <text:p text:style-name="P605"><text:span text:style-name="T839">Return value</text:span></text:p>
      <text:p text:style-name="P606"><text:span text:style-name="T840">This command has no return value</text:span></text:p>
      <text:p text:style-name="P607"><text:span text:style-name="T841">SetConsoleTransparency</text:span></text:p>
      <text:p text:style-name="P607"><text:span text:style-name="T842">Description</text:span></text:p>
      <text:p text:style-name="P608"><text:span text:style-name="T843">Set the transparency of the main console window</text:span></text:p>
      <text:p text:style-name="P609"><text:span text:style-name="T844">Syntax</text:span></text:p>
      <text:p text:style-name="P610"><text:span text:style-name="T845">%extd% /setconsoletransparency value</text:span><text:span text:style-name="T846"/></text:p>
      <text:p text:style-name="P611"><text:span text:style-name="T847">Values</text:span></text:p>
      <text:p text:style-name="P612"><text:span text:style-name="T848">0-100<text:line-break/>0 : transparent<text:line-break/>100 : opaque</text:span><text:span text:style-name="T849"/></text:p>
      <text:p text:style-name="P613"><text:span text:style-name="T850">Example</text:span></text:p>
      <text:p text:style-name="P614"><text:span text:style-name="T851">%extd% /setconsoletransparency 50</text:span><text:span text:style-name="T852"/></text:p>
      <text:p text:style-name="P615"><text:span text:style-name="T853">Return value</text:span></text:p>
      <text:p text:style-name="P616"><text:span text:style-name="T854">This command has no return value</text:span></text:p>
      <text:p text:style-name="P617"><text:span text:style-name="T855">SetCursor</text:span></text:p>
      <text:p text:style-name="P617"><text:span text:style-name="T856">Description</text:span></text:p>
      <text:p text:style-name="P618"><text:span text:style-name="T857">Move the cursor to the specified screen coordinates</text:span></text:p>
      <text:p text:style-name="P619"><text:span text:style-name="T858">Syntax</text:span></text:p>
      <text:p text:style-name="P620"><text:span text:style-name="T859">%extd% /setcursor x y</text:span><text:span text:style-name="T860"/></text:p>
      <text:p text:style-name="P621"><text:span text:style-name="T861">Example</text:span></text:p>
      <text:p text:style-name="P622"><text:span text:style-name="T862">%extd% /setcursor 100 100</text:span><text:span text:style-name="T863"/></text:p>
      <text:p text:style-name="P623"><text:span text:style-name="T864">Return value</text:span></text:p>
      <text:p text:style-name="P624"><text:span text:style-name="T865">This command has no return value</text:span></text:p>
      <text:p text:style-name="P625"><text:span text:style-name="T866">SetForegroundWindow</text:span></text:p>
      <text:p text:style-name="P625"><text:span text:style-name="T867">Description</text:span></text:p>
      <text:p text:style-name="P626"><text:span text:style-name="T868">Bring the specified window to the foreground</text:span></text:p>
      <text:p text:style-name="P627"><text:span text:style-name="T869">Syntax</text:span></text:p>
      <text:p text:style-name="P628"><text:span text:style-name="T870">%extd% /setforegroundwindow windowname</text:span><text:span text:style-name="T871"/></text:p>
      <text:p text:style-name="P629"><text:span text:style-name="T872">Example</text:span></text:p>
      <text:p text:style-name="P630"><text:span text:style-name="T873">%extd% /setforegroundwindow Calculator</text:span><text:span text:style-name="T874"/></text:p>
      <text:p text:style-name="P631"><text:span text:style-name="T875">Return value</text:span></text:p>
      <text:p text:style-name="P632"><text:span text:style-name="T876">This command has no return value</text:span></text:p>
      <text:p text:style-name="P633"><text:span text:style-name="T877">SetLeft</text:span></text:p>
      <text:p text:style-name="P633"><text:span text:style-name="T878">Description</text:span></text:p>
      <text:p text:style-name="P634"><text:span text:style-name="T879">Pad a string to the left by adding the specified character to fit the length</text:span></text:p>
      <text:p text:style-name="P635"><text:span text:style-name="T880">Syntax</text:span></text:p>
      <text:p text:style-name="P636"><text:span text:style-name="T881">%extd% /setleft string length character</text:span><text:span text:style-name="T882"/></text:p>
      <text:p text:style-name="P637"><text:span text:style-name="T883">Example</text:span></text:p>
      <text:p text:style-name="P638"><text:span text:style-name="T884">%extd% /setleft test 10 * ; (This will return "test******")</text:span><text:span text:style-name="T885"/></text:p>
      <text:p text:style-name="P639"><text:span text:style-name="T886">Return value</text:span></text:p>
      <text:p text:style-name="P640"><text:span text:style-name="T887">Returns the result in the variable %result%</text:span></text:p>
      <text:p text:style-name="P641"><text:span text:style-name="T888">SetRight</text:span></text:p>
      <text:p text:style-name="P641"><text:span text:style-name="T889">Description</text:span></text:p>
      <text:p text:style-name="P642"><text:span text:style-name="T890">Pad a string to the right by adding the specified character to fit the length</text:span></text:p>
      <text:p text:style-name="P643"><text:span text:style-name="T891">Syntax</text:span></text:p>
      <text:p text:style-name="P644"><text:span text:style-name="T892">%extd% /setright string length character</text:span><text:span text:style-name="T893"/></text:p>
      <text:p text:style-name="P645"><text:span text:style-name="T894">Example</text:span></text:p>
      <text:p text:style-name="P646"><text:span text:style-name="T895">%extd% /setright test 10 * ; (This will return "******test")</text:span><text:span text:style-name="T896"/></text:p>
      <text:p text:style-name="P647"><text:span text:style-name="T897">Return value</text:span></text:p>
      <text:p text:style-name="P648"><text:span text:style-name="T898">Returns the result in the variable %result%</text:span></text:p>
      <text:p text:style-name="P649"><text:span text:style-name="T899">SetWindowTitle</text:span></text:p>
      <text:p text:style-name="P649"><text:span text:style-name="T900">Description</text:span></text:p>
      <text:p text:style-name="P650"><text:span text:style-name="T901">Set the title of the specified window</text:span></text:p>
      <text:p text:style-name="P651"><text:span text:style-name="T902">Syntax</text:span></text:p>
      <text:p text:style-name="P652"><text:span text:style-name="T903">%extd% /setwindowtitle windowname title</text:span><text:span text:style-name="T904"/></text:p>
      <text:p text:style-name="P653"><text:span text:style-name="T905">Example</text:span></text:p>
      <text:p text:style-name="P654"><text:span text:style-name="T906">%extd% /setwindowtitle Calculator NewTitle</text:span><text:span text:style-name="T907"/></text:p>
      <text:p text:style-name="P655"><text:span text:style-name="T908">Return value</text:span></text:p>
      <text:p text:style-name="P656"><text:span text:style-name="T909">This command has no return value</text:span></text:p>
      <text:p text:style-name="P657"><text:span text:style-name="T910">SetWindowTransparency</text:span></text:p>
      <text:p text:style-name="P657"><text:span text:style-name="T911">Description</text:span></text:p>
      <text:p text:style-name="P658"><text:span text:style-name="T912">Set the transparency of the specified window</text:span></text:p>
      <text:p text:style-name="P659"><text:span text:style-name="T913">Syntax</text:span></text:p>
      <text:p text:style-name="P660"><text:span text:style-name="T914">%extd% /setwindowtransparency windowname value</text:span><text:span text:style-name="T915"/></text:p>
      <text:p text:style-name="P661"><text:span text:style-name="T916">Values</text:span></text:p>
      <text:p text:style-name="P662"><text:span text:style-name="T917">0-100<text:line-break/>0 : transparent<text:line-break/>100 : opaque</text:span><text:span text:style-name="T918"/></text:p>
      <text:p text:style-name="P663"><text:span text:style-name="T919">Example</text:span></text:p>
      <text:p text:style-name="P664"><text:span text:style-name="T920">%extd% /setwindowtransparency Calculator 50</text:span><text:span text:style-name="T921"/></text:p>
      <text:p text:style-name="P665"><text:span text:style-name="T922">Return value</text:span></text:p>
      <text:p text:style-name="P666"><text:span text:style-name="T923">This command has no return value</text:span></text:p>
      <text:p text:style-name="P667"><text:span text:style-name="T924">SHA1</text:span></text:p>
      <text:p text:style-name="P667"><text:span text:style-name="T925">Description</text:span></text:p>
      <text:p text:style-name="P668"><text:span text:style-name="T926">Returns the SHA1 fingerprint of the given file</text:span></text:p>
      <text:p text:style-name="P669"><text:span text:style-name="T927">Syntax</text:span></text:p>
      <text:p text:style-name="P670"><text:span text:style-name="T928">%extd% /sha1 filename</text:span><text:span text:style-name="T929"/></text:p>
      <text:p text:style-name="P671"><text:span text:style-name="T930">Example</text:span></text:p>
      <text:p text:style-name="P672"><text:span text:style-name="T931">%extd% /sha1 example.txt</text:span><text:span text:style-name="T932"/></text:p>
      <text:p text:style-name="P673"><text:span text:style-name="T933">Return value</text:span></text:p>
      <text:p text:style-name="P674"><text:span text:style-name="T934">Returns the result in the variable %result%</text:span></text:p>
      <text:p text:style-name="P675"><text:span text:style-name="T935">ShowSelf</text:span></text:p>
      <text:p text:style-name="P675"><text:span text:style-name="T936">Description</text:span></text:p>
      <text:p text:style-name="P676"><text:span text:style-name="T937">Show the main console window</text:span></text:p>
      <text:p text:style-name="P677"><text:span text:style-name="T938">Syntax</text:span></text:p>
      <text:p text:style-name="P678"><text:span text:style-name="T939">%extd% /showself</text:span><text:span text:style-name="T940"/></text:p>
      <text:p text:style-name="P679"><text:span text:style-name="T941">Example</text:span></text:p>
      <text:p text:style-name="P680"><text:span text:style-name="T942">%extd% /showself</text:span><text:span text:style-name="T943"/></text:p>
      <text:p text:style-name="P681"><text:span text:style-name="T944">Return value</text:span></text:p>
      <text:p text:style-name="P682"><text:span text:style-name="T945">This command has no return value</text:span></text:p>
      <text:p text:style-name="P683"><text:span text:style-name="T946">ShowWindow</text:span></text:p>
      <text:p text:style-name="P683"><text:span text:style-name="T947">Description</text:span></text:p>
      <text:p text:style-name="P684"><text:span text:style-name="T948">Show the previously hidden window again</text:span></text:p>
      <text:p text:style-name="P685"><text:span text:style-name="T949">Syntax</text:span></text:p>
      <text:p text:style-name="P686"><text:span text:style-name="T950">%extd% /showwindow windowname</text:span><text:span text:style-name="T951"/></text:p>
      <text:p text:style-name="P687"><text:span text:style-name="T952">Example</text:span></text:p>
      <text:p text:style-name="P688"><text:span text:style-name="T953">%extd% /showwindow Calculator</text:span><text:span text:style-name="T954"/></text:p>
      <text:p text:style-name="P689"><text:span text:style-name="T955">Return value</text:span></text:p>
      <text:p text:style-name="P690"><text:span text:style-name="T956">This command has no return value</text:span></text:p>
      <text:p text:style-name="P691"><text:span text:style-name="T957">Sleep</text:span></text:p>
      <text:p text:style-name="P691"><text:span text:style-name="T958">Description</text:span></text:p>
      <text:p text:style-name="P692"><text:span text:style-name="T959">Wait the specified number of milliseconds</text:span></text:p>
      <text:p text:style-name="P693"><text:span text:style-name="T960">Syntax</text:span></text:p>
      <text:p text:style-name="P694"><text:span text:style-name="T961">%extd% /sleep milliseconds</text:span><text:span text:style-name="T962"/></text:p>
      <text:p text:style-name="P695"><text:span text:style-name="T963">Example</text:span></text:p>
      <text:p text:style-name="P696"><text:span text:style-name="T964">%extd% /sleep 2000</text:span><text:span text:style-name="T965"/></text:p>
      <text:p text:style-name="P697"><text:span text:style-name="T966">Return value</text:span></text:p>
      <text:p text:style-name="P698"><text:span text:style-name="T967">This command has no return value</text:span></text:p>
      <text:p text:style-name="P699"><text:span text:style-name="T968">Speak</text:span></text:p>
      <text:p text:style-name="P699"><text:span text:style-name="T969">Description</text:span></text:p>
      <text:p text:style-name="P700"><text:span text:style-name="T970">Speak the specified text with the default voice</text:span></text:p>
      <text:p text:style-name="P701"><text:span text:style-name="T971">Syntax</text:span></text:p>
      <text:p text:style-name="P702"><text:span text:style-name="T972">%extd% /speak text speed</text:span><text:span text:style-name="T973"/></text:p>
      <text:p text:style-name="P703"><text:span text:style-name="T974">Example</text:span></text:p>
      <text:p text:style-name="P704"><text:span text:style-name="T975">%extd% /speak "This is a test" 2</text:span><text:span text:style-name="T976"/></text:p>
      <text:p text:style-name="P705"><text:span text:style-name="T977">Return value</text:span></text:p>
      <text:p text:style-name="P706"><text:span text:style-name="T978">This command has no return value</text:span></text:p>
      <text:p text:style-name="P707"><text:span text:style-name="T979">StrCount</text:span></text:p>
      <text:p text:style-name="P707"><text:span text:style-name="T980">Description</text:span></text:p>
      <text:p text:style-name="P708"><text:span text:style-name="T981">Count the number of times a substring occurs in a string</text:span></text:p>
      <text:p text:style-name="P709"><text:span text:style-name="T982">Syntax</text:span></text:p>
      <text:p text:style-name="P710"><text:span text:style-name="T983">%extd% /strcount string stringtocount</text:span><text:span text:style-name="T984"/></text:p>
      <text:p text:style-name="P711"><text:span text:style-name="T985">Example</text:span></text:p>
      <text:p text:style-name="P712"><text:span text:style-name="T986">%extd% /strcount "This is the sample string" is</text:span><text:span text:style-name="T987"/></text:p>
      <text:p text:style-name="P713"><text:span text:style-name="T988">Return value</text:span></text:p>
      <text:p text:style-name="P714"><text:span text:style-name="T989">Returns the result in the variable %result%</text:span></text:p>
      <text:p text:style-name="P715"><text:span text:style-name="T990">StrPos</text:span></text:p>
      <text:p text:style-name="P715"><text:span text:style-name="T991">Description</text:span></text:p>
      <text:p text:style-name="P716"><text:span text:style-name="T992">Search for the first occurrence of substring inside a string</text:span></text:p>
      <text:p text:style-name="P717"><text:span text:style-name="T993">Syntax</text:span></text:p>
      <text:p text:style-name="P718"><text:span text:style-name="T994">%extd% /strpos string searchstring</text:span><text:span text:style-name="T995"/></text:p>
      <text:p text:style-name="P719"><text:span text:style-name="T996">Example</text:span></text:p>
      <text:p text:style-name="P720"><text:span text:style-name="T997">%extd% /strpos "a sample string" "sample"</text:span><text:span text:style-name="T998"/></text:p>
      <text:p text:style-name="P721"><text:span text:style-name="T999">Return value</text:span></text:p>
      <text:p text:style-name="P722"><text:span text:style-name="T1000">Returns the result in the variable %result%</text:span></text:p>
      <text:p text:style-name="P723"><text:span text:style-name="T1001">StrReplace</text:span></text:p>
      <text:p text:style-name="P723"><text:span text:style-name="T1002">Description</text:span></text:p>
      <text:p text:style-name="P724"><text:span text:style-name="T1003">Replace some characters with some other characters in a string</text:span></text:p>
      <text:p text:style-name="P725"><text:span text:style-name="T1004">Syntax</text:span></text:p>
      <text:p text:style-name="P726"><text:span text:style-name="T1005">%extd% /strreplace string searchstring replacestring</text:span><text:span text:style-name="T1006"/></text:p>
      <text:p text:style-name="P727"><text:span text:style-name="T1007">Example</text:span></text:p>
      <text:p text:style-name="P728"><text:span text:style-name="T1008">%extd% /strreplace "a sample string" sample replaced</text:span><text:span text:style-name="T1009"/></text:p>
      <text:p text:style-name="P729"><text:span text:style-name="T1010">Return value</text:span></text:p>
      <text:p text:style-name="P730"><text:span text:style-name="T1011">Returns the result in the variable %result%</text:span></text:p>
      <text:p text:style-name="P731"><text:span text:style-name="T1012">StrRev</text:span></text:p>
      <text:p text:style-name="P731"><text:span text:style-name="T1013">Description</text:span></text:p>
      <text:p text:style-name="P732"><text:span text:style-name="T1014">Reverse a string</text:span></text:p>
      <text:p text:style-name="P733"><text:span text:style-name="T1015">Syntax</text:span></text:p>
      <text:p text:style-name="P734"><text:span text:style-name="T1016">%extd% /strrev string</text:span><text:span text:style-name="T1017"/></text:p>
      <text:p text:style-name="P735"><text:span text:style-name="T1018">Example</text:span></text:p>
      <text:p text:style-name="P736"><text:span text:style-name="T1019">%extd% /strrev "string to reverse"</text:span><text:span text:style-name="T1020"/></text:p>
      <text:p text:style-name="P737"><text:span text:style-name="T1021">Return value</text:span></text:p>
      <text:p text:style-name="P738"><text:span text:style-name="T1022">Returns the result in the variable %result%</text:span></text:p>
      <text:p text:style-name="P739"><text:span text:style-name="T1023">StrSplit</text:span></text:p>
      <text:p text:style-name="P739"><text:span text:style-name="T1024">Description</text:span></text:p>
      <text:p text:style-name="P740"><text:span text:style-name="T1025">Split a string using a separator</text:span></text:p>
      <text:p text:style-name="P741"><text:span text:style-name="T1026">Syntax</text:span></text:p>
      <text:p text:style-name="P742"><text:span text:style-name="T1027">%extd% /strsplit string index separator</text:span><text:span text:style-name="T1028"/></text:p>
      <text:p text:style-name="P743"><text:span text:style-name="T1029">Example</text:span></text:p>
      <text:p text:style-name="P744"><text:span text:style-name="T1030">%extd% /strsplit "string;to;split" 1 ";"</text:span><text:span text:style-name="T1031"/></text:p>
      <text:p text:style-name="P745"><text:span text:style-name="T1032">Return value</text:span></text:p>
      <text:p text:style-name="P746"><text:span text:style-name="T1033">Returns the result in the variable %result%</text:span></text:p>
      <text:p text:style-name="P747"><text:span text:style-name="T1034">Tempfile</text:span></text:p>
      <text:p text:style-name="P747"><text:span text:style-name="T1035">Description</text:span></text:p>
      <text:p text:style-name="P748"><text:span text:style-name="T1036">Creates a name for a temporary file</text:span></text:p>
      <text:p text:style-name="P749"><text:span text:style-name="T1037">Syntax</text:span></text:p>
      <text:p text:style-name="P750"><text:span text:style-name="T1038">%extd% /tempfile directory</text:span><text:span text:style-name="T1039"/></text:p>
      <text:p text:style-name="P751"><text:span text:style-name="T1040">Example</text:span></text:p>
      <text:p text:style-name="P752"><text:span text:style-name="T1041">%extd% /tempfile %temp%</text:span><text:span text:style-name="T1042"/></text:p>
      <text:p text:style-name="P753"><text:span text:style-name="T1043">Return value</text:span></text:p>
      <text:p text:style-name="P754"><text:span text:style-name="T1044">Returns the result in the variable %result%</text:span></text:p>
      <text:p text:style-name="P755"><text:span text:style-name="T1045">Trim</text:span></text:p>
      <text:p text:style-name="P755"><text:span text:style-name="T1046">Description</text:span></text:p>
      <text:p text:style-name="P756"><text:span text:style-name="T1047">Remove the specified character at the beginning and at the end of the string</text:span></text:p>
      <text:p text:style-name="P757"><text:span text:style-name="T1048">Syntax</text:span></text:p>
      <text:p text:style-name="P758"><text:span text:style-name="T1049">%extd% /trim string character</text:span><text:span text:style-name="T1050"/></text:p>
      <text:p text:style-name="P759"><text:span text:style-name="T1051">Example</text:span></text:p>
      <text:p text:style-name="P760"><text:span text:style-name="T1052">%extd% /trim ****test**** * ; (This will return "test")</text:span><text:span text:style-name="T1053"/></text:p>
      <text:p text:style-name="P761"><text:span text:style-name="T1054">Return value</text:span></text:p>
      <text:p text:style-name="P762"><text:span text:style-name="T1055">Returns the result in the variable %result%</text:span></text:p>
      <text:p text:style-name="P763"><text:span text:style-name="T1056">TrimLeft</text:span></text:p>
      <text:p text:style-name="P763"><text:span text:style-name="T1057">Description</text:span></text:p>
      <text:p text:style-name="P764"><text:span text:style-name="T1058">Remove the specified character at the beginning of the string</text:span></text:p>
      <text:p text:style-name="P765"><text:span text:style-name="T1059">Syntax</text:span></text:p>
      <text:p text:style-name="P766"><text:span text:style-name="T1060">%extd% /trimleft string character</text:span><text:span text:style-name="T1061"/></text:p>
      <text:p text:style-name="P767"><text:span text:style-name="T1062">Example</text:span></text:p>
      <text:p text:style-name="P768"><text:span text:style-name="T1063">%extd% /trimleft ****test**** * ; (This will return "test****")</text:span><text:span text:style-name="T1064"/></text:p>
      <text:p text:style-name="P769"><text:span text:style-name="T1065">Return value</text:span></text:p>
      <text:p text:style-name="P770"><text:span text:style-name="T1066">Returns the result in the variable %result%</text:span></text:p>
      <text:p text:style-name="P771"><text:span text:style-name="T1067">TrimRight</text:span></text:p>
      <text:p text:style-name="P771"><text:span text:style-name="T1068">Description</text:span></text:p>
      <text:p text:style-name="P772"><text:span text:style-name="T1069">Remove the specified character at the end of the string</text:span></text:p>
      <text:p text:style-name="P773"><text:span text:style-name="T1070">Syntax</text:span></text:p>
      <text:p text:style-name="P774"><text:span text:style-name="T1071">%extd% /trimright string character</text:span><text:span text:style-name="T1072"/></text:p>
      <text:p text:style-name="P775"><text:span text:style-name="T1073">Example</text:span></text:p>
      <text:p text:style-name="P776"><text:span text:style-name="T1074">%extd% /trimright ****test**** * ; (This will return "****test")</text:span><text:span text:style-name="T1075"/></text:p>
      <text:p text:style-name="P777"><text:span text:style-name="T1076">Return value</text:span></text:p>
      <text:p text:style-name="P778"><text:span text:style-name="T1077">Returns the result in the variable %result%</text:span></text:p>
      <text:p text:style-name="P779"><text:span text:style-name="T1078">UnLZMA</text:span></text:p>
      <text:p text:style-name="P779"><text:span text:style-name="T1079">Description</text:span></text:p>
      <text:p text:style-name="P780"><text:span text:style-name="T1080">Decompress the given file using the LZMA algorithm</text:span></text:p>
      <text:p text:style-name="P781"><text:span text:style-name="T1081">Syntax</text:span></text:p>
      <text:p text:style-name="P782"><text:span text:style-name="T1082">%extd% /unlzma source destination</text:span><text:span text:style-name="T1083"/></text:p>
      <text:p text:style-name="P783"><text:span text:style-name="T1084">Example</text:span></text:p>
      <text:p text:style-name="P784"><text:span text:style-name="T1085">%extd% /unlzma file.lzma file.txt</text:span><text:span text:style-name="T1086"/></text:p>
      <text:p text:style-name="P785"><text:span text:style-name="T1087">Return value</text:span></text:p>
      <text:p text:style-name="P786"><text:span text:style-name="T1088">This command has no return value</text:span></text:p>
      <text:p text:style-name="P787"><text:span text:style-name="T1089">UnZip</text:span></text:p>
      <text:p text:style-name="P787"><text:span text:style-name="T1090">Description</text:span></text:p>
      <text:p text:style-name="P788"><text:span text:style-name="T1091">Extract the contents of the specified Zip archive to the destination folder</text:span></text:p>
      <text:p text:style-name="P789"><text:span text:style-name="T1092">Syntax</text:span></text:p>
      <text:p text:style-name="P790"><text:span text:style-name="T1093">%extd% /unzip zipfile destination</text:span><text:span text:style-name="T1094"/></text:p>
      <text:p text:style-name="P791"><text:span text:style-name="T1095">Example</text:span></text:p>
      <text:p text:style-name="P792"><text:span text:style-name="T1096">%extd% /unzip sample.zip c:\</text:span><text:span text:style-name="T1097"/></text:p>
      <text:p text:style-name="P793"><text:span text:style-name="T1098">Return value</text:span></text:p>
      <text:p text:style-name="P794"><text:span text:style-name="T1099">This command has no return value</text:span></text:p>
      <text:p text:style-name="P795"><text:span text:style-name="T1100">UpperCase</text:span></text:p>
      <text:p text:style-name="P795"><text:span text:style-name="T1101">Description</text:span></text:p>
      <text:p text:style-name="P796"><text:span text:style-name="T1102">Returns the given string converted into upper case characters</text:span></text:p>
      <text:p text:style-name="P797"><text:span text:style-name="T1103">Syntax</text:span></text:p>
      <text:p text:style-name="P798"><text:span text:style-name="T1104">%extd% /uppercase string</text:span><text:span text:style-name="T1105"/></text:p>
      <text:p text:style-name="P799"><text:span text:style-name="T1106">Example</text:span></text:p>
      <text:p text:style-name="P800"><text:span text:style-name="T1107">%extd% /uppercase string ; (This will return "STRING")</text:span><text:span text:style-name="T1108"/></text:p>
      <text:p text:style-name="P801"><text:span text:style-name="T1109">Return value</text:span></text:p>
      <text:p text:style-name="P802"><text:span text:style-name="T1110">Returns the result in the variable %result%</text:span></text:p>
      <text:p text:style-name="P803"><text:span text:style-name="T1111">WindowOnTop</text:span></text:p>
      <text:p text:style-name="P803"><text:span text:style-name="T1112">Description</text:span></text:p>
      <text:p text:style-name="P804"><text:span text:style-name="T1113">Make the window stay on top</text:span></text:p>
      <text:p text:style-name="P805"><text:span text:style-name="T1114">Syntax</text:span></text:p>
      <text:p text:style-name="P806"><text:span text:style-name="T1115">%extd% /windowontop windowname</text:span><text:span text:style-name="T1116"/></text:p>
      <text:p text:style-name="P807"><text:span text:style-name="T1117">Example</text:span></text:p>
      <text:p text:style-name="P808"><text:span text:style-name="T1118">%extd% /windowontop Calculator</text:span><text:span text:style-name="T1119"/></text:p>
      <text:p text:style-name="P809"><text:span text:style-name="T1120">Return value</text:span></text:p>
      <text:p text:style-name="P810"><text:span text:style-name="T1121">This command has no return value</text:span></text:p>
      <text:p text:style-name="P811"><text:span text:style-name="T1122">WritePreferenceValue</text:span></text:p>
      <text:p text:style-name="P811"><text:span text:style-name="T1123">Description</text:span></text:p>
      <text:p text:style-name="P812"><text:span text:style-name="T1124">Write a value associated with the specified key to the preference file</text:span></text:p>
      <text:p text:style-name="P813"><text:span text:style-name="T1125">Syntax</text:span></text:p>
      <text:p text:style-name="P814"><text:span text:style-name="T1126">%extd% /writepreferencevalue filename key value</text:span><text:span text:style-name="T1127"/></text:p>
      <text:p text:style-name="P815"><text:span text:style-name="T1128">Example</text:span></text:p>
      <text:p text:style-name="P816"><text:span text:style-name="T1129">%extd% /writepreferencevalue settings.ini appname "myapp 1.0"</text:span><text:span text:style-name="T1130"/></text:p>
      <text:p text:style-name="P817"><text:span text:style-name="T1131">Return value</text:span></text:p>
      <text:p text:style-name="P818"><text:span text:style-name="T1132">This command has no return value</text:span></text:p>
      <text:p text:style-name="P819"><text:span text:style-name="T1133">Zip</text:span></text:p>
      <text:p text:style-name="P819"><text:span text:style-name="T1134">Description</text:span></text:p>
      <text:p text:style-name="P820"><text:span text:style-name="T1135">Add and compress the file/folder to the specified Zip archive</text:span></text:p>
      <text:p text:style-name="P821"><text:span text:style-name="T1136">Syntax</text:span></text:p>
      <text:p text:style-name="P822"><text:span text:style-name="T1137">%extd% /zip filetozip zipfile</text:span><text:span text:style-name="T1138"/></text:p>
      <text:p text:style-name="P823"><text:span text:style-name="T1139">Example</text:span></text:p>
      <text:p text:style-name="P824"><text:span text:style-name="T1140">%extd% /zip sample.txt packed.zip</text:span><text:span text:style-name="T1141"/></text:p>
      <text:p text:style-name="P825"><text:span text:style-name="T1142">Return value</text:span></text:p>
      <text:p text:style-name="P826"><text:span text:style-name="T1143">This command has no return value</text:span></text:p>
      <text:p text:style-name="P827"><text:span text:style-name="T1144"/></text:p>
      <text:p text:style-name="P828"><text:span text:style-name="T1145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